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.03716666666667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286cm" style:use-optimal-column-width="true"/>
    </style:style>
    <style:style style:name="co8" style:family="table-column">
      <style:table-column-properties fo:break-before="auto" style:column-width="1.7145cm"/>
    </style:style>
    <style:style style:name="co9" style:family="table-column">
      <style:table-column-properties fo:break-before="auto" style:column-width="1.3335cm" style:use-optimal-column-width="true"/>
    </style:style>
    <style:style style:name="co10" style:family="table-column">
      <style:table-column-properties fo:break-before="auto" style:column-width="0.9525cm"/>
    </style:style>
    <style:style style:name="co11" style:family="table-column">
      <style:table-column-properties fo:break-before="auto" style:column-width="1.37583333333333cm" style:use-optimal-column-width="true"/>
    </style:style>
    <style:style style:name="co12" style:family="table-column">
      <style:table-column-properties fo:break-before="auto" style:column-width="1.460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54" table:default-cell-style-name="ce1"/>
        <table:table-row table:style-name="ro1">
          <table:table-cell office:value-type="string" table:style-name="ce1">
            <text:p>BI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u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292481215399996" table:style-name="ce1">
            <text:p>0.982924812</text:p>
          </table:table-cell>
          <table:table-cell office:value-type="float" office:value="0.966422958597" table:style-name="ce1">
            <text:p>0.966422959</text:p>
          </table:table-cell>
          <table:table-cell office:value-type="float" office:value="0.94384524003500003" table:style-name="ce1">
            <text:p>0.94384524</text:p>
          </table:table-cell>
          <table:table-cell office:value-type="float" office:value="0.97137111955699995" table:style-name="ce1">
            <text:p>0.97137112</text:p>
          </table:table-cell>
          <table:table-cell office:value-type="float" office:value="0.95050671553599997" table:style-name="ce1">
            <text:p>0.950506716</text:p>
          </table:table-cell>
          <table:table-cell office:value-type="float" office:value="0.47286605749799998" table:style-name="ce1">
            <text:p>0.472866057</text:p>
          </table:table-cell>
          <table:table-cell office:value-type="float" office:value="0.88704388948099999" table:style-name="ce1">
            <text:p>0.887043889</text:p>
          </table:table-cell>
          <table:table-cell office:value-type="float" office:value="0.99984213638899999" table:style-name="ce1">
            <text:p>0.999842136</text:p>
          </table:table-cell>
          <table:table-cell office:value-type="float" office:value="0.43801136183599998" table:style-name="ce1">
            <text:p>0.438011362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1.7098590063136999E-2" table:style-name="ce1">
            <text:p>0.01709859</text:p>
          </table:table-cell>
          <table:table-cell office:value-type="float" office:value="0.34947816364000001" table:style-name="ce1">
            <text:p>0.349478164</text:p>
          </table:table-cell>
          <table:table-cell office:value-type="float" office:value="4.6898508466610301E-4" table:style-name="ce1">
            <text:p>0.000468985</text:p>
          </table:table-cell>
          <table:table-cell office:value-type="float" office:value="5.6318763276099998E-2" table:style-name="ce1">
            <text:p>0.056318763</text:p>
          </table:table-cell>
          <table:table-cell office:value-type="float" office:value="1.73718148477E-2" table:style-name="ce1">
            <text:p>0.017371815</text:p>
          </table:table-cell>
          <table:table-cell office:value-type="float" office:value="0.98276966858600001" table:style-name="ce1">
            <text:p>0.982769669</text:p>
          </table:table-cell>
          <table:table-cell office:value-type="float" office:value="0.90492081148400005" table:style-name="ce1">
            <text:p>0.904920811</text:p>
          </table:table-cell>
          <table:table-cell office:value-type="float" office:value="0.98308000471300006" table:style-name="ce1">
            <text:p>0.983080005</text:p>
          </table:table-cell>
          <table:table-cell office:value-type="float" office:value="0.98292481215399996" table:style-name="ce1">
            <text:p>0.982924812</text:p>
          </table:table-cell>
          <table:table-cell office:value-type="float" office:value="0.97101199999999999" table:style-name="ce1">
            <text:p>0.971012</text:p>
          </table:table-cell>
          <table:table-cell office:value-type="float" office:value="9.5079188516299998E-2" table:style-name="ce1">
            <text:p>0.095079189</text:p>
          </table:table-cell>
          <table:table-cell office:value-type="float" office:value="208585" table:style-name="ce1">
            <text:p>208585</text:p>
          </table:table-cell>
          <table:table-cell office:value-type="float" office:value="3590" table:style-name="ce1">
            <text:p>3590</text:p>
          </table:table-cell>
          <table:table-cell office:value-type="float" office:value="34168" table:style-name="ce1">
            <text:p>34168</text:p>
          </table:table-cell>
          <table:table-cell office:value-type="float" office:value="3657" table:style-name="ce1">
            <text:p>3657</text:p>
          </table:table-cell>
          <table:table-cell office:value-type="float" office:value="212242" table:style-name="ce1">
            <text:p>212242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0411865101900002" table:style-name="ce1">
            <text:p>0.904118651</text:p>
          </table:table-cell>
          <table:table-cell office:value-type="float" office:value="0.82501509115100002" table:style-name="ce1">
            <text:p>0.825015091</text:p>
          </table:table-cell>
          <table:table-cell office:value-type="float" office:value="0.94384524003500003" table:style-name="ce1">
            <text:p>0.94384524</text:p>
          </table:table-cell>
          <table:table-cell office:value-type="float" office:value="0.97137111955699995" table:style-name="ce1">
            <text:p>0.97137112</text:p>
          </table:table-cell>
          <table:table-cell office:value-type="float" office:value="0.95050671553599997" table:style-name="ce1">
            <text:p>0.950506716</text:p>
          </table:table-cell>
          <table:table-cell office:value-type="float" office:value="0.47286605749799998" table:style-name="ce1">
            <text:p>0.472866057</text:p>
          </table:table-cell>
          <table:table-cell office:value-type="float" office:value="0.88704388948099999" table:style-name="ce1">
            <text:p>0.887043889</text:p>
          </table:table-cell>
          <table:table-cell office:value-type="float" office:value="0.99911355728100004" table:style-name="ce1">
            <text:p>0.999113557</text:p>
          </table:table-cell>
          <table:table-cell office:value-type="float" office:value="0.43801136183599998" table:style-name="ce1">
            <text:p>0.438011362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9.6039444401174803E-2" table:style-name="ce1">
            <text:p>0.096039444</text:p>
          </table:table-cell>
          <table:table-cell office:value-type="float" office:value="0.34947816364000001" table:style-name="ce1">
            <text:p>0.349478164</text:p>
          </table:table-cell>
          <table:table-cell office:value-type="float" office:value="5.0942389727119198E-3" table:style-name="ce1">
            <text:p>0.005094239</text:p>
          </table:table-cell>
          <table:table-cell office:value-type="float" office:value="5.6318763276099998E-2" table:style-name="ce1">
            <text:p>0.056318763</text:p>
          </table:table-cell>
          <table:table-cell office:value-type="float" office:value="0.106049520019" table:style-name="ce1">
            <text:p>0.10604952</text:p>
          </table:table-cell>
          <table:table-cell office:value-type="float" office:value="0.90492081148400005" table:style-name="ce1">
            <text:p>0.904920811</text:p>
          </table:table-cell>
          <table:table-cell office:value-type="float" office:value="0.98276966858600001" table:style-name="ce1">
            <text:p>0.982769669</text:p>
          </table:table-cell>
          <table:table-cell office:value-type="float" office:value="0.90331791143399998" table:style-name="ce1">
            <text:p>0.903317911</text:p>
          </table:table-cell>
          <table:table-cell office:value-type="float" office:value="0.90411865101900002" table:style-name="ce1">
            <text:p>0.904118651</text:p>
          </table:table-cell>
          <table:table-cell office:value-type="float" office:value="0.97101199999999999" table:style-name="ce1">
            <text:p>0.971012</text:p>
          </table:table-cell>
          <table:table-cell office:value-type="float" office:value="1.7230331414099999E-2" table:style-name="ce1">
            <text:p>0.017230331</text:p>
          </table:table-cell>
          <table:table-cell office:value-type="float" office:value="34168" table:style-name="ce1">
            <text:p>34168</text:p>
          </table:table-cell>
          <table:table-cell office:value-type="float" office:value="3657" table:style-name="ce1">
            <text:p>3657</text:p>
          </table:table-cell>
          <table:table-cell office:value-type="float" office:value="208585" table:style-name="ce1">
            <text:p>208585</text:p>
          </table:table-cell>
          <table:table-cell office:value-type="float" office:value="3590" table:style-name="ce1">
            <text:p>3590</text:p>
          </table:table-cell>
          <table:table-cell office:value-type="float" office:value="37758" table:style-name="ce1">
            <text:p>37758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289585017500003" table:style-name="ce1">
            <text:p>0.98289585</text:p>
          </table:table-cell>
          <table:table-cell office:value-type="float" office:value="0.96636696482399997" table:style-name="ce1">
            <text:p>0.966366965</text:p>
          </table:table-cell>
          <table:table-cell office:value-type="float" office:value="0.94320399814599998" table:style-name="ce1">
            <text:p>0.943203998</text:p>
          </table:table-cell>
          <table:table-cell office:value-type="float" office:value="0.971342194858" table:style-name="ce1">
            <text:p>0.971342195</text:p>
          </table:table-cell>
          <table:table-cell office:value-type="float" office:value="0.95044046232299995" table:style-name="ce1">
            <text:p>0.950440462</text:p>
          </table:table-cell>
          <table:table-cell office:value-type="float" office:value="0.46880790252600002" table:style-name="ce1">
            <text:p>0.468807903</text:p>
          </table:table-cell>
          <table:table-cell office:value-type="float" office:value="0.88705254254900001" table:style-name="ce1">
            <text:p>0.887052543</text:p>
          </table:table-cell>
          <table:table-cell office:value-type="float" office:value="0.99984208653200002" table:style-name="ce1">
            <text:p>0.999842087</text:p>
          </table:table-cell>
          <table:table-cell office:value-type="float" office:value="0.43846413548199997" table:style-name="ce1">
            <text:p>0.438464135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1.7134384818174499E-2" table:style-name="ce1">
            <text:p>0.017134385</text:p>
          </table:table-cell>
          <table:table-cell office:value-type="float" office:value="0.34990610042199999" table:style-name="ce1">
            <text:p>0.3499061</text:p>
          </table:table-cell>
          <table:table-cell office:value-type="float" office:value="6.41783388771843E-4" table:style-name="ce1">
            <text:p>0.000641783</text:p>
          </table:table-cell>
          <table:table-cell office:value-type="float" office:value="5.6396646638299998E-2" table:style-name="ce1">
            <text:p>0.056396647</text:p>
          </table:table-cell>
          <table:table-cell office:value-type="float" office:value="1.7401792693999999E-2" table:style-name="ce1">
            <text:p>0.017401793</text:p>
          </table:table-cell>
          <table:table-cell office:value-type="float" office:value="0.98305108718199996" table:style-name="ce1">
            <text:p>0.983051087</text:p>
          </table:table-cell>
          <table:table-cell office:value-type="float" office:value="0.90335690910999999" table:style-name="ce1">
            <text:p>0.903356909</text:p>
          </table:table-cell>
          <table:table-cell office:value-type="float" office:value="0.98274066218900002" table:style-name="ce1">
            <text:p>0.982740662</text:p>
          </table:table-cell>
          <table:table-cell office:value-type="float" office:value="0.98289585017500003" table:style-name="ce1">
            <text:p>0.98289585</text:p>
          </table:table-cell>
          <table:table-cell office:value-type="float" office:value="0.97097199999999995" table:style-name="ce1">
            <text:p>0.970972</text:p>
          </table:table-cell>
          <table:table-cell office:value-type="float" office:value="9.6643090889900002E-2" table:style-name="ce1">
            <text:p>0.096643091</text:p>
          </table:table-cell>
          <table:table-cell office:value-type="float" office:value="208513" table:style-name="ce1">
            <text:p>208513</text:p>
          </table:table-cell>
          <table:table-cell office:value-type="float" office:value="3662" table:style-name="ce1">
            <text:p>3662</text:p>
          </table:table-cell>
          <table:table-cell office:value-type="float" office:value="34230" table:style-name="ce1">
            <text:p>34230</text:p>
          </table:table-cell>
          <table:table-cell office:value-type="float" office:value="3595" table:style-name="ce1">
            <text:p>3595</text:p>
          </table:table-cell>
          <table:table-cell office:value-type="float" office:value="212108" table:style-name="ce1">
            <text:p>212108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0415626609599997" table:style-name="ce1">
            <text:p>0.904156266</text:p>
          </table:table-cell>
          <table:table-cell office:value-type="float" office:value="0.82507773519399996" table:style-name="ce1">
            <text:p>0.825077735</text:p>
          </table:table-cell>
          <table:table-cell office:value-type="float" office:value="0.94320399814599998" table:style-name="ce1">
            <text:p>0.943203998</text:p>
          </table:table-cell>
          <table:table-cell office:value-type="float" office:value="0.971342194858" table:style-name="ce1">
            <text:p>0.971342195</text:p>
          </table:table-cell>
          <table:table-cell office:value-type="float" office:value="0.95044046232299995" table:style-name="ce1">
            <text:p>0.950440462</text:p>
          </table:table-cell>
          <table:table-cell office:value-type="float" office:value="0.46880790252600002" table:style-name="ce1">
            <text:p>0.468807903</text:p>
          </table:table-cell>
          <table:table-cell office:value-type="float" office:value="0.88705254254900001" table:style-name="ce1">
            <text:p>0.887052543</text:p>
          </table:table-cell>
          <table:table-cell office:value-type="float" office:value="0.99911512606200004" table:style-name="ce1">
            <text:p>0.999115126</text:p>
          </table:table-cell>
          <table:table-cell office:value-type="float" office:value="0.43846413548199997" table:style-name="ce1">
            <text:p>0.438464135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9.5979872073334499E-2" table:style-name="ce1">
            <text:p>0.095979872</text:p>
          </table:table-cell>
          <table:table-cell office:value-type="float" office:value="0.34990610042199999" table:style-name="ce1">
            <text:p>0.3499061</text:p>
          </table:table-cell>
          <table:table-cell office:value-type="float" office:value="6.9041575089696999E-3" table:style-name="ce1">
            <text:p>0.006904158</text:p>
          </table:table-cell>
          <table:table-cell office:value-type="float" office:value="5.6396646638299998E-2" table:style-name="ce1">
            <text:p>0.056396647</text:p>
          </table:table-cell>
          <table:table-cell office:value-type="float" office:value="0.106003505697" table:style-name="ce1">
            <text:p>0.106003506</text:p>
          </table:table-cell>
          <table:table-cell office:value-type="float" office:value="0.90335690910999999" table:style-name="ce1">
            <text:p>0.903356909</text:p>
          </table:table-cell>
          <table:table-cell office:value-type="float" office:value="0.98305108718199996" table:style-name="ce1">
            <text:p>0.983051087</text:p>
          </table:table-cell>
          <table:table-cell office:value-type="float" office:value="0.90495703899500002" table:style-name="ce1">
            <text:p>0.904957039</text:p>
          </table:table-cell>
          <table:table-cell office:value-type="float" office:value="0.90415626609599997" table:style-name="ce1">
            <text:p>0.904156266</text:p>
          </table:table-cell>
          <table:table-cell office:value-type="float" office:value="0.97097199999999995" table:style-name="ce1">
            <text:p>0.970972</text:p>
          </table:table-cell>
          <table:table-cell office:value-type="float" office:value="1.6948912818000001E-2" table:style-name="ce1">
            <text:p>0.016948913</text:p>
          </table:table-cell>
          <table:table-cell office:value-type="float" office:value="34230" table:style-name="ce1">
            <text:p>34230</text:p>
          </table:table-cell>
          <table:table-cell office:value-type="float" office:value="3595" table:style-name="ce1">
            <text:p>3595</text:p>
          </table:table-cell>
          <table:table-cell office:value-type="float" office:value="208513" table:style-name="ce1">
            <text:p>208513</text:p>
          </table:table-cell>
          <table:table-cell office:value-type="float" office:value="3662" table:style-name="ce1">
            <text:p>3662</text:p>
          </table:table-cell>
          <table:table-cell office:value-type="float" office:value="37892" table:style-name="ce1">
            <text:p>37892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502642871800004" table:style-name="ce1">
            <text:p>0.965026429</text:p>
          </table:table-cell>
          <table:table-cell office:value-type="float" office:value="0.93241649400000004" table:style-name="ce1">
            <text:p>0.932416494</text:p>
          </table:table-cell>
          <table:table-cell office:value-type="float" office:value="0.88442044776399997" table:style-name="ce1">
            <text:p>0.884420448</text:p>
          </table:table-cell>
          <table:table-cell office:value-type="float" office:value="0.94138241601499995" table:style-name="ce1">
            <text:p>0.941382416</text:p>
          </table:table-cell>
          <table:table-cell office:value-type="float" office:value="1.0257592255000001" table:style-name="ce1">
            <text:p>1.025759226</text:p>
          </table:table-cell>
          <table:table-cell office:value-type="float" office:value="1.5768267277499999E-3" table:style-name="ce1">
            <text:p>0.001576827</text:p>
          </table:table-cell>
          <table:table-cell office:value-type="float" office:value="0.76885006440000003" table:style-name="ce1">
            <text:p>0.768850064</text:p>
          </table:table-cell>
          <table:table-cell office:value-type="float" office:value="0.999997643449" table:style-name="ce1">
            <text:p>0.999997643</text:p>
          </table:table-cell>
          <table:table-cell office:value-type="float" office:value="0.31937289814600001" table:style-name="ce1">
            <text:p>0.319372898</text:p>
          </table:table-cell>
          <table:table-cell office:value-type="float" office:value="2" table:style-name="ce1">
            <text:p>2</text:p>
          </table:table-cell>
          <table:table-cell office:value-type="float" office:value="3.68989922235506E-2" table:style-name="ce1">
            <text:p>0.036898992</text:p>
          </table:table-cell>
          <table:table-cell office:value-type="float" office:value="0.58743218781600004" table:style-name="ce1">
            <text:p>0.587432188</text:p>
          </table:table-cell>
          <table:table-cell office:value-type="float" office:value="7.1238962480823598E-4" table:style-name="ce1">
            <text:p>0.00071239</text:p>
          </table:table-cell>
          <table:table-cell office:value-type="float" office:value="3.0895751288200001E-2" table:style-name="ce1">
            <text:p>0.030895751</text:p>
          </table:table-cell>
          <table:table-cell office:value-type="float" office:value="3.6241050235899998E-2" table:style-name="ce1">
            <text:p>0.03624105</text:p>
          </table:table-cell>
          <table:table-cell office:value-type="float" office:value="0.96502870285700004" table:style-name="ce1">
            <text:p>0.965028703</text:p>
          </table:table-cell>
          <table:table-cell office:value-type="float" office:value="0.80381219267199999" table:style-name="ce1">
            <text:p>0.803812193</text:p>
          </table:table-cell>
          <table:table-cell office:value-type="float" office:value="0.96502415458900004" table:style-name="ce1">
            <text:p>0.965024155</text:p>
          </table:table-cell>
          <table:table-cell office:value-type="float" office:value="0.96502642871800004" table:style-name="ce1">
            <text:p>0.965026429</text:p>
          </table:table-cell>
          <table:table-cell office:value-type="float" office:value="0.94063600000000003" table:style-name="ce1">
            <text:p>0.940636</text:p>
          </table:table-cell>
          <table:table-cell office:value-type="float" office:value="0.19618780732800001" table:style-name="ce1">
            <text:p>0.196187807</text:p>
          </table:table-cell>
          <table:table-cell office:value-type="float" office:value="204754" table:style-name="ce1">
            <text:p>204754</text:p>
          </table:table-cell>
          <table:table-cell office:value-type="float" office:value="7421" table:style-name="ce1">
            <text:p>7421</text:p>
          </table:table-cell>
          <table:table-cell office:value-type="float" office:value="30405" table:style-name="ce1">
            <text:p>30405</text:p>
          </table:table-cell>
          <table:table-cell office:value-type="float" office:value="7420" table:style-name="ce1">
            <text:p>7420</text:p>
          </table:table-cell>
          <table:table-cell office:value-type="float" office:value="212174" table:style-name="ce1">
            <text:p>212174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0382281793999999" table:style-name="ce1">
            <text:p>0.803822818</text:p>
          </table:table-cell>
          <table:table-cell office:value-type="float" office:value="0.67199310436299997" table:style-name="ce1">
            <text:p>0.671993104</text:p>
          </table:table-cell>
          <table:table-cell office:value-type="float" office:value="0.88442044776399997" table:style-name="ce1">
            <text:p>0.884420448</text:p>
          </table:table-cell>
          <table:table-cell office:value-type="float" office:value="0.94138241601499995" table:style-name="ce1">
            <text:p>0.941382416</text:p>
          </table:table-cell>
          <table:table-cell office:value-type="float" office:value="1.0257592255000001" table:style-name="ce1">
            <text:p>1.025759226</text:p>
          </table:table-cell>
          <table:table-cell office:value-type="float" office:value="1.5768267277499999E-3" table:style-name="ce1">
            <text:p>0.001576827</text:p>
          </table:table-cell>
          <table:table-cell office:value-type="float" office:value="0.76885006440000003" table:style-name="ce1">
            <text:p>0.768850064</text:p>
          </table:table-cell>
          <table:table-cell office:value-type="float" office:value="0.99998678140399999" table:style-name="ce1">
            <text:p>0.999986781</text:p>
          </table:table-cell>
          <table:table-cell office:value-type="float" office:value="0.31937289814600001" table:style-name="ce1">
            <text:p>0.319372898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20716233187575001" table:style-name="ce1">
            <text:p>0.207162332</text:p>
          </table:table-cell>
          <table:table-cell office:value-type="float" office:value="0.58743218781600004" table:style-name="ce1">
            <text:p>0.587432188</text:p>
          </table:table-cell>
          <table:table-cell office:value-type="float" office:value="7.7028813981349399E-3" table:style-name="ce1">
            <text:p>0.007702881</text:p>
          </table:table-cell>
          <table:table-cell office:value-type="float" office:value="3.0895751288200001E-2" table:style-name="ce1">
            <text:p>0.030895751</text:p>
          </table:table-cell>
          <table:table-cell office:value-type="float" office:value="0.24405525407000001" table:style-name="ce1">
            <text:p>0.244055254</text:p>
          </table:table-cell>
          <table:table-cell office:value-type="float" office:value="0.80381219267199999" table:style-name="ce1">
            <text:p>0.803812193</text:p>
          </table:table-cell>
          <table:table-cell office:value-type="float" office:value="0.96502870285700004" table:style-name="ce1">
            <text:p>0.965028703</text:p>
          </table:table-cell>
          <table:table-cell office:value-type="float" office:value="0.80383344348999997" table:style-name="ce1">
            <text:p>0.803833443</text:p>
          </table:table-cell>
          <table:table-cell office:value-type="float" office:value="0.80382281793999999" table:style-name="ce1">
            <text:p>0.803822818</text:p>
          </table:table-cell>
          <table:table-cell office:value-type="float" office:value="0.94063600000000003" table:style-name="ce1">
            <text:p>0.940636</text:p>
          </table:table-cell>
          <table:table-cell office:value-type="float" office:value="3.4971297142900003E-2" table:style-name="ce1">
            <text:p>0.034971297</text:p>
          </table:table-cell>
          <table:table-cell office:value-type="float" office:value="30405" table:style-name="ce1">
            <text:p>30405</text:p>
          </table:table-cell>
          <table:table-cell office:value-type="float" office:value="7420" table:style-name="ce1">
            <text:p>7420</text:p>
          </table:table-cell>
          <table:table-cell office:value-type="float" office:value="204754" table:style-name="ce1">
            <text:p>204754</text:p>
          </table:table-cell>
          <table:table-cell office:value-type="float" office:value="7421" table:style-name="ce1">
            <text:p>7421</text:p>
          </table:table-cell>
          <table:table-cell office:value-type="float" office:value="37826" table:style-name="ce1">
            <text:p>37826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4984231591" table:style-name="ce1">
            <text:p>0.964984232</text:p>
          </table:table-cell>
          <table:table-cell office:value-type="float" office:value="0.93233771024900003" table:style-name="ce1">
            <text:p>0.93233771</text:p>
          </table:table-cell>
          <table:table-cell office:value-type="float" office:value="0.884062246715" table:style-name="ce1">
            <text:p>0.884062247</text:p>
          </table:table-cell>
          <table:table-cell office:value-type="float" office:value="0.94133658238499995" table:style-name="ce1">
            <text:p>0.941336582</text:p>
          </table:table-cell>
          <table:table-cell office:value-type="float" office:value="1.0256534796400001" table:style-name="ce1">
            <text:p>1.02565348</text:p>
          </table:table-cell>
          <table:table-cell office:value-type="float" office:value="2.36375632875E-2" table:style-name="ce1">
            <text:p>0.023637563</text:p>
          </table:table-cell>
          <table:table-cell office:value-type="float" office:value="0.76882480434199996" table:style-name="ce1">
            <text:p>0.768824804</text:p>
          </table:table-cell>
          <table:table-cell office:value-type="float" office:value="0.99980201100300004" table:style-name="ce1">
            <text:p>0.999802011</text:p>
          </table:table-cell>
          <table:table-cell office:value-type="float" office:value="0.31953840627399999" table:style-name="ce1">
            <text:p>0.319538406</text:p>
          </table:table-cell>
          <table:table-cell office:value-type="float" office:value="2" table:style-name="ce1">
            <text:p>2</text:p>
          </table:table-cell>
          <table:table-cell office:value-type="float" office:value="3.6954309650709498E-2" table:style-name="ce1">
            <text:p>0.03695431</text:p>
          </table:table-cell>
          <table:table-cell office:value-type="float" office:value="0.58792650160299997" table:style-name="ce1">
            <text:p>0.587926502</text:p>
          </table:table-cell>
          <table:table-cell office:value-type="float" office:value="3.70124788716047E-4" table:style-name="ce1">
            <text:p>0.000370125</text:p>
          </table:table-cell>
          <table:table-cell office:value-type="float" office:value="3.0928912037999998E-2" table:style-name="ce1">
            <text:p>0.030928912</text:p>
          </table:table-cell>
          <table:table-cell office:value-type="float" office:value="3.6286363303299998E-2" table:style-name="ce1">
            <text:p>0.036286363</text:p>
          </table:table-cell>
          <table:table-cell office:value-type="float" office:value="0.96517532568599995" table:style-name="ce1">
            <text:p>0.965175326</text:p>
          </table:table-cell>
          <table:table-cell office:value-type="float" office:value="0.80294916774400005" table:style-name="ce1">
            <text:p>0.802949168</text:p>
          </table:table-cell>
          <table:table-cell office:value-type="float" office:value="0.96479321315" table:style-name="ce1">
            <text:p>0.964793213</text:p>
          </table:table-cell>
          <table:table-cell office:value-type="float" office:value="0.964984231591" table:style-name="ce1">
            <text:p>0.964984232</text:p>
          </table:table-cell>
          <table:table-cell office:value-type="float" office:value="0.94057599999999997" table:style-name="ce1">
            <text:p>0.940576</text:p>
          </table:table-cell>
          <table:table-cell office:value-type="float" office:value="0.19705083225600001" table:style-name="ce1">
            <text:p>0.197050832</text:p>
          </table:table-cell>
          <table:table-cell office:value-type="float" office:value="204705" table:style-name="ce1">
            <text:p>204705</text:p>
          </table:table-cell>
          <table:table-cell office:value-type="float" office:value="7470" table:style-name="ce1">
            <text:p>7470</text:p>
          </table:table-cell>
          <table:table-cell office:value-type="float" office:value="30439" table:style-name="ce1">
            <text:p>30439</text:p>
          </table:table-cell>
          <table:table-cell office:value-type="float" office:value="7386" table:style-name="ce1">
            <text:p>7386</text:p>
          </table:table-cell>
          <table:table-cell office:value-type="float" office:value="212091" table:style-name="ce1">
            <text:p>212091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0383975493199999" table:style-name="ce1">
            <text:p>0.803839755</text:p>
          </table:table-cell>
          <table:table-cell office:value-type="float" office:value="0.67201677889400002" table:style-name="ce1">
            <text:p>0.672016779</text:p>
          </table:table-cell>
          <table:table-cell office:value-type="float" office:value="0.884062246715" table:style-name="ce1">
            <text:p>0.884062247</text:p>
          </table:table-cell>
          <table:table-cell office:value-type="float" office:value="0.94133658238499995" table:style-name="ce1">
            <text:p>0.941336582</text:p>
          </table:table-cell>
          <table:table-cell office:value-type="float" office:value="1.0256534796400001" table:style-name="ce1">
            <text:p>1.02565348</text:p>
          </table:table-cell>
          <table:table-cell office:value-type="float" office:value="2.36375632875E-2" table:style-name="ce1">
            <text:p>0.023637563</text:p>
          </table:table-cell>
          <table:table-cell office:value-type="float" office:value="0.76882480434199996" table:style-name="ce1">
            <text:p>0.768824804</text:p>
          </table:table-cell>
          <table:table-cell office:value-type="float" office:value="0.99889085483399997" table:style-name="ce1">
            <text:p>0.998890855</text:p>
          </table:table-cell>
          <table:table-cell office:value-type="float" office:value="0.31953840627399999" table:style-name="ce1">
            <text:p>0.319538406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207322182219836" table:style-name="ce1">
            <text:p>0.207322182</text:p>
          </table:table-cell>
          <table:table-cell office:value-type="float" office:value="0.58792650160299997" table:style-name="ce1">
            <text:p>0.587926502</text:p>
          </table:table-cell>
          <table:table-cell office:value-type="float" office:value="3.9677957590310798E-3" table:style-name="ce1">
            <text:p>0.003967796</text:p>
          </table:table-cell>
          <table:table-cell office:value-type="float" office:value="3.0928912037999998E-2" table:style-name="ce1">
            <text:p>0.030928912</text:p>
          </table:table-cell>
          <table:table-cell office:value-type="float" office:value="0.24402904169" table:style-name="ce1">
            <text:p>0.244029042</text:p>
          </table:table-cell>
          <table:table-cell office:value-type="float" office:value="0.80294916774400005" table:style-name="ce1">
            <text:p>0.802949168</text:p>
          </table:table-cell>
          <table:table-cell office:value-type="float" office:value="0.96517532568599995" table:style-name="ce1">
            <text:p>0.965175326</text:p>
          </table:table-cell>
          <table:table-cell office:value-type="float" office:value="0.80473231989399996" table:style-name="ce1">
            <text:p>0.80473232</text:p>
          </table:table-cell>
          <table:table-cell office:value-type="float" office:value="0.80383975493199999" table:style-name="ce1">
            <text:p>0.803839755</text:p>
          </table:table-cell>
          <table:table-cell office:value-type="float" office:value="0.94057599999999997" table:style-name="ce1">
            <text:p>0.940576</text:p>
          </table:table-cell>
          <table:table-cell office:value-type="float" office:value="3.4824674314300003E-2" table:style-name="ce1">
            <text:p>0.034824674</text:p>
          </table:table-cell>
          <table:table-cell office:value-type="float" office:value="30439" table:style-name="ce1">
            <text:p>30439</text:p>
          </table:table-cell>
          <table:table-cell office:value-type="float" office:value="7386" table:style-name="ce1">
            <text:p>7386</text:p>
          </table:table-cell>
          <table:table-cell office:value-type="float" office:value="204705" table:style-name="ce1">
            <text:p>204705</text:p>
          </table:table-cell>
          <table:table-cell office:value-type="float" office:value="7470" table:style-name="ce1">
            <text:p>7470</text:p>
          </table:table-cell>
          <table:table-cell office:value-type="float" office:value="37909" table:style-name="ce1">
            <text:p>37909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4817144325500002" table:style-name="ce1">
            <text:p>0.948171443</text:p>
          </table:table-cell>
          <table:table-cell office:value-type="float" office:value="0.90145056166699999" table:style-name="ce1">
            <text:p>0.901450562</text:p>
          </table:table-cell>
          <table:table-cell office:value-type="float" office:value="0.82851141126299999" table:style-name="ce1">
            <text:p>0.828511411</text:p>
          </table:table-cell>
          <table:table-cell office:value-type="float" office:value="0.91320444872100004" table:style-name="ce1">
            <text:p>0.913204449</text:p>
          </table:table-cell>
          <table:table-cell office:value-type="float" office:value="0.97702574877500004" table:style-name="ce1">
            <text:p>0.977025749</text:p>
          </table:table-cell>
          <table:table-cell office:value-type="float" office:value="1.8596252952800001" table:style-name="ce1">
            <text:p>1.859625295</text:p>
          </table:table-cell>
          <table:table-cell office:value-type="float" office:value="0.65818273341900002" table:style-name="ce1">
            <text:p>0.658182733</text:p>
          </table:table-cell>
          <table:table-cell office:value-type="float" office:value="0.99961573551299998" table:style-name="ce1">
            <text:p>0.999615736</text:p>
          </table:table-cell>
          <table:table-cell office:value-type="float" office:value="0.23265906060700001" table:style-name="ce1">
            <text:p>0.232659061</text:p>
          </table:table-cell>
          <table:table-cell office:value-type="float" office:value="3" table:style-name="ce1">
            <text:p>3</text:p>
          </table:table-cell>
          <table:table-cell office:value-type="float" office:value="5.7726792839950199E-2" table:style-name="ce1">
            <text:p>0.057726793</text:p>
          </table:table-cell>
          <table:table-cell office:value-type="float" office:value="0.762469599793" table:style-name="ce1">
            <text:p>0.7624696</text:p>
          </table:table-cell>
          <table:table-cell office:value-type="float" office:value="1.05095553747866E-3" table:style-name="ce1">
            <text:p>0.001050956</text:p>
          </table:table-cell>
          <table:table-cell office:value-type="float" office:value="7.9688505473599999E-2" table:style-name="ce1">
            <text:p>0.079688505</text:p>
          </table:table-cell>
          <table:table-cell office:value-type="float" office:value="5.4661587958299999E-2" table:style-name="ce1">
            <text:p>0.054661588</text:p>
          </table:table-cell>
          <table:table-cell office:value-type="float" office:value="0.94853593192800001" table:style-name="ce1">
            <text:p>0.948535932</text:p>
          </table:table-cell>
          <table:table-cell office:value-type="float" office:value="0.70848689059699999" table:style-name="ce1">
            <text:p>0.708486891</text:p>
          </table:table-cell>
          <table:table-cell office:value-type="float" office:value="0.94780723459399996" table:style-name="ce1">
            <text:p>0.947807235</text:p>
          </table:table-cell>
          <table:table-cell office:value-type="float" office:value="0.94817144325500002" table:style-name="ce1">
            <text:p>0.948171443</text:p>
          </table:table-cell>
          <table:table-cell office:value-type="float" office:value="0.91205999999999998" table:style-name="ce1">
            <text:p>0.91206</text:p>
          </table:table-cell>
          <table:table-cell office:value-type="float" office:value="0.29151310940300001" table:style-name="ce1">
            <text:p>0.291513109</text:p>
          </table:table-cell>
          <table:table-cell office:value-type="float" office:value="201101" table:style-name="ce1">
            <text:p>201101</text:p>
          </table:table-cell>
          <table:table-cell office:value-type="float" office:value="11074" table:style-name="ce1">
            <text:p>11074</text:p>
          </table:table-cell>
          <table:table-cell office:value-type="float" office:value="26914" table:style-name="ce1">
            <text:p>26914</text:p>
          </table:table-cell>
          <table:table-cell office:value-type="float" office:value="10911" table:style-name="ce1">
            <text:p>10911</text:p>
          </table:table-cell>
          <table:table-cell office:value-type="float" office:value="212012" table:style-name="ce1">
            <text:p>212012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1001015656900002" table:style-name="ce1">
            <text:p>0.710010157</text:p>
          </table:table-cell>
          <table:table-cell office:value-type="float" office:value="0.55039980367700003" table:style-name="ce1">
            <text:p>0.550399804</text:p>
          </table:table-cell>
          <table:table-cell office:value-type="float" office:value="0.82851141126299999" table:style-name="ce1">
            <text:p>0.828511411</text:p>
          </table:table-cell>
          <table:table-cell office:value-type="float" office:value="0.91320444872100004" table:style-name="ce1">
            <text:p>0.913204449</text:p>
          </table:table-cell>
          <table:table-cell office:value-type="float" office:value="0.97702574877500004" table:style-name="ce1">
            <text:p>0.977025749</text:p>
          </table:table-cell>
          <table:table-cell office:value-type="float" office:value="1.8596252952800001" table:style-name="ce1">
            <text:p>1.859625295</text:p>
          </table:table-cell>
          <table:table-cell office:value-type="float" office:value="0.65818273341900002" table:style-name="ce1">
            <text:p>0.658182733</text:p>
          </table:table-cell>
          <table:table-cell office:value-type="float" office:value="0.99784997296" table:style-name="ce1">
            <text:p>0.997849973</text:p>
          </table:table-cell>
          <table:table-cell office:value-type="float" office:value="0.23265906060700001" table:style-name="ce1">
            <text:p>0.232659061</text:p>
          </table:table-cell>
          <table:table-cell office:value-type="float" office:value="3.1622776601683702" table:style-name="ce1">
            <text:p>3.16227766</text:p>
          </table:table-cell>
          <table:table-cell office:value-type="float" office:value="0.32370389092097002" table:style-name="ce1">
            <text:p>0.323703891</text:p>
          </table:table-cell>
          <table:table-cell office:value-type="float" office:value="0.762469599793" table:style-name="ce1">
            <text:p>0.7624696</text:p>
          </table:table-cell>
          <table:table-cell office:value-type="float" office:value="1.1261224899574301E-2" table:style-name="ce1">
            <text:p>0.011261225</text:p>
          </table:table-cell>
          <table:table-cell office:value-type="float" office:value="7.9688505473599999E-2" table:style-name="ce1">
            <text:p>0.079688505</text:p>
          </table:table-cell>
          <table:table-cell office:value-type="float" office:value="0.40843055658799998" table:style-name="ce1">
            <text:p>0.408430557</text:p>
          </table:table-cell>
          <table:table-cell office:value-type="float" office:value="0.70848689059699999" table:style-name="ce1">
            <text:p>0.708486891</text:p>
          </table:table-cell>
          <table:table-cell office:value-type="float" office:value="0.94853593192800001" table:style-name="ce1">
            <text:p>0.948535932</text:p>
          </table:table-cell>
          <table:table-cell office:value-type="float" office:value="0.71153998678099994" table:style-name="ce1">
            <text:p>0.711539987</text:p>
          </table:table-cell>
          <table:table-cell office:value-type="float" office:value="0.71001015656900002" table:style-name="ce1">
            <text:p>0.710010157</text:p>
          </table:table-cell>
          <table:table-cell office:value-type="float" office:value="0.91205999999999998" table:style-name="ce1">
            <text:p>0.91206</text:p>
          </table:table-cell>
          <table:table-cell office:value-type="float" office:value="5.1464068071599998E-2" table:style-name="ce1">
            <text:p>0.051464068</text:p>
          </table:table-cell>
          <table:table-cell office:value-type="float" office:value="26914" table:style-name="ce1">
            <text:p>26914</text:p>
          </table:table-cell>
          <table:table-cell office:value-type="float" office:value="10911" table:style-name="ce1">
            <text:p>10911</text:p>
          </table:table-cell>
          <table:table-cell office:value-type="float" office:value="201101" table:style-name="ce1">
            <text:p>201101</text:p>
          </table:table-cell>
          <table:table-cell office:value-type="float" office:value="11074" table:style-name="ce1">
            <text:p>11074</text:p>
          </table:table-cell>
          <table:table-cell office:value-type="float" office:value="37988" table:style-name="ce1">
            <text:p>37988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wn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349181820100004" table:style-name="ce1">
            <text:p>0.953491818</text:p>
          </table:table-cell>
          <table:table-cell office:value-type="float" office:value="0.91111740432099997" table:style-name="ce1">
            <text:p>0.911117404</text:p>
          </table:table-cell>
          <table:table-cell office:value-type="float" office:value="0.84774329813600002" table:style-name="ce1">
            <text:p>0.847743298</text:p>
          </table:table-cell>
          <table:table-cell office:value-type="float" office:value="0.92172955744200002" table:style-name="ce1">
            <text:p>0.921729557</text:p>
          </table:table-cell>
          <table:table-cell office:value-type="float" office:value="0.99176600946399995" table:style-name="ce1">
            <text:p>0.991766009</text:p>
          </table:table-cell>
          <table:table-cell office:value-type="float" office:value="1.3885726300900001" table:style-name="ce1">
            <text:p>1.38857263</text:p>
          </table:table-cell>
          <table:table-cell office:value-type="float" office:value="0.68932100185400003" table:style-name="ce1">
            <text:p>0.689321002</text:p>
          </table:table-cell>
          <table:table-cell office:value-type="float" office:value="0.99811596350499998" table:style-name="ce1">
            <text:p>0.998115964</text:p>
          </table:table-cell>
          <table:table-cell office:value-type="float" office:value="0.253703303592" table:style-name="ce1">
            <text:p>0.253703304</text:p>
          </table:table-cell>
          <table:table-cell office:value-type="float" office:value="2" table:style-name="ce1">
            <text:p>2</text:p>
          </table:table-cell>
          <table:table-cell office:value-type="float" office:value="5.2038554491286103E-2" table:style-name="ce1">
            <text:p>0.052038554</text:p>
          </table:table-cell>
          <table:table-cell office:value-type="float" office:value="0.71073237123599997" table:style-name="ce1">
            <text:p>0.710732371</text:p>
          </table:table-cell>
          <table:table-cell office:value-type="float" office:value="7.8305790570499503E-4" table:style-name="ce1">
            <text:p>0.000783058</text:p>
          </table:table-cell>
          <table:table-cell office:value-type="float" office:value="6.43265721983E-2" table:style-name="ce1">
            <text:p>0.064326572</text:p>
          </table:table-cell>
          <table:table-cell office:value-type="float" office:value="4.8776697304700002E-2" table:style-name="ce1">
            <text:p>0.048776697</text:p>
          </table:table-cell>
          <table:table-cell office:value-type="float" office:value="0.95169878296099997" table:style-name="ce1">
            <text:p>0.951698783</text:p>
          </table:table-cell>
          <table:table-cell office:value-type="float" office:value="0.74378781330999999" table:style-name="ce1">
            <text:p>0.743787813</text:p>
          </table:table-cell>
          <table:table-cell office:value-type="float" office:value="0.95529162248099997" table:style-name="ce1">
            <text:p>0.955291622</text:p>
          </table:table-cell>
          <table:table-cell office:value-type="float" office:value="0.95349181820100004" table:style-name="ce1">
            <text:p>0.953491818</text:p>
          </table:table-cell>
          <table:table-cell office:value-type="float" office:value="0.92090799999999995" table:style-name="ce1">
            <text:p>0.920908</text:p>
          </table:table-cell>
          <table:table-cell office:value-type="float" office:value="0.25621218669000001" table:style-name="ce1">
            <text:p>0.256212187</text:p>
          </table:table-cell>
          <table:table-cell office:value-type="float" office:value="202689" table:style-name="ce1">
            <text:p>202689</text:p>
          </table:table-cell>
          <table:table-cell office:value-type="float" office:value="9486" table:style-name="ce1">
            <text:p>9486</text:p>
          </table:table-cell>
          <table:table-cell office:value-type="float" office:value="27538" table:style-name="ce1">
            <text:p>27538</text:p>
          </table:table-cell>
          <table:table-cell office:value-type="float" office:value="10287" table:style-name="ce1">
            <text:p>10287</text:p>
          </table:table-cell>
          <table:table-cell office:value-type="float" office:value="212976" table:style-name="ce1">
            <text:p>212976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35828133976" table:style-name="ce1">
            <text:p>0.735828134</text:p>
          </table:table-cell>
          <table:table-cell office:value-type="float" office:value="0.58206336792699997" table:style-name="ce1">
            <text:p>0.582063368</text:p>
          </table:table-cell>
          <table:table-cell office:value-type="float" office:value="0.84774329813600002" table:style-name="ce1">
            <text:p>0.847743298</text:p>
          </table:table-cell>
          <table:table-cell office:value-type="float" office:value="0.92172955744200002" table:style-name="ce1">
            <text:p>0.921729557</text:p>
          </table:table-cell>
          <table:table-cell office:value-type="float" office:value="0.99176600946399995" table:style-name="ce1">
            <text:p>0.991766009</text:p>
          </table:table-cell>
          <table:table-cell office:value-type="float" office:value="1.3885726300900001" table:style-name="ce1">
            <text:p>1.38857263</text:p>
          </table:table-cell>
          <table:table-cell office:value-type="float" office:value="0.68932100185400003" table:style-name="ce1">
            <text:p>0.689321002</text:p>
          </table:table-cell>
          <table:table-cell office:value-type="float" office:value="0.98929845422100005" table:style-name="ce1">
            <text:p>0.989298454</text:p>
          </table:table-cell>
          <table:table-cell office:value-type="float" office:value="0.253703303592" table:style-name="ce1">
            <text:p>0.253703304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0.29785015310940999" table:style-name="ce1">
            <text:p>0.297850153</text:p>
          </table:table-cell>
          <table:table-cell office:value-type="float" office:value="0.71073237123599997" table:style-name="ce1">
            <text:p>0.710732371</text:p>
          </table:table-cell>
          <table:table-cell office:value-type="float" office:value="8.9514506396831707E-3" table:style-name="ce1">
            <text:p>0.008951451</text:p>
          </table:table-cell>
          <table:table-cell office:value-type="float" office:value="6.43265721983E-2" table:style-name="ce1">
            <text:p>0.064326572</text:p>
          </table:table-cell>
          <table:table-cell office:value-type="float" office:value="0.35901300021799998" table:style-name="ce1">
            <text:p>0.359013</text:p>
          </table:table-cell>
          <table:table-cell office:value-type="float" office:value="0.74378781330999999" table:style-name="ce1">
            <text:p>0.743787813</text:p>
          </table:table-cell>
          <table:table-cell office:value-type="float" office:value="0.95169878296099997" table:style-name="ce1">
            <text:p>0.951698783</text:p>
          </table:table-cell>
          <table:table-cell office:value-type="float" office:value="0.72803701255800002" table:style-name="ce1">
            <text:p>0.728037013</text:p>
          </table:table-cell>
          <table:table-cell office:value-type="float" office:value="0.735828133976" table:style-name="ce1">
            <text:p>0.735828134</text:p>
          </table:table-cell>
          <table:table-cell office:value-type="float" office:value="0.92090799999999995" table:style-name="ce1">
            <text:p>0.920908</text:p>
          </table:table-cell>
          <table:table-cell office:value-type="float" office:value="4.8301217038500002E-2" table:style-name="ce1">
            <text:p>0.048301217</text:p>
          </table:table-cell>
          <table:table-cell office:value-type="float" office:value="27538" table:style-name="ce1">
            <text:p>27538</text:p>
          </table:table-cell>
          <table:table-cell office:value-type="float" office:value="10287" table:style-name="ce1">
            <text:p>10287</text:p>
          </table:table-cell>
          <table:table-cell office:value-type="float" office:value="202689" table:style-name="ce1">
            <text:p>202689</text:p>
          </table:table-cell>
          <table:table-cell office:value-type="float" office:value="9486" table:style-name="ce1">
            <text:p>9486</text:p>
          </table:table-cell>
          <table:table-cell office:value-type="float" office:value="37024" table:style-name="ce1">
            <text:p>37024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wn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2954830349700002" table:style-name="ce1">
            <text:p>0.929548303</text:p>
          </table:table-cell>
          <table:table-cell office:value-type="float" office:value="0.868370153024" table:style-name="ce1">
            <text:p>0.868370153</text:p>
          </table:table-cell>
          <table:table-cell office:value-type="float" office:value="0.76697290378799998" table:style-name="ce1">
            <text:p>0.766972904</text:p>
          </table:table-cell>
          <table:table-cell office:value-type="float" office:value="0.880921863049" table:style-name="ce1">
            <text:p>0.880921863</text:p>
          </table:table-cell>
          <table:table-cell office:value-type="float" office:value="0.99521432477100003" table:style-name="ce1">
            <text:p>0.995214325</text:p>
          </table:table-cell>
          <table:table-cell office:value-type="float" office:value="0.90326707213699997" table:style-name="ce1">
            <text:p>0.903267072</text:p>
          </table:table-cell>
          <table:table-cell office:value-type="float" office:value="0.52401506794099995" table:style-name="ce1">
            <text:p>0.524015068</text:p>
          </table:table-cell>
          <table:table-cell office:value-type="float" office:value="0.99614079071499995" table:style-name="ce1">
            <text:p>0.996140791</text:p>
          </table:table-cell>
          <table:table-cell office:value-type="float" office:value="0.14760445738200001" table:style-name="ce1">
            <text:p>0.147604457</text:p>
          </table:table-cell>
          <table:table-cell office:value-type="float" office:value="3" table:style-name="ce1">
            <text:p>3</text:p>
          </table:table-cell>
          <table:table-cell office:value-type="float" office:value="9.0459027784194193E-2" table:style-name="ce1">
            <text:p>0.090459028</text:p>
          </table:table-cell>
          <table:table-cell office:value-type="float" office:value="0.91435317890099999" table:style-name="ce1">
            <text:p>0.914353179</text:p>
          </table:table-cell>
          <table:table-cell office:value-type="float" office:value="4.1894730894064803E-5" table:style-name="ce2">
            <text:p>4.19E-05</text:p>
          </table:table-cell>
          <table:table-cell office:value-type="float" office:value="5.2471719059799998E-2" table:style-name="ce1">
            <text:p>0.052471719</text:p>
          </table:table-cell>
          <table:table-cell office:value-type="float" office:value="7.5791323848100001E-2" table:style-name="ce1">
            <text:p>0.075791324</text:p>
          </table:table-cell>
          <table:table-cell office:value-type="float" office:value="0.92597477305599996" table:style-name="ce1">
            <text:p>0.925974773</text:p>
          </table:table-cell>
          <table:table-cell office:value-type="float" office:value="0.60797103452099999" table:style-name="ce1">
            <text:p>0.607971035</text:p>
          </table:table-cell>
          <table:table-cell office:value-type="float" office:value="0.93314952279999996" table:style-name="ce1">
            <text:p>0.933149523</text:p>
          </table:table-cell>
          <table:table-cell office:value-type="float" office:value="0.92954830349700002" table:style-name="ce1">
            <text:p>0.929548303</text:p>
          </table:table-cell>
          <table:table-cell office:value-type="float" office:value="0.87995199999999996" table:style-name="ce1">
            <text:p>0.879952</text:p>
          </table:table-cell>
          <table:table-cell office:value-type="float" office:value="0.39202896547900001" table:style-name="ce1">
            <text:p>0.392028965</text:p>
          </table:table-cell>
          <table:table-cell office:value-type="float" office:value="197991" table:style-name="ce1">
            <text:p>197991</text:p>
          </table:table-cell>
          <table:table-cell office:value-type="float" office:value="14184" table:style-name="ce1">
            <text:p>14184</text:p>
          </table:table-cell>
          <table:table-cell office:value-type="float" office:value="21997" table:style-name="ce1">
            <text:p>21997</text:p>
          </table:table-cell>
          <table:table-cell office:value-type="float" office:value="15828" table:style-name="ce1">
            <text:p>15828</text:p>
          </table:table-cell>
          <table:table-cell office:value-type="float" office:value="213819" table:style-name="ce1">
            <text:p>213819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9446531362300004" table:style-name="ce1">
            <text:p>0.594465314</text:p>
          </table:table-cell>
          <table:table-cell office:value-type="float" office:value="0.42294602857199998" table:style-name="ce1">
            <text:p>0.422946029</text:p>
          </table:table-cell>
          <table:table-cell office:value-type="float" office:value="0.76697290378799998" table:style-name="ce1">
            <text:p>0.766972904</text:p>
          </table:table-cell>
          <table:table-cell office:value-type="float" office:value="0.880921863049" table:style-name="ce1">
            <text:p>0.880921863</text:p>
          </table:table-cell>
          <table:table-cell office:value-type="float" office:value="0.99521432477100003" table:style-name="ce1">
            <text:p>0.995214325</text:p>
          </table:table-cell>
          <table:table-cell office:value-type="float" office:value="0.90326707213699997" table:style-name="ce1">
            <text:p>0.903267072</text:p>
          </table:table-cell>
          <table:table-cell office:value-type="float" office:value="0.52401506794099995" table:style-name="ce1">
            <text:p>0.524015068</text:p>
          </table:table-cell>
          <table:table-cell office:value-type="float" office:value="0.97778558495300005" table:style-name="ce1">
            <text:p>0.977785585</text:p>
          </table:table-cell>
          <table:table-cell office:value-type="float" office:value="0.14760445738200001" table:style-name="ce1">
            <text:p>0.147604457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53658079192860497" table:style-name="ce1">
            <text:p>0.536580792</text:p>
          </table:table-cell>
          <table:table-cell office:value-type="float" office:value="0.91435317890099999" table:style-name="ce1">
            <text:p>0.914353179</text:p>
          </table:table-cell>
          <table:table-cell office:value-type="float" office:value="0" table:style-name="ce1">
            <text:p>0</text:p>
          </table:table-cell>
          <table:table-cell office:value-type="float" office:value="5.2471719059799998E-2" table:style-name="ce1">
            <text:p>0.052471719</text:p>
          </table:table-cell>
          <table:table-cell office:value-type="float" office:value="0.68218393417300005" table:style-name="ce1">
            <text:p>0.682183934</text:p>
          </table:table-cell>
          <table:table-cell office:value-type="float" office:value="0.60797103452099999" table:style-name="ce1">
            <text:p>0.607971035</text:p>
          </table:table-cell>
          <table:table-cell office:value-type="float" office:value="0.92597477305599996" table:style-name="ce1">
            <text:p>0.925974773</text:p>
          </table:table-cell>
          <table:table-cell office:value-type="float" office:value="0.581546596167" table:style-name="ce1">
            <text:p>0.581546596</text:p>
          </table:table-cell>
          <table:table-cell office:value-type="float" office:value="0.59446531362300004" table:style-name="ce1">
            <text:p>0.594465314</text:p>
          </table:table-cell>
          <table:table-cell office:value-type="float" office:value="0.87995199999999996" table:style-name="ce1">
            <text:p>0.879952</text:p>
          </table:table-cell>
          <table:table-cell office:value-type="float" office:value="7.4025226944299999E-2" table:style-name="ce1">
            <text:p>0.074025227</text:p>
          </table:table-cell>
          <table:table-cell office:value-type="float" office:value="21997" table:style-name="ce1">
            <text:p>21997</text:p>
          </table:table-cell>
          <table:table-cell office:value-type="float" office:value="15828" table:style-name="ce1">
            <text:p>15828</text:p>
          </table:table-cell>
          <table:table-cell office:value-type="float" office:value="197991" table:style-name="ce1">
            <text:p>197991</text:p>
          </table:table-cell>
          <table:table-cell office:value-type="float" office:value="14184" table:style-name="ce1">
            <text:p>14184</text:p>
          </table:table-cell>
          <table:table-cell office:value-type="float" office:value="36181" table:style-name="ce1">
            <text:p>36181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wn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1409224569199998" table:style-name="ce1">
            <text:p>0.914092246</text:p>
          </table:table-cell>
          <table:table-cell office:value-type="float" office:value="0.84177706813999997" table:style-name="ce1">
            <text:p>0.841777068</text:p>
          </table:table-cell>
          <table:table-cell office:value-type="float" office:value="0.71263945731" table:style-name="ce1">
            <text:p>0.712639457</text:p>
          </table:table-cell>
          <table:table-cell office:value-type="float" office:value="0.85420171047799998" table:style-name="ce1">
            <text:p>0.85420171</text:p>
          </table:table-cell>
          <table:table-cell office:value-type="float" office:value="1.0245763164499999" table:style-name="ce1">
            <text:p>1.024576316</text:p>
          </table:table-cell>
          <table:table-cell office:value-type="float" office:value="-1.1169364016100001" table:style-name="ce1">
            <text:p>-1.116936402</text:p>
          </table:table-cell>
          <table:table-cell office:value-type="float" office:value="0.41324013734199999" table:style-name="ce1">
            <text:p>0.413240137</text:p>
          </table:table-cell>
          <table:table-cell office:value-type="float" office:value="0.99427125434899999" table:style-name="ce1">
            <text:p>0.994271254</text:p>
          </table:table-cell>
          <table:table-cell office:value-type="float" office:value="9.37888508855E-2" table:style-name="ce1">
            <text:p>0.093788851</text:p>
          </table:table-cell>
          <table:table-cell office:value-type="float" office:value="3" table:style-name="ce1">
            <text:p>3</text:p>
          </table:table-cell>
          <table:table-cell office:value-type="float" office:value="0.118816378345621" table:style-name="ce1">
            <text:p>0.118816378</text:p>
          </table:table-cell>
          <table:table-cell office:value-type="float" office:value="1.0137120687400001" table:style-name="ce1">
            <text:p>1.013712069</text:p>
          </table:table-cell>
          <table:table-cell office:value-type="float" office:value="7.0058708743360801E-4" table:style-name="ce1">
            <text:p>0.000700587</text:p>
          </table:table-cell>
          <table:table-cell office:value-type="float" office:value="8.5421716741899995E-2" table:style-name="ce1">
            <text:p>0.085421717</text:p>
          </table:table-cell>
          <table:table-cell office:value-type="float" office:value="9.3981493348400003E-2" table:style-name="ce1">
            <text:p>0.093981493</text:p>
          </table:table-cell>
          <table:table-cell office:value-type="float" office:value="0.90888547199699998" table:style-name="ce1">
            <text:p>0.908885472</text:p>
          </table:table-cell>
          <table:table-cell office:value-type="float" office:value="0.51639344262300002" table:style-name="ce1">
            <text:p>0.516393443</text:p>
          </table:table-cell>
          <table:table-cell office:value-type="float" office:value="0.91935901967699996" table:style-name="ce1">
            <text:p>0.91935902</text:p>
          </table:table-cell>
          <table:table-cell office:value-type="float" office:value="0.91409224569199998" table:style-name="ce1">
            <text:p>0.914092246</text:p>
          </table:table-cell>
          <table:table-cell office:value-type="float" office:value="0.85333999999999999" table:style-name="ce1">
            <text:p>0.85334</text:p>
          </table:table-cell>
          <table:table-cell office:value-type="float" office:value="0.48360655737699998" table:style-name="ce1">
            <text:p>0.483606557</text:p>
          </table:table-cell>
          <table:table-cell office:value-type="float" office:value="195065" table:style-name="ce1">
            <text:p>195065</text:p>
          </table:table-cell>
          <table:table-cell office:value-type="float" office:value="17110" table:style-name="ce1">
            <text:p>17110</text:p>
          </table:table-cell>
          <table:table-cell office:value-type="float" office:value="18270" table:style-name="ce1">
            <text:p>18270</text:p>
          </table:table-cell>
          <table:table-cell office:value-type="float" office:value="19555" table:style-name="ce1">
            <text:p>19555</text:p>
          </table:table-cell>
          <table:table-cell office:value-type="float" office:value="214620" table:style-name="ce1">
            <text:p>214620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914623318099999" table:style-name="ce1">
            <text:p>0.499146233</text:p>
          </table:table-cell>
          <table:table-cell office:value-type="float" office:value="0.33257486120000002" table:style-name="ce1">
            <text:p>0.332574861</text:p>
          </table:table-cell>
          <table:table-cell office:value-type="float" office:value="0.71263945731" table:style-name="ce1">
            <text:p>0.712639457</text:p>
          </table:table-cell>
          <table:table-cell office:value-type="float" office:value="0.85420171047799998" table:style-name="ce1">
            <text:p>0.85420171</text:p>
          </table:table-cell>
          <table:table-cell office:value-type="float" office:value="1.0245763164499999" table:style-name="ce1">
            <text:p>1.024576316</text:p>
          </table:table-cell>
          <table:table-cell office:value-type="float" office:value="-1.1169364016100001" table:style-name="ce1">
            <text:p>-1.116936402</text:p>
          </table:table-cell>
          <table:table-cell office:value-type="float" office:value="0.41324013734199999" table:style-name="ce1">
            <text:p>0.413240137</text:p>
          </table:table-cell>
          <table:table-cell office:value-type="float" office:value="0.966600642033" table:style-name="ce1">
            <text:p>0.966600642</text:p>
          </table:table-cell>
          <table:table-cell office:value-type="float" office:value="9.37888508855E-2" table:style-name="ce1">
            <text:p>0.093788851</text:p>
          </table:table-cell>
          <table:table-cell office:value-type="float" office:value="7.0710678118654702" table:style-name="ce1">
            <text:p>7.071067812</text:p>
          </table:table-cell>
          <table:table-cell office:value-type="float" office:value="0.74825808660312199" table:style-name="ce1">
            <text:p>0.748258087</text:p>
          </table:table-cell>
          <table:table-cell office:value-type="float" office:value="1.0137120687400001" table:style-name="ce1">
            <text:p>1.013712069</text:p>
          </table:table-cell>
          <table:table-cell office:value-type="float" office:value="9.04696653805615E-3" table:style-name="ce1">
            <text:p>0.009046967</text:p>
          </table:table-cell>
          <table:table-cell office:value-type="float" office:value="8.5421716741899995E-2" table:style-name="ce1">
            <text:p>0.085421717</text:p>
          </table:table-cell>
          <table:table-cell office:value-type="float" office:value="1.0034209085900001" table:style-name="ce1">
            <text:p>1.003420909</text:p>
          </table:table-cell>
          <table:table-cell office:value-type="float" office:value="0.51639344262300002" table:style-name="ce1">
            <text:p>0.516393443</text:p>
          </table:table-cell>
          <table:table-cell office:value-type="float" office:value="0.90888547199699998" table:style-name="ce1">
            <text:p>0.908885472</text:p>
          </table:table-cell>
          <table:table-cell office:value-type="float" office:value="0.483013879709" table:style-name="ce1">
            <text:p>0.48301388</text:p>
          </table:table-cell>
          <table:table-cell office:value-type="float" office:value="0.49914623318099999" table:style-name="ce1">
            <text:p>0.499146233</text:p>
          </table:table-cell>
          <table:table-cell office:value-type="float" office:value="0.85333999999999999" table:style-name="ce1">
            <text:p>0.85334</text:p>
          </table:table-cell>
          <table:table-cell office:value-type="float" office:value="9.1114528003000003E-2" table:style-name="ce1">
            <text:p>0.091114528</text:p>
          </table:table-cell>
          <table:table-cell office:value-type="float" office:value="18270" table:style-name="ce1">
            <text:p>18270</text:p>
          </table:table-cell>
          <table:table-cell office:value-type="float" office:value="19555" table:style-name="ce1">
            <text:p>19555</text:p>
          </table:table-cell>
          <table:table-cell office:value-type="float" office:value="195065" table:style-name="ce1">
            <text:p>195065</text:p>
          </table:table-cell>
          <table:table-cell office:value-type="float" office:value="17110" table:style-name="ce1">
            <text:p>17110</text:p>
          </table:table-cell>
          <table:table-cell office:value-type="float" office:value="35380" table:style-name="ce1">
            <text:p>35380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wn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1217568140000005" table:style-name="ce1">
            <text:p>0.912175681</text:p>
          </table:table-cell>
          <table:table-cell office:value-type="float" office:value="0.83853216535300001" table:style-name="ce1">
            <text:p>0.838532165</text:p>
          </table:table-cell>
          <table:table-cell office:value-type="float" office:value="0.70506384145800005" table:style-name="ce1">
            <text:p>0.705063841</text:p>
          </table:table-cell>
          <table:table-cell office:value-type="float" office:value="0.85054883971799999" table:style-name="ce1">
            <text:p>0.85054884</text:p>
          </table:table-cell>
          <table:table-cell office:value-type="float" office:value="1.01971561272" table:style-name="ce1">
            <text:p>1.019715613</text:p>
          </table:table-cell>
          <table:table-cell office:value-type="float" office:value="-1.3144980523900001" table:style-name="ce1">
            <text:p>-1.314498052</text:p>
          </table:table-cell>
          <table:table-cell office:value-type="float" office:value="0.39582508891200002" table:style-name="ce1">
            <text:p>0.395825089</text:p>
          </table:table-cell>
          <table:table-cell office:value-type="float" office:value="0.99305202904599998" table:style-name="ce1">
            <text:p>0.993052029</text:p>
          </table:table-cell>
          <table:table-cell office:value-type="float" office:value="8.6348706520799998E-2" table:style-name="ce1">
            <text:p>0.086348707</text:p>
          </table:table-cell>
          <table:table-cell office:value-type="float" office:value="3" table:style-name="ce1">
            <text:p>3</text:p>
          </table:table-cell>
          <table:table-cell office:value-type="float" office:value="0.121453069675845" table:style-name="ce1">
            <text:p>0.12145307</text:p>
          </table:table-cell>
          <table:table-cell office:value-type="float" office:value="1.02311493291" table:style-name="ce1">
            <text:p>1.023114933</text:p>
          </table:table-cell>
          <table:table-cell office:value-type="float" office:value="8.2590355726812304E-4" table:style-name="ce1">
            <text:p>0.000825904</text:p>
          </table:table-cell>
          <table:table-cell office:value-type="float" office:value="8.9302260149000001E-2" table:style-name="ce1">
            <text:p>0.08930226</text:p>
          </table:table-cell>
          <table:table-cell office:value-type="float" office:value="9.6280048231099993E-2" table:style-name="ce1">
            <text:p>0.096280048</text:p>
          </table:table-cell>
          <table:table-cell office:value-type="float" office:value="0.90588164206300004" table:style-name="ce1">
            <text:p>0.905881642</text:p>
          </table:table-cell>
          <table:table-cell office:value-type="float" office:value="0.50424604085400004" table:style-name="ce1">
            <text:p>0.504246041</text:p>
          </table:table-cell>
          <table:table-cell office:value-type="float" office:value="0.91855779427399997" table:style-name="ce1">
            <text:p>0.918557794</text:p>
          </table:table-cell>
          <table:table-cell office:value-type="float" office:value="0.91217568140000005" table:style-name="ce1">
            <text:p>0.912175681</text:p>
          </table:table-cell>
          <table:table-cell office:value-type="float" office:value="0.84988399999999997" table:style-name="ce1">
            <text:p>0.849884</text:p>
          </table:table-cell>
          <table:table-cell office:value-type="float" office:value="0.49575395914600001" table:style-name="ce1">
            <text:p>0.495753959</text:p>
          </table:table-cell>
          <table:table-cell office:value-type="float" office:value="194895" table:style-name="ce1">
            <text:p>194895</text:p>
          </table:table-cell>
          <table:table-cell office:value-type="float" office:value="17280" table:style-name="ce1">
            <text:p>17280</text:p>
          </table:table-cell>
          <table:table-cell office:value-type="float" office:value="17576" table:style-name="ce1">
            <text:p>17576</text:p>
          </table:table-cell>
          <table:table-cell office:value-type="float" office:value="20249" table:style-name="ce1">
            <text:p>20249</text:p>
          </table:table-cell>
          <table:table-cell office:value-type="float" office:value="215144" table:style-name="ce1">
            <text:p>215144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364772086199997" table:style-name="ce1">
            <text:p>0.483647721</text:p>
          </table:table-cell>
          <table:table-cell office:value-type="float" office:value="0.31895472280199999" table:style-name="ce1">
            <text:p>0.318954723</text:p>
          </table:table-cell>
          <table:table-cell office:value-type="float" office:value="0.70506384145800005" table:style-name="ce1">
            <text:p>0.705063841</text:p>
          </table:table-cell>
          <table:table-cell office:value-type="float" office:value="0.85054883971799999" table:style-name="ce1">
            <text:p>0.85054884</text:p>
          </table:table-cell>
          <table:table-cell office:value-type="float" office:value="1.01971561272" table:style-name="ce1">
            <text:p>1.019715613</text:p>
          </table:table-cell>
          <table:table-cell office:value-type="float" office:value="-1.3144980523900001" table:style-name="ce1">
            <text:p>-1.314498052</text:p>
          </table:table-cell>
          <table:table-cell office:value-type="float" office:value="0.39582508891200002" table:style-name="ce1">
            <text:p>0.395825089</text:p>
          </table:table-cell>
          <table:table-cell office:value-type="float" office:value="0.95915025935300002" table:style-name="ce1">
            <text:p>0.959150259</text:p>
          </table:table-cell>
          <table:table-cell office:value-type="float" office:value="8.6348706520799998E-2" table:style-name="ce1">
            <text:p>0.086348707</text:p>
          </table:table-cell>
          <table:table-cell office:value-type="float" office:value="8.4852813742385695" table:style-name="ce1">
            <text:p>8.485281374</text:p>
          </table:table-cell>
          <table:table-cell office:value-type="float" office:value="0.80539381755810002" table:style-name="ce1">
            <text:p>0.805393818</text:p>
          </table:table-cell>
          <table:table-cell office:value-type="float" office:value="1.02311493291" table:style-name="ce1">
            <text:p>1.023114933</text:p>
          </table:table-cell>
          <table:table-cell office:value-type="float" office:value="9.0873356080812297E-3" table:style-name="ce1">
            <text:p>0.009087336</text:p>
          </table:table-cell>
          <table:table-cell office:value-type="float" office:value="8.9302260149000001E-2" table:style-name="ce1">
            <text:p>0.08930226</text:p>
          </table:table-cell>
          <table:table-cell office:value-type="float" office:value="1.0676206190299999" table:style-name="ce1">
            <text:p>1.067620619</text:p>
          </table:table-cell>
          <table:table-cell office:value-type="float" office:value="0.50424604085400004" table:style-name="ce1">
            <text:p>0.504246041</text:p>
          </table:table-cell>
          <table:table-cell office:value-type="float" office:value="0.90588164206300004" table:style-name="ce1">
            <text:p>0.905881642</text:p>
          </table:table-cell>
          <table:table-cell office:value-type="float" office:value="0.464666226041" table:style-name="ce1">
            <text:p>0.464666226</text:p>
          </table:table-cell>
          <table:table-cell office:value-type="float" office:value="0.48364772086199997" table:style-name="ce1">
            <text:p>0.483647721</text:p>
          </table:table-cell>
          <table:table-cell office:value-type="float" office:value="0.84988399999999997" table:style-name="ce1">
            <text:p>0.849884</text:p>
          </table:table-cell>
          <table:table-cell office:value-type="float" office:value="9.4118357937000005E-2" table:style-name="ce1">
            <text:p>0.094118358</text:p>
          </table:table-cell>
          <table:table-cell office:value-type="float" office:value="17576" table:style-name="ce1">
            <text:p>17576</text:p>
          </table:table-cell>
          <table:table-cell office:value-type="float" office:value="20249" table:style-name="ce1">
            <text:p>20249</text:p>
          </table:table-cell>
          <table:table-cell office:value-type="float" office:value="194895" table:style-name="ce1">
            <text:p>194895</text:p>
          </table:table-cell>
          <table:table-cell office:value-type="float" office:value="17280" table:style-name="ce1">
            <text:p>17280</text:p>
          </table:table-cell>
          <table:table-cell office:value-type="float" office:value="34856" table:style-name="ce1">
            <text:p>34856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wn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1403840623300003" table:style-name="ce1">
            <text:p>0.914038406</text:p>
          </table:table-cell>
          <table:table-cell office:value-type="float" office:value="0.84168575710100002" table:style-name="ce1">
            <text:p>0.841685757</text:p>
          </table:table-cell>
          <table:table-cell office:value-type="float" office:value="0.71116149537600004" table:style-name="ce1">
            <text:p>0.711161495</text:p>
          </table:table-cell>
          <table:table-cell office:value-type="float" office:value="0.85343988876599997" table:style-name="ce1">
            <text:p>0.853439889</text:p>
          </table:table-cell>
          <table:table-cell office:value-type="float" office:value="1.02401129019" table:style-name="ce1">
            <text:p>1.02401129</text:p>
          </table:table-cell>
          <table:table-cell office:value-type="float" office:value="-2.8034975610799999" table:style-name="ce1">
            <text:p>-2.803497561</text:p>
          </table:table-cell>
          <table:table-cell office:value-type="float" office:value="0.405597144804" table:style-name="ce1">
            <text:p>0.405597145</text:p>
          </table:table-cell>
          <table:table-cell office:value-type="float" office:value="0.99218828546799998" table:style-name="ce1">
            <text:p>0.992188285</text:p>
          </table:table-cell>
          <table:table-cell office:value-type="float" office:value="9.02808466364E-2" table:style-name="ce1">
            <text:p>0.090280847</text:p>
          </table:table-cell>
          <table:table-cell office:value-type="float" office:value="3" table:style-name="ce1">
            <text:p>3</text:p>
          </table:table-cell>
          <table:table-cell office:value-type="float" office:value="0.117914759655046" table:style-name="ce1">
            <text:p>0.11791476</text:p>
          </table:table-cell>
          <table:table-cell office:value-type="float" office:value="1.0113300757399999" table:style-name="ce1">
            <text:p>1.011330076</text:p>
          </table:table-cell>
          <table:table-cell office:value-type="float" office:value="6.5610277254486802E-4" table:style-name="ce1">
            <text:p>0.000656103</text:p>
          </table:table-cell>
          <table:table-cell office:value-type="float" office:value="8.4389592166400004E-2" table:style-name="ce1">
            <text:p>0.084389592</text:p>
          </table:table-cell>
          <table:table-cell office:value-type="float" office:value="9.4045931966699997E-2" table:style-name="ce1">
            <text:p>0.094045932</text:p>
          </table:table-cell>
          <table:table-cell office:value-type="float" office:value="0.90695354405200002" table:style-name="ce1">
            <text:p>0.906953544</text:p>
          </table:table-cell>
          <table:table-cell office:value-type="float" office:value="0.51536944669999996" table:style-name="ce1">
            <text:p>0.515369447</text:p>
          </table:table-cell>
          <table:table-cell office:value-type="float" office:value="0.92123482974000004" table:style-name="ce1">
            <text:p>0.92123483</text:p>
          </table:table-cell>
          <table:table-cell office:value-type="float" office:value="0.91403840623300003" table:style-name="ce1">
            <text:p>0.914038406</text:p>
          </table:table-cell>
          <table:table-cell office:value-type="float" office:value="0.85294000000000003" table:style-name="ce1">
            <text:p>0.85294</text:p>
          </table:table-cell>
          <table:table-cell office:value-type="float" office:value="0.48463055329999999" table:style-name="ce1">
            <text:p>0.484630553</text:p>
          </table:table-cell>
          <table:table-cell office:value-type="float" office:value="195463" table:style-name="ce1">
            <text:p>195463</text:p>
          </table:table-cell>
          <table:table-cell office:value-type="float" office:value="16712" table:style-name="ce1">
            <text:p>16712</text:p>
          </table:table-cell>
          <table:table-cell office:value-type="float" office:value="17772" table:style-name="ce1">
            <text:p>17772</text:p>
          </table:table-cell>
          <table:table-cell office:value-type="float" office:value="20053" table:style-name="ce1">
            <text:p>20053</text:p>
          </table:table-cell>
          <table:table-cell office:value-type="float" office:value="215516" table:style-name="ce1">
            <text:p>215516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155706758500001" table:style-name="ce1">
            <text:p>0.491557068</text:p>
          </table:table-cell>
          <table:table-cell office:value-type="float" office:value="0.32587050992900002" table:style-name="ce1">
            <text:p>0.32587051</text:p>
          </table:table-cell>
          <table:table-cell office:value-type="float" office:value="0.71116149537600004" table:style-name="ce1">
            <text:p>0.711161495</text:p>
          </table:table-cell>
          <table:table-cell office:value-type="float" office:value="0.85343988876599997" table:style-name="ce1">
            <text:p>0.853439889</text:p>
          </table:table-cell>
          <table:table-cell office:value-type="float" office:value="1.02401129019" table:style-name="ce1">
            <text:p>1.02401129</text:p>
          </table:table-cell>
          <table:table-cell office:value-type="float" office:value="-2.8034975610799999" table:style-name="ce1">
            <text:p>-2.803497561</text:p>
          </table:table-cell>
          <table:table-cell office:value-type="float" office:value="0.405597144804" table:style-name="ce1">
            <text:p>0.405597145</text:p>
          </table:table-cell>
          <table:table-cell office:value-type="float" office:value="0.95379551646399996" table:style-name="ce1">
            <text:p>0.953795516</text:p>
          </table:table-cell>
          <table:table-cell office:value-type="float" office:value="9.02808466364E-2" table:style-name="ce1">
            <text:p>0.090280847</text:p>
          </table:table-cell>
          <table:table-cell office:value-type="float" office:value="9.89949493661166" table:style-name="ce1">
            <text:p>9.899494937</text:p>
          </table:table-cell>
          <table:table-cell office:value-type="float" office:value="0.822235057638939" table:style-name="ce1">
            <text:p>0.822235058</text:p>
          </table:table-cell>
          <table:table-cell office:value-type="float" office:value="1.0113300757399999" table:style-name="ce1">
            <text:p>1.011330076</text:p>
          </table:table-cell>
          <table:table-cell office:value-type="float" office:value="9.1037548202026804E-3" table:style-name="ce1">
            <text:p>0.009103755</text:p>
          </table:table-cell>
          <table:table-cell office:value-type="float" office:value="8.4389592166400004E-2" table:style-name="ce1">
            <text:p>0.084389592</text:p>
          </table:table-cell>
          <table:table-cell office:value-type="float" office:value="1.03435178933" table:style-name="ce1">
            <text:p>1.034351789</text:p>
          </table:table-cell>
          <table:table-cell office:value-type="float" office:value="0.51536944669999996" table:style-name="ce1">
            <text:p>0.515369447</text:p>
          </table:table-cell>
          <table:table-cell office:value-type="float" office:value="0.90695354405200002" table:style-name="ce1">
            <text:p>0.906953544</text:p>
          </table:table-cell>
          <table:table-cell office:value-type="float" office:value="0.46984798413700002" table:style-name="ce1">
            <text:p>0.469847984</text:p>
          </table:table-cell>
          <table:table-cell office:value-type="float" office:value="0.49155706758500001" table:style-name="ce1">
            <text:p>0.491557068</text:p>
          </table:table-cell>
          <table:table-cell office:value-type="float" office:value="0.85294000000000003" table:style-name="ce1">
            <text:p>0.85294</text:p>
          </table:table-cell>
          <table:table-cell office:value-type="float" office:value="9.3046455947599999E-2" table:style-name="ce1">
            <text:p>0.093046456</text:p>
          </table:table-cell>
          <table:table-cell office:value-type="float" office:value="17772" table:style-name="ce1">
            <text:p>17772</text:p>
          </table:table-cell>
          <table:table-cell office:value-type="float" office:value="20053" table:style-name="ce1">
            <text:p>20053</text:p>
          </table:table-cell>
          <table:table-cell office:value-type="float" office:value="195463" table:style-name="ce1">
            <text:p>195463</text:p>
          </table:table-cell>
          <table:table-cell office:value-type="float" office:value="16712" table:style-name="ce1">
            <text:p>16712</text:p>
          </table:table-cell>
          <table:table-cell office:value-type="float" office:value="34484" table:style-name="ce1">
            <text:p>34484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t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3558147755400001" table:style-name="ce1">
            <text:p>0.935581478</text:p>
          </table:table-cell>
          <table:table-cell office:value-type="float" office:value="0.87896016259099996" table:style-name="ce1">
            <text:p>0.878960163</text:p>
          </table:table-cell>
          <table:table-cell office:value-type="float" office:value="0.78711658147399999" table:style-name="ce1">
            <text:p>0.787116581</text:p>
          </table:table-cell>
          <table:table-cell office:value-type="float" office:value="0.89203054446499996" table:style-name="ce1">
            <text:p>0.892030544</text:p>
          </table:table-cell>
          <table:table-cell office:value-type="float" office:value="0.949591116678" table:style-name="ce1">
            <text:p>0.949591117</text:p>
          </table:table-cell>
          <table:table-cell office:value-type="float" office:value="0.46141412203400001" table:style-name="ce1">
            <text:p>0.461414122</text:p>
          </table:table-cell>
          <table:table-cell office:value-type="float" office:value="0.57423450346100002" table:style-name="ce1">
            <text:p>0.574234503</text:p>
          </table:table-cell>
          <table:table-cell office:value-type="float" office:value="1" table:style-name="ce1">
            <text:p>1</text:p>
          </table:table-cell>
          <table:table-cell office:value-type="float" office:value="0.177706196929" table:style-name="ce1">
            <text:p>0.177706197</text:p>
          </table:table-cell>
          <table:table-cell office:value-type="float" office:value="2" table:style-name="ce1">
            <text:p>2</text:p>
          </table:table-cell>
          <table:table-cell office:value-type="float" office:value="7.8269544576097805E-2" table:style-name="ce1">
            <text:p>0.078269545</text:p>
          </table:table-cell>
          <table:table-cell office:value-type="float" office:value="0.87075563897099995" table:style-name="ce1">
            <text:p>0.870755639</text:p>
          </table:table-cell>
          <table:table-cell office:value-type="float" office:value="2.0165712344969901E-5" table:style-name="ce2">
            <text:p>2.02E-05</text:p>
          </table:table-cell>
          <table:table-cell office:value-type="float" office:value="0.11444019536699999" table:style-name="ce1">
            <text:p>0.114440195</text:p>
          </table:table-cell>
          <table:table-cell office:value-type="float" office:value="6.8853995073200003E-2" table:style-name="ce1">
            <text:p>0.068853995</text:p>
          </table:table-cell>
          <table:table-cell office:value-type="float" office:value="0.93558147755400001" table:style-name="ce1">
            <text:p>0.935581478</text:p>
          </table:table-cell>
          <table:table-cell office:value-type="float" office:value="0.63865168539299999" table:style-name="ce1">
            <text:p>0.638651685</text:p>
          </table:table-cell>
          <table:table-cell office:value-type="float" office:value="0.93558147755400001" table:style-name="ce1">
            <text:p>0.935581478</text:p>
          </table:table-cell>
          <table:table-cell office:value-type="float" office:value="0.93558147755400001" table:style-name="ce1">
            <text:p>0.935581478</text:p>
          </table:table-cell>
          <table:table-cell office:value-type="float" office:value="0.890656" table:style-name="ce1">
            <text:p>0.890656</text:p>
          </table:table-cell>
          <table:table-cell office:value-type="float" office:value="0.36134831460700001" table:style-name="ce1">
            <text:p>0.361348315</text:p>
          </table:table-cell>
          <table:table-cell office:value-type="float" office:value="198507" table:style-name="ce1">
            <text:p>198507</text:p>
          </table:table-cell>
          <table:table-cell office:value-type="float" office:value="13668" table:style-name="ce1">
            <text:p>13668</text:p>
          </table:table-cell>
          <table:table-cell office:value-type="float" office:value="24157" table:style-name="ce1">
            <text:p>24157</text:p>
          </table:table-cell>
          <table:table-cell office:value-type="float" office:value="13668" table:style-name="ce1">
            <text:p>13668</text:p>
          </table:table-cell>
          <table:table-cell office:value-type="float" office:value="212175" table:style-name="ce1">
            <text:p>212175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3865168539299999" table:style-name="ce1">
            <text:p>0.638651685</text:p>
          </table:table-cell>
          <table:table-cell office:value-type="float" office:value="0.46913172664199998" table:style-name="ce1">
            <text:p>0.469131727</text:p>
          </table:table-cell>
          <table:table-cell office:value-type="float" office:value="0.78711658147399999" table:style-name="ce1">
            <text:p>0.787116581</text:p>
          </table:table-cell>
          <table:table-cell office:value-type="float" office:value="0.89203054446499996" table:style-name="ce1">
            <text:p>0.892030544</text:p>
          </table:table-cell>
          <table:table-cell office:value-type="float" office:value="0.949591116678" table:style-name="ce1">
            <text:p>0.949591117</text:p>
          </table:table-cell>
          <table:table-cell office:value-type="float" office:value="0.46141412203400001" table:style-name="ce1">
            <text:p>0.461414122</text:p>
          </table:table-cell>
          <table:table-cell office:value-type="float" office:value="0.57423450346100002" table:style-name="ce1">
            <text:p>0.574234503</text:p>
          </table:table-cell>
          <table:table-cell office:value-type="float" office:value="1" table:style-name="ce1">
            <text:p>1</text:p>
          </table:table-cell>
          <table:table-cell office:value-type="float" office:value="0.177706196929" table:style-name="ce1">
            <text:p>0.177706197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0.444291571623807" table:style-name="ce1">
            <text:p>0.444291572</text:p>
          </table:table-cell>
          <table:table-cell office:value-type="float" office:value="0.87075563897099995" table:style-name="ce1">
            <text:p>0.870755639</text:p>
          </table:table-cell>
          <table:table-cell office:value-type="float" office:value="2.1799307657666901E-4" table:style-name="ce1">
            <text:p>0.000217993</text:p>
          </table:table-cell>
          <table:table-cell office:value-type="float" office:value="0.11444019536699999" table:style-name="ce1">
            <text:p>0.114440195</text:p>
          </table:table-cell>
          <table:table-cell office:value-type="float" office:value="0.56579873328600006" table:style-name="ce1">
            <text:p>0.565798733</text:p>
          </table:table-cell>
          <table:table-cell office:value-type="float" office:value="0.63865168539299999" table:style-name="ce1">
            <text:p>0.638651685</text:p>
          </table:table-cell>
          <table:table-cell office:value-type="float" office:value="0.93558147755400001" table:style-name="ce1">
            <text:p>0.935581478</text:p>
          </table:table-cell>
          <table:table-cell office:value-type="float" office:value="0.63865168539299999" table:style-name="ce1">
            <text:p>0.638651685</text:p>
          </table:table-cell>
          <table:table-cell office:value-type="float" office:value="0.63865168539299999" table:style-name="ce1">
            <text:p>0.638651685</text:p>
          </table:table-cell>
          <table:table-cell office:value-type="float" office:value="0.890656" table:style-name="ce1">
            <text:p>0.890656</text:p>
          </table:table-cell>
          <table:table-cell office:value-type="float" office:value="6.4418522446099996E-2" table:style-name="ce1">
            <text:p>0.064418522</text:p>
          </table:table-cell>
          <table:table-cell office:value-type="float" office:value="24157" table:style-name="ce1">
            <text:p>24157</text:p>
          </table:table-cell>
          <table:table-cell office:value-type="float" office:value="13668" table:style-name="ce1">
            <text:p>13668</text:p>
          </table:table-cell>
          <table:table-cell office:value-type="float" office:value="198507" table:style-name="ce1">
            <text:p>198507</text:p>
          </table:table-cell>
          <table:table-cell office:value-type="float" office:value="13668" table:style-name="ce1">
            <text:p>13668</text:p>
          </table:table-cell>
          <table:table-cell office:value-type="float" office:value="37825" table:style-name="ce1">
            <text:p>37825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t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0758354149999998" table:style-name="ce1">
            <text:p>0.907583542</text:p>
          </table:table-cell>
          <table:table-cell office:value-type="float" office:value="0.83080361380300005" table:style-name="ce1">
            <text:p>0.830803614</text:p>
          </table:table-cell>
          <table:table-cell office:value-type="float" office:value="0.69461124000600005" table:style-name="ce1">
            <text:p>0.69461124</text:p>
          </table:table-cell>
          <table:table-cell office:value-type="float" office:value="0.84511217658100002" table:style-name="ce1">
            <text:p>0.845112177</text:p>
          </table:table-cell>
          <table:table-cell office:value-type="float" office:value="1.01036257739" table:style-name="ce1">
            <text:p>1.010362577</text:p>
          </table:table-cell>
          <table:table-cell office:value-type="float" office:value="0.59914825006600003" table:style-name="ce1">
            <text:p>0.59914825</text:p>
          </table:table-cell>
          <table:table-cell office:value-type="float" office:value="0.38926644383999998" table:style-name="ce1">
            <text:p>0.389266444</text:p>
          </table:table-cell>
          <table:table-cell office:value-type="float" office:value="0.99997643399199998" table:style-name="ce1">
            <text:p>0.999976434</text:p>
          </table:table-cell>
          <table:table-cell office:value-type="float" office:value="8.4735119107500007E-2" table:style-name="ce1">
            <text:p>0.084735119</text:p>
          </table:table-cell>
          <table:table-cell office:value-type="float" office:value="3" table:style-name="ce1">
            <text:p>3</text:p>
          </table:table-cell>
          <table:table-cell office:value-type="float" office:value="0.12843961421483099" table:style-name="ce1">
            <text:p>0.128439614</text:p>
          </table:table-cell>
          <table:table-cell office:value-type="float" office:value="1.0567972993300001" table:style-name="ce1">
            <text:p>1.056797299</text:p>
          </table:table-cell>
          <table:table-cell office:value-type="float" office:value="4.4200227355143999E-5" table:style-name="ce2">
            <text:p>4.42E-05</text:p>
          </table:table-cell>
          <table:table-cell office:value-type="float" office:value="0.103866784804" table:style-name="ce1">
            <text:p>0.103866785</text:p>
          </table:table-cell>
          <table:table-cell office:value-type="float" office:value="0.101826944049" table:style-name="ce1">
            <text:p>0.101826944</text:p>
          </table:table-cell>
          <table:table-cell office:value-type="float" office:value="0.90760493012499999" table:style-name="ce1">
            <text:p>0.90760493</text:p>
          </table:table-cell>
          <table:table-cell office:value-type="float" office:value="0.48161754988799999" table:style-name="ce1">
            <text:p>0.48161755</text:p>
          </table:table-cell>
          <table:table-cell office:value-type="float" office:value="0.90756215388200001" table:style-name="ce1">
            <text:p>0.907562154</text:p>
          </table:table-cell>
          <table:table-cell office:value-type="float" office:value="0.90758354149999998" table:style-name="ce1">
            <text:p>0.907583542</text:p>
          </table:table-cell>
          <table:table-cell office:value-type="float" office:value="0.843136" table:style-name="ce1">
            <text:p>0.843136</text:p>
          </table:table-cell>
          <table:table-cell office:value-type="float" office:value="0.51838245011200001" table:style-name="ce1">
            <text:p>0.51838245</text:p>
          </table:table-cell>
          <table:table-cell office:value-type="float" office:value="192562" table:style-name="ce1">
            <text:p>192562</text:p>
          </table:table-cell>
          <table:table-cell office:value-type="float" office:value="19613" table:style-name="ce1">
            <text:p>19613</text:p>
          </table:table-cell>
          <table:table-cell office:value-type="float" office:value="18222" table:style-name="ce1">
            <text:p>18222</text:p>
          </table:table-cell>
          <table:table-cell office:value-type="float" office:value="19603" table:style-name="ce1">
            <text:p>19603</text:p>
          </table:table-cell>
          <table:table-cell office:value-type="float" office:value="212165" table:style-name="ce1">
            <text:p>212165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168120539300002" table:style-name="ce1">
            <text:p>0.481681205</text:p>
          </table:table-cell>
          <table:table-cell office:value-type="float" office:value="0.31724642222900001" table:style-name="ce1">
            <text:p>0.317246422</text:p>
          </table:table-cell>
          <table:table-cell office:value-type="float" office:value="0.69461124000600005" table:style-name="ce1">
            <text:p>0.69461124</text:p>
          </table:table-cell>
          <table:table-cell office:value-type="float" office:value="0.84511217658100002" table:style-name="ce1">
            <text:p>0.845112177</text:p>
          </table:table-cell>
          <table:table-cell office:value-type="float" office:value="1.01036257739" table:style-name="ce1">
            <text:p>1.010362577</text:p>
          </table:table-cell>
          <table:table-cell office:value-type="float" office:value="0.59914825006600003" table:style-name="ce1">
            <text:p>0.59914825</text:p>
          </table:table-cell>
          <table:table-cell office:value-type="float" office:value="0.38926644383999998" table:style-name="ce1">
            <text:p>0.389266444</text:p>
          </table:table-cell>
          <table:table-cell office:value-type="float" office:value="0.99986782976499999" table:style-name="ce1">
            <text:p>0.99986783</text:p>
          </table:table-cell>
          <table:table-cell office:value-type="float" office:value="8.4735119107500007E-2" table:style-name="ce1">
            <text:p>0.084735119</text:p>
          </table:table-cell>
          <table:table-cell office:value-type="float" office:value="5.8309518948452999" table:style-name="ce1">
            <text:p>5.830951895</text:p>
          </table:table-cell>
          <table:table-cell office:value-type="float" office:value="0.75426703259088002" table:style-name="ce1">
            <text:p>0.754267033</text:p>
          </table:table-cell>
          <table:table-cell office:value-type="float" office:value="1.0567972993300001" table:style-name="ce1">
            <text:p>1.056797299</text:p>
          </table:table-cell>
          <table:table-cell office:value-type="float" office:value="4.7739901176144998E-4" table:style-name="ce1">
            <text:p>0.000477399</text:p>
          </table:table-cell>
          <table:table-cell office:value-type="float" office:value="0.103866784804" table:style-name="ce1">
            <text:p>0.103866785</text:p>
          </table:table-cell>
          <table:table-cell office:value-type="float" office:value="1.0760619031900001" table:style-name="ce1">
            <text:p>1.076061903</text:p>
          </table:table-cell>
          <table:table-cell office:value-type="float" office:value="0.48161754988799999" table:style-name="ce1">
            <text:p>0.48161755</text:p>
          </table:table-cell>
          <table:table-cell office:value-type="float" office:value="0.90760493012499999" table:style-name="ce1">
            <text:p>0.90760493</text:p>
          </table:table-cell>
          <table:table-cell office:value-type="float" office:value="0.481744877726" table:style-name="ce1">
            <text:p>0.481744878</text:p>
          </table:table-cell>
          <table:table-cell office:value-type="float" office:value="0.48168120539300002" table:style-name="ce1">
            <text:p>0.481681205</text:p>
          </table:table-cell>
          <table:table-cell office:value-type="float" office:value="0.843136" table:style-name="ce1">
            <text:p>0.843136</text:p>
          </table:table-cell>
          <table:table-cell office:value-type="float" office:value="9.2395069874899996E-2" table:style-name="ce1">
            <text:p>0.09239507</text:p>
          </table:table-cell>
          <table:table-cell office:value-type="float" office:value="18222" table:style-name="ce1">
            <text:p>18222</text:p>
          </table:table-cell>
          <table:table-cell office:value-type="float" office:value="19603" table:style-name="ce1">
            <text:p>19603</text:p>
          </table:table-cell>
          <table:table-cell office:value-type="float" office:value="192562" table:style-name="ce1">
            <text:p>192562</text:p>
          </table:table-cell>
          <table:table-cell office:value-type="float" office:value="19613" table:style-name="ce1">
            <text:p>19613</text:p>
          </table:table-cell>
          <table:table-cell office:value-type="float" office:value="37835" table:style-name="ce1">
            <text:p>37835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t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1108586941699998" table:style-name="ce1">
            <text:p>0.911085869</text:p>
          </table:table-cell>
          <table:table-cell office:value-type="float" office:value="0.83669211724600001" table:style-name="ce1">
            <text:p>0.836692117</text:p>
          </table:table-cell>
          <table:table-cell office:value-type="float" office:value="0.70617928192799995" table:style-name="ce1">
            <text:p>0.706179282</text:p>
          </table:table-cell>
          <table:table-cell office:value-type="float" office:value="0.85098047298500001" table:style-name="ce1">
            <text:p>0.850980473</text:p>
          </table:table-cell>
          <table:table-cell office:value-type="float" office:value="1.0185916741100001" table:style-name="ce1">
            <text:p>1.018591674</text:p>
          </table:table-cell>
          <table:table-cell office:value-type="float" office:value="0.28050670613200002" table:style-name="ce1">
            <text:p>0.280506706</text:p>
          </table:table-cell>
          <table:table-cell office:value-type="float" office:value="0.41239604919900003" table:style-name="ce1">
            <text:p>0.412396049</text:p>
          </table:table-cell>
          <table:table-cell office:value-type="float" office:value="0.99998114728200005" table:style-name="ce1">
            <text:p>0.999981147</text:p>
          </table:table-cell>
          <table:table-cell office:value-type="float" office:value="9.4468512874299998E-2" table:style-name="ce1">
            <text:p>0.094468513</text:p>
          </table:table-cell>
          <table:table-cell office:value-type="float" office:value="3" table:style-name="ce1">
            <text:p>3</text:p>
          </table:table-cell>
          <table:table-cell office:value-type="float" office:value="0.122655963544686" table:style-name="ce1">
            <text:p>0.122655964</text:p>
          </table:table-cell>
          <table:table-cell office:value-type="float" office:value="1.03731061229" table:style-name="ce1">
            <text:p>1.037310612</text:p>
          </table:table-cell>
          <table:table-cell office:value-type="float" office:value="5.3544230946185198E-5" table:style-name="ce2">
            <text:p>5.35E-05</text:p>
          </table:table-cell>
          <table:table-cell office:value-type="float" office:value="9.5543353277900006E-2" table:style-name="ce1">
            <text:p>0.095543353</text:p>
          </table:table-cell>
          <table:table-cell office:value-type="float" office:value="9.7591383609400006E-2" table:style-name="ce1">
            <text:p>0.097591384</text:p>
          </table:table-cell>
          <table:table-cell office:value-type="float" office:value="0.91110304618500004" table:style-name="ce1">
            <text:p>0.911103046</text:p>
          </table:table-cell>
          <table:table-cell office:value-type="float" office:value="0.50125551766999998" table:style-name="ce1">
            <text:p>0.501255518</text:p>
          </table:table-cell>
          <table:table-cell office:value-type="float" office:value="0.91106869329600004" table:style-name="ce1">
            <text:p>0.911068693</text:p>
          </table:table-cell>
          <table:table-cell office:value-type="float" office:value="0.91108586941699998" table:style-name="ce1">
            <text:p>0.911085869</text:p>
          </table:table-cell>
          <table:table-cell office:value-type="float" office:value="0.84907999999999995" table:style-name="ce1">
            <text:p>0.84908</text:p>
          </table:table-cell>
          <table:table-cell office:value-type="float" office:value="0.49874448233000002" table:style-name="ce1">
            <text:p>0.498744482</text:p>
          </table:table-cell>
          <table:table-cell office:value-type="float" office:value="193306" table:style-name="ce1">
            <text:p>193306</text:p>
          </table:table-cell>
          <table:table-cell office:value-type="float" office:value="18869" table:style-name="ce1">
            <text:p>18869</text:p>
          </table:table-cell>
          <table:table-cell office:value-type="float" office:value="18964" table:style-name="ce1">
            <text:p>18964</text:p>
          </table:table-cell>
          <table:table-cell office:value-type="float" office:value="18861" table:style-name="ce1">
            <text:p>18861</text:p>
          </table:table-cell>
          <table:table-cell office:value-type="float" office:value="212167" table:style-name="ce1">
            <text:p>212167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0130851991900005" table:style-name="ce1">
            <text:p>0.50130852</text:p>
          </table:table-cell>
          <table:table-cell office:value-type="float" office:value="0.334497477687" table:style-name="ce1">
            <text:p>0.334497478</text:p>
          </table:table-cell>
          <table:table-cell office:value-type="float" office:value="0.70617928192799995" table:style-name="ce1">
            <text:p>0.706179282</text:p>
          </table:table-cell>
          <table:table-cell office:value-type="float" office:value="0.85098047298500001" table:style-name="ce1">
            <text:p>0.850980473</text:p>
          </table:table-cell>
          <table:table-cell office:value-type="float" office:value="1.0185916741100001" table:style-name="ce1">
            <text:p>1.018591674</text:p>
          </table:table-cell>
          <table:table-cell office:value-type="float" office:value="0.28050670613200002" table:style-name="ce1">
            <text:p>0.280506706</text:p>
          </table:table-cell>
          <table:table-cell office:value-type="float" office:value="0.41239604919900003" table:style-name="ce1">
            <text:p>0.412396049</text:p>
          </table:table-cell>
          <table:table-cell office:value-type="float" office:value="0.99989426101699996" table:style-name="ce1">
            <text:p>0.999894261</text:p>
          </table:table-cell>
          <table:table-cell office:value-type="float" office:value="9.4468512874299998E-2" table:style-name="ce1">
            <text:p>0.094468513</text:p>
          </table:table-cell>
          <table:table-cell office:value-type="float" office:value="7.6157731058638998" table:style-name="ce1">
            <text:p>7.615773106</text:p>
          </table:table-cell>
          <table:table-cell office:value-type="float" office:value="0.74296573631662299" table:style-name="ce1">
            <text:p>0.742965736</text:p>
          </table:table-cell>
          <table:table-cell office:value-type="float" office:value="1.03731061229" table:style-name="ce1">
            <text:p>1.037310612</text:p>
          </table:table-cell>
          <table:table-cell office:value-type="float" office:value="5.7899711015229303E-4" table:style-name="ce1">
            <text:p>0.000578997</text:p>
          </table:table-cell>
          <table:table-cell office:value-type="float" office:value="9.5543353277900006E-2" table:style-name="ce1">
            <text:p>0.095543353</text:p>
          </table:table-cell>
          <table:table-cell office:value-type="float" office:value="0.99477958236700004" table:style-name="ce1">
            <text:p>0.994779582</text:p>
          </table:table-cell>
          <table:table-cell office:value-type="float" office:value="0.50125551766999998" table:style-name="ce1">
            <text:p>0.501255518</text:p>
          </table:table-cell>
          <table:table-cell office:value-type="float" office:value="0.91110304618500004" table:style-name="ce1">
            <text:p>0.911103046</text:p>
          </table:table-cell>
          <table:table-cell office:value-type="float" office:value="0.50136153337699996" table:style-name="ce1">
            <text:p>0.501361533</text:p>
          </table:table-cell>
          <table:table-cell office:value-type="float" office:value="0.50130851991900005" table:style-name="ce1">
            <text:p>0.50130852</text:p>
          </table:table-cell>
          <table:table-cell office:value-type="float" office:value="0.84907999999999995" table:style-name="ce1">
            <text:p>0.84908</text:p>
          </table:table-cell>
          <table:table-cell office:value-type="float" office:value="8.8896953814700003E-2" table:style-name="ce1">
            <text:p>0.088896954</text:p>
          </table:table-cell>
          <table:table-cell office:value-type="float" office:value="18964" table:style-name="ce1">
            <text:p>18964</text:p>
          </table:table-cell>
          <table:table-cell office:value-type="float" office:value="18861" table:style-name="ce1">
            <text:p>18861</text:p>
          </table:table-cell>
          <table:table-cell office:value-type="float" office:value="193306" table:style-name="ce1">
            <text:p>193306</text:p>
          </table:table-cell>
          <table:table-cell office:value-type="float" office:value="18869" table:style-name="ce1">
            <text:p>18869</text:p>
          </table:table-cell>
          <table:table-cell office:value-type="float" office:value="37833" table:style-name="ce1">
            <text:p>37833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t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0920873413500003" table:style-name="ce1">
            <text:p>0.909208734</text:p>
          </table:table-cell>
          <table:table-cell office:value-type="float" office:value="0.83353136625400004" table:style-name="ce1">
            <text:p>0.833531366</text:p>
          </table:table-cell>
          <table:table-cell office:value-type="float" office:value="0.69994841621699999" table:style-name="ce1">
            <text:p>0.699948416</text:p>
          </table:table-cell>
          <table:table-cell office:value-type="float" office:value="0.847821961796" table:style-name="ce1">
            <text:p>0.847821962</text:p>
          </table:table-cell>
          <table:table-cell office:value-type="float" office:value="1.0141549806500001" table:style-name="ce1">
            <text:p>1.014154981</text:p>
          </table:table-cell>
          <table:table-cell office:value-type="float" office:value="0.45025814301" table:style-name="ce1">
            <text:p>0.450258143</text:p>
          </table:table-cell>
          <table:table-cell office:value-type="float" office:value="0.39986375509400002" table:style-name="ce1">
            <text:p>0.399863755</text:p>
          </table:table-cell>
          <table:table-cell office:value-type="float" office:value="0.99998114799299997" table:style-name="ce1">
            <text:p>0.999981148</text:p>
          </table:table-cell>
          <table:table-cell office:value-type="float" office:value="8.9122518393000005E-2" table:style-name="ce1">
            <text:p>0.089122518</text:p>
          </table:table-cell>
          <table:table-cell office:value-type="float" office:value="3" table:style-name="ce1">
            <text:p>3</text:p>
          </table:table-cell>
          <table:table-cell office:value-type="float" office:value="0.12568019137754799" table:style-name="ce1">
            <text:p>0.125680191</text:p>
          </table:table-cell>
          <table:table-cell office:value-type="float" office:value="1.0478433793199999" table:style-name="ce1">
            <text:p>1.047843379</text:p>
          </table:table-cell>
          <table:table-cell office:value-type="float" office:value="5.6082757264627303E-5" table:style-name="ce2">
            <text:p>5.61E-05</text:p>
          </table:table-cell>
          <table:table-cell office:value-type="float" office:value="0.100029836432" table:style-name="ce1">
            <text:p>0.100029836</text:p>
          </table:table-cell>
          <table:table-cell office:value-type="float" office:value="9.9857450172399997E-2" table:style-name="ce1">
            <text:p>0.09985745</text:p>
          </table:table-cell>
          <table:table-cell office:value-type="float" office:value="0.90919159404899996" table:style-name="ce1">
            <text:p>0.909191594</text:p>
          </table:table-cell>
          <table:table-cell office:value-type="float" office:value="0.49070523838500002" table:style-name="ce1">
            <text:p>0.490705238</text:p>
          </table:table-cell>
          <table:table-cell office:value-type="float" office:value="0.90922587486700002" table:style-name="ce1">
            <text:p>0.909225875</text:p>
          </table:table-cell>
          <table:table-cell office:value-type="float" office:value="0.90920873413500003" table:style-name="ce1">
            <text:p>0.909208734</text:p>
          </table:table-cell>
          <table:table-cell office:value-type="float" office:value="0.84588799999999997" table:style-name="ce1">
            <text:p>0.845888</text:p>
          </table:table-cell>
          <table:table-cell office:value-type="float" office:value="0.50929476161499998" table:style-name="ce1">
            <text:p>0.509294762</text:p>
          </table:table-cell>
          <table:table-cell office:value-type="float" office:value="192915" table:style-name="ce1">
            <text:p>192915</text:p>
          </table:table-cell>
          <table:table-cell office:value-type="float" office:value="19260" table:style-name="ce1">
            <text:p>19260</text:p>
          </table:table-cell>
          <table:table-cell office:value-type="float" office:value="18557" table:style-name="ce1">
            <text:p>18557</text:p>
          </table:table-cell>
          <table:table-cell office:value-type="float" office:value="19268" table:style-name="ce1">
            <text:p>19268</text:p>
          </table:table-cell>
          <table:table-cell office:value-type="float" office:value="212183" table:style-name="ce1">
            <text:p>212183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065334073700001" table:style-name="ce1">
            <text:p>0.490653341</text:p>
          </table:table-cell>
          <table:table-cell office:value-type="float" office:value="0.32507664009800002" table:style-name="ce1">
            <text:p>0.32507664</text:p>
          </table:table-cell>
          <table:table-cell office:value-type="float" office:value="0.69994841621699999" table:style-name="ce1">
            <text:p>0.699948416</text:p>
          </table:table-cell>
          <table:table-cell office:value-type="float" office:value="0.847821961796" table:style-name="ce1">
            <text:p>0.847821962</text:p>
          </table:table-cell>
          <table:table-cell office:value-type="float" office:value="1.0141549806500001" table:style-name="ce1">
            <text:p>1.014154981</text:p>
          </table:table-cell>
          <table:table-cell office:value-type="float" office:value="0.45025814301" table:style-name="ce1">
            <text:p>0.450258143</text:p>
          </table:table-cell>
          <table:table-cell office:value-type="float" office:value="0.39986375509400002" table:style-name="ce1">
            <text:p>0.399863755</text:p>
          </table:table-cell>
          <table:table-cell office:value-type="float" office:value="0.99989423865000004" table:style-name="ce1">
            <text:p>0.999894239</text:p>
          </table:table-cell>
          <table:table-cell office:value-type="float" office:value="8.9122518393000005E-2" table:style-name="ce1">
            <text:p>0.089122518</text:p>
          </table:table-cell>
          <table:table-cell office:value-type="float" office:value="9.0553851381374102" table:style-name="ce1">
            <text:p>9.055385138</text:p>
          </table:table-cell>
          <table:table-cell office:value-type="float" office:value="0.78841231528007205" table:style-name="ce1">
            <text:p>0.788412315</text:p>
          </table:table-cell>
          <table:table-cell office:value-type="float" office:value="1.0478433793199999" table:style-name="ce1">
            <text:p>1.047843379</text:p>
          </table:table-cell>
          <table:table-cell office:value-type="float" office:value="6.0630138981082496E-4" table:style-name="ce1">
            <text:p>0.000606301</text:p>
          </table:table-cell>
          <table:table-cell office:value-type="float" office:value="0.100029836432" table:style-name="ce1">
            <text:p>0.100029836</text:p>
          </table:table-cell>
          <table:table-cell office:value-type="float" office:value="1.0380988306300001" table:style-name="ce1">
            <text:p>1.038098831</text:p>
          </table:table-cell>
          <table:table-cell office:value-type="float" office:value="0.49070523838500002" table:style-name="ce1">
            <text:p>0.490705238</text:p>
          </table:table-cell>
          <table:table-cell office:value-type="float" office:value="0.90919159404899996" table:style-name="ce1">
            <text:p>0.909191594</text:p>
          </table:table-cell>
          <table:table-cell office:value-type="float" office:value="0.490601454065" table:style-name="ce1">
            <text:p>0.490601454</text:p>
          </table:table-cell>
          <table:table-cell office:value-type="float" office:value="0.49065334073700001" table:style-name="ce1">
            <text:p>0.490653341</text:p>
          </table:table-cell>
          <table:table-cell office:value-type="float" office:value="0.84588799999999997" table:style-name="ce1">
            <text:p>0.845888</text:p>
          </table:table-cell>
          <table:table-cell office:value-type="float" office:value="9.0808405951499999E-2" table:style-name="ce1">
            <text:p>0.090808406</text:p>
          </table:table-cell>
          <table:table-cell office:value-type="float" office:value="18557" table:style-name="ce1">
            <text:p>18557</text:p>
          </table:table-cell>
          <table:table-cell office:value-type="float" office:value="19268" table:style-name="ce1">
            <text:p>19268</text:p>
          </table:table-cell>
          <table:table-cell office:value-type="float" office:value="192915" table:style-name="ce1">
            <text:p>192915</text:p>
          </table:table-cell>
          <table:table-cell office:value-type="float" office:value="19260" table:style-name="ce1">
            <text:p>19260</text:p>
          </table:table-cell>
          <table:table-cell office:value-type="float" office:value="37817" table:style-name="ce1">
            <text:p>37817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t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0904720496000002" table:style-name="ce1">
            <text:p>0.909047205</text:p>
          </table:table-cell>
          <table:table-cell office:value-type="float" office:value="0.83325988905600001" table:style-name="ce1">
            <text:p>0.833259889</text:p>
          </table:table-cell>
          <table:table-cell office:value-type="float" office:value="0.69944522676800003" table:style-name="ce1">
            <text:p>0.699445227</text:p>
          </table:table-cell>
          <table:table-cell office:value-type="float" office:value="0.84756446321000001" table:style-name="ce1">
            <text:p>0.847564463</text:p>
          </table:table-cell>
          <table:table-cell office:value-type="float" office:value="1.0137843308800001" table:style-name="ce1">
            <text:p>1.013784331</text:p>
          </table:table-cell>
          <table:table-cell office:value-type="float" office:value="0.46666780264399998" table:style-name="ce1">
            <text:p>0.466667803</text:p>
          </table:table-cell>
          <table:table-cell office:value-type="float" office:value="0.39893112143699999" table:style-name="ce1">
            <text:p>0.398931121</text:p>
          </table:table-cell>
          <table:table-cell office:value-type="float" office:value="0.99997879064200001" table:style-name="ce1">
            <text:p>0.999978791</text:p>
          </table:table-cell>
          <table:table-cell office:value-type="float" office:value="8.87391157421E-2" table:style-name="ce1">
            <text:p>0.088739116</text:p>
          </table:table-cell>
          <table:table-cell office:value-type="float" office:value="3" table:style-name="ce1">
            <text:p>3</text:p>
          </table:table-cell>
          <table:table-cell office:value-type="float" office:value="0.12613633563971099" table:style-name="ce1">
            <text:p>0.126136336</text:p>
          </table:table-cell>
          <table:table-cell office:value-type="float" office:value="1.0487793564000001" table:style-name="ce1">
            <text:p>1.048779356</text:p>
          </table:table-cell>
          <table:table-cell office:value-type="float" office:value="7.0708923369753706E-5" table:style-name="ce2">
            <text:p>7.07E-05</text:p>
          </table:table-cell>
          <table:table-cell office:value-type="float" office:value="0.100405378051" table:style-name="ce1">
            <text:p>0.100405378</text:p>
          </table:table-cell>
          <table:table-cell office:value-type="float" office:value="0.100052884541" table:style-name="ce1">
            <text:p>0.100052885</text:p>
          </table:table-cell>
          <table:table-cell office:value-type="float" office:value="0.90906648567600001" table:style-name="ce1">
            <text:p>0.909066486</text:p>
          </table:table-cell>
          <table:table-cell office:value-type="float" office:value="0.48982396785999999" table:style-name="ce1">
            <text:p>0.489823968</text:p>
          </table:table-cell>
          <table:table-cell office:value-type="float" office:value="0.90902792506200003" table:style-name="ce1">
            <text:p>0.909027925</text:p>
          </table:table-cell>
          <table:table-cell office:value-type="float" office:value="0.90904720496000002" table:style-name="ce1">
            <text:p>0.909047205</text:p>
          </table:table-cell>
          <table:table-cell office:value-type="float" office:value="0.84562000000000004" table:style-name="ce1">
            <text:p>0.84562</text:p>
          </table:table-cell>
          <table:table-cell office:value-type="float" office:value="0.51017603213999996" table:style-name="ce1">
            <text:p>0.510176032</text:p>
          </table:table-cell>
          <table:table-cell office:value-type="float" office:value="192873" table:style-name="ce1">
            <text:p>192873</text:p>
          </table:table-cell>
          <table:table-cell office:value-type="float" office:value="19302" table:style-name="ce1">
            <text:p>19302</text:p>
          </table:table-cell>
          <table:table-cell office:value-type="float" office:value="18532" table:style-name="ce1">
            <text:p>18532</text:p>
          </table:table-cell>
          <table:table-cell office:value-type="float" office:value="19293" table:style-name="ce1">
            <text:p>19293</text:p>
          </table:table-cell>
          <table:table-cell office:value-type="float" office:value="212166" table:style-name="ce1">
            <text:p>212166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9882234764" table:style-name="ce1">
            <text:p>0.489882235</text:p>
          </table:table-cell>
          <table:table-cell office:value-type="float" office:value="0.32440002100600002" table:style-name="ce1">
            <text:p>0.324400021</text:p>
          </table:table-cell>
          <table:table-cell office:value-type="float" office:value="0.69944522676800003" table:style-name="ce1">
            <text:p>0.699445227</text:p>
          </table:table-cell>
          <table:table-cell office:value-type="float" office:value="0.84756446321000001" table:style-name="ce1">
            <text:p>0.847564463</text:p>
          </table:table-cell>
          <table:table-cell office:value-type="float" office:value="1.0137843308800001" table:style-name="ce1">
            <text:p>1.013784331</text:p>
          </table:table-cell>
          <table:table-cell office:value-type="float" office:value="0.46666780264399998" table:style-name="ce1">
            <text:p>0.466667803</text:p>
          </table:table-cell>
          <table:table-cell office:value-type="float" office:value="0.39893112143699999" table:style-name="ce1">
            <text:p>0.398931121</text:p>
          </table:table-cell>
          <table:table-cell office:value-type="float" office:value="0.99988104521599996" table:style-name="ce1">
            <text:p>0.999881045</text:p>
          </table:table-cell>
          <table:table-cell office:value-type="float" office:value="8.87391157421E-2" table:style-name="ce1">
            <text:p>0.088739116</text:p>
          </table:table-cell>
          <table:table-cell office:value-type="float" office:value="12" table:style-name="ce1">
            <text:p>12</text:p>
          </table:table-cell>
          <table:table-cell office:value-type="float" office:value="0.84082250430581196" table:style-name="ce1">
            <text:p>0.840822504</text:p>
          </table:table-cell>
          <table:table-cell office:value-type="float" office:value="1.0487793564000001" table:style-name="ce1">
            <text:p>1.048779356</text:p>
          </table:table-cell>
          <table:table-cell office:value-type="float" office:value="7.6408047221370704E-4" table:style-name="ce1">
            <text:p>0.00076408</text:p>
          </table:table-cell>
          <table:table-cell office:value-type="float" office:value="0.100405378051" table:style-name="ce1">
            <text:p>0.100405378</text:p>
          </table:table-cell>
          <table:table-cell office:value-type="float" office:value="1.0413069285600001" table:style-name="ce1">
            <text:p>1.041306929</text:p>
          </table:table-cell>
          <table:table-cell office:value-type="float" office:value="0.48982396785999999" table:style-name="ce1">
            <text:p>0.489823968</text:p>
          </table:table-cell>
          <table:table-cell office:value-type="float" office:value="0.90906648567600001" table:style-name="ce1">
            <text:p>0.909066486</text:p>
          </table:table-cell>
          <table:table-cell office:value-type="float" office:value="0.48994051553200002" table:style-name="ce1">
            <text:p>0.489940516</text:p>
          </table:table-cell>
          <table:table-cell office:value-type="float" office:value="0.489882234764" table:style-name="ce1">
            <text:p>0.489882235</text:p>
          </table:table-cell>
          <table:table-cell office:value-type="float" office:value="0.84562000000000004" table:style-name="ce1">
            <text:p>0.84562</text:p>
          </table:table-cell>
          <table:table-cell office:value-type="float" office:value="9.0933514323700004E-2" table:style-name="ce1">
            <text:p>0.090933514</text:p>
          </table:table-cell>
          <table:table-cell office:value-type="float" office:value="18532" table:style-name="ce1">
            <text:p>18532</text:p>
          </table:table-cell>
          <table:table-cell office:value-type="float" office:value="19293" table:style-name="ce1">
            <text:p>19293</text:p>
          </table:table-cell>
          <table:table-cell office:value-type="float" office:value="192873" table:style-name="ce1">
            <text:p>192873</text:p>
          </table:table-cell>
          <table:table-cell office:value-type="float" office:value="19302" table:style-name="ce1">
            <text:p>19302</text:p>
          </table:table-cell>
          <table:table-cell office:value-type="float" office:value="37834" table:style-name="ce1">
            <text:p>37834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ift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434546954199996" table:style-name="ce1">
            <text:p>0.96434547</text:p>
          </table:table-cell>
          <table:table-cell office:value-type="float" office:value="0.93114589969999995" table:style-name="ce1">
            <text:p>0.9311459</text:p>
          </table:table-cell>
          <table:table-cell office:value-type="float" office:value="0.882172734771" table:style-name="ce1">
            <text:p>0.882172735</text:p>
          </table:table-cell>
          <table:table-cell office:value-type="float" office:value="0.94024078642599995" table:style-name="ce1">
            <text:p>0.940240786</text:p>
          </table:table-cell>
          <table:table-cell office:value-type="float" office:value="1.0237243891700001" table:style-name="ce1">
            <text:p>1.023724389</text:p>
          </table:table-cell>
          <table:table-cell office:value-type="float" office:value="8.0242772855400005E-2" table:style-name="ce1">
            <text:p>0.080242773</text:p>
          </table:table-cell>
          <table:table-cell office:value-type="float" office:value="0.76434630109400004" table:style-name="ce1">
            <text:p>0.764346301</text:p>
          </table:table-cell>
          <table:table-cell office:value-type="float" office:value="1" table:style-name="ce1">
            <text:p>1</text:p>
          </table:table-cell>
          <table:table-cell office:value-type="float" office:value="0.315444364087" table:style-name="ce1">
            <text:p>0.315444364</text:p>
          </table:table-cell>
          <table:table-cell office:value-type="float" office:value="1" table:style-name="ce1">
            <text:p>1</text:p>
          </table:table-cell>
          <table:table-cell office:value-type="float" office:value="3.5654530458348002E-2" table:style-name="ce1">
            <text:p>0.03565453</text:p>
          </table:table-cell>
          <table:table-cell office:value-type="float" office:value="0.59527930465400003" table:style-name="ce1">
            <text:p>0.595279305</text:p>
          </table:table-cell>
          <table:table-cell office:value-type="float" office:value="1.1648354498046899E-3" table:style-name="ce1">
            <text:p>0.001164835</text:p>
          </table:table-cell>
          <table:table-cell office:value-type="float" office:value="3.2938813790500003E-2" table:style-name="ce1">
            <text:p>0.032938814</text:p>
          </table:table-cell>
          <table:table-cell office:value-type="float" office:value="3.6972777479100001E-2" table:style-name="ce1">
            <text:p>0.036972777</text:p>
          </table:table-cell>
          <table:table-cell office:value-type="float" office:value="0.96434546954199996" table:style-name="ce1">
            <text:p>0.96434547</text:p>
          </table:table-cell>
          <table:table-cell office:value-type="float" office:value="0.8" table:style-name="ce1">
            <text:p>0.8</text:p>
          </table:table-cell>
          <table:table-cell office:value-type="float" office:value="0.96434546954199996" table:style-name="ce1">
            <text:p>0.96434547</text:p>
          </table:table-cell>
          <table:table-cell office:value-type="float" office:value="0.96434546954199996" table:style-name="ce1">
            <text:p>0.96434547</text:p>
          </table:table-cell>
          <table:table-cell office:value-type="float" office:value="0.93947999999999998" table:style-name="ce1">
            <text:p>0.93948</text:p>
          </table:table-cell>
          <table:table-cell office:value-type="float" office:value="0.2" table:style-name="ce1">
            <text:p>0.2</text:p>
          </table:table-cell>
          <table:table-cell office:value-type="float" office:value="204610" table:style-name="ce1">
            <text:p>204610</text:p>
          </table:table-cell>
          <table:table-cell office:value-type="float" office:value="7565" table:style-name="ce1">
            <text:p>7565</text:p>
          </table:table-cell>
          <table:table-cell office:value-type="float" office:value="30260" table:style-name="ce1">
            <text:p>30260</text:p>
          </table:table-cell>
          <table:table-cell office:value-type="float" office:value="7565" table:style-name="ce1">
            <text:p>7565</text:p>
          </table:table-cell>
          <table:table-cell office:value-type="float" office:value="212175" table:style-name="ce1">
            <text:p>212175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" table:style-name="ce1">
            <text:p>0.8</text:p>
          </table:table-cell>
          <table:table-cell office:value-type="float" office:value="0.66666666666700003" table:style-name="ce1">
            <text:p>0.666666667</text:p>
          </table:table-cell>
          <table:table-cell office:value-type="float" office:value="0.882172734771" table:style-name="ce1">
            <text:p>0.882172735</text:p>
          </table:table-cell>
          <table:table-cell office:value-type="float" office:value="0.94024078642599995" table:style-name="ce1">
            <text:p>0.940240786</text:p>
          </table:table-cell>
          <table:table-cell office:value-type="float" office:value="1.0237243891700001" table:style-name="ce1">
            <text:p>1.023724389</text:p>
          </table:table-cell>
          <table:table-cell office:value-type="float" office:value="8.0242772855400005E-2" table:style-name="ce1">
            <text:p>0.080242773</text:p>
          </table:table-cell>
          <table:table-cell office:value-type="float" office:value="0.76434630109400004" table:style-name="ce1">
            <text:p>0.764346301</text:p>
          </table:table-cell>
          <table:table-cell office:value-type="float" office:value="1" table:style-name="ce1">
            <text:p>1</text:p>
          </table:table-cell>
          <table:table-cell office:value-type="float" office:value="0.315444364087" table:style-name="ce1">
            <text:p>0.315444364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59527930465400003" table:style-name="ce1">
            <text:p>0.595279305</text:p>
          </table:table-cell>
          <table:table-cell office:value-type="float" office:value="1.25924904919642E-2" table:style-name="ce1">
            <text:p>0.01259249</text:p>
          </table:table-cell>
          <table:table-cell office:value-type="float" office:value="3.2938813790500003E-2" table:style-name="ce1">
            <text:p>0.032938814</text:p>
          </table:table-cell>
          <table:table-cell office:value-type="float" office:value="0.25" table:style-name="ce1">
            <text:p>0.25</text:p>
          </table:table-cell>
          <table:table-cell office:value-type="float" office:value="0.8" table:style-name="ce1">
            <text:p>0.8</text:p>
          </table:table-cell>
          <table:table-cell office:value-type="float" office:value="0.96434546954199996" table:style-name="ce1">
            <text:p>0.96434547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93947999999999998" table:style-name="ce1">
            <text:p>0.93948</text:p>
          </table:table-cell>
          <table:table-cell office:value-type="float" office:value="3.5654530458299999E-2" table:style-name="ce1">
            <text:p>0.03565453</text:p>
          </table:table-cell>
          <table:table-cell office:value-type="float" office:value="30260" table:style-name="ce1">
            <text:p>30260</text:p>
          </table:table-cell>
          <table:table-cell office:value-type="float" office:value="7565" table:style-name="ce1">
            <text:p>7565</text:p>
          </table:table-cell>
          <table:table-cell office:value-type="float" office:value="204610" table:style-name="ce1">
            <text:p>204610</text:p>
          </table:table-cell>
          <table:table-cell office:value-type="float" office:value="7565" table:style-name="ce1">
            <text:p>7565</text:p>
          </table:table-cell>
          <table:table-cell office:value-type="float" office:value="37825" table:style-name="ce1">
            <text:p>37825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2869093908300004" table:style-name="ce1">
            <text:p>0.928690939</text:p>
          </table:table-cell>
          <table:table-cell office:value-type="float" office:value="0.866874903764" table:style-name="ce1">
            <text:p>0.866874904</text:p>
          </table:table-cell>
          <table:table-cell office:value-type="float" office:value="0.764345469542" table:style-name="ce1">
            <text:p>0.76434547</text:p>
          </table:table-cell>
          <table:table-cell office:value-type="float" office:value="0.88048157285299999" table:style-name="ce1">
            <text:p>0.880481573</text:p>
          </table:table-cell>
          <table:table-cell office:value-type="float" office:value="1.06209951854" table:style-name="ce1">
            <text:p>1.062099519</text:p>
          </table:table-cell>
          <table:table-cell office:value-type="float" office:value="-1.4075005924499999" table:style-name="ce1">
            <text:p>-1.407500592</text:p>
          </table:table-cell>
          <table:table-cell office:value-type="float" office:value="0.52869238005600006" table:style-name="ce1">
            <text:p>0.52869238</text:p>
          </table:table-cell>
          <table:table-cell office:value-type="float" office:value="1" table:style-name="ce1">
            <text:p>1</text:p>
          </table:table-cell>
          <table:table-cell office:value-type="float" office:value="0.15148977806799999" table:style-name="ce1">
            <text:p>0.151489778</text:p>
          </table:table-cell>
          <table:table-cell office:value-type="float" office:value="2" table:style-name="ce1">
            <text:p>2</text:p>
          </table:table-cell>
          <table:table-cell office:value-type="float" office:value="9.27017791917049E-2" table:style-name="ce1">
            <text:p>0.092701779</text:p>
          </table:table-cell>
          <table:table-cell office:value-type="float" office:value="0.92318847669199999" table:style-name="ce1">
            <text:p>0.923188477</text:p>
          </table:table-cell>
          <table:table-cell office:value-type="float" office:value="2.3296917922486999E-3" table:style-name="ce1">
            <text:p>0.002329692</text:p>
          </table:table-cell>
          <table:table-cell office:value-type="float" office:value="0.132586095515" table:style-name="ce1">
            <text:p>0.132586096</text:p>
          </table:table-cell>
          <table:table-cell office:value-type="float" office:value="7.6784490852300005E-2" table:style-name="ce1">
            <text:p>0.076784491</text:p>
          </table:table-cell>
          <table:table-cell office:value-type="float" office:value="0.92869093908300004" table:style-name="ce1">
            <text:p>0.928690939</text:p>
          </table:table-cell>
          <table:table-cell office:value-type="float" office:value="0.6" table:style-name="ce1">
            <text:p>0.6</text:p>
          </table:table-cell>
          <table:table-cell office:value-type="float" office:value="0.92869093908300004" table:style-name="ce1">
            <text:p>0.928690939</text:p>
          </table:table-cell>
          <table:table-cell office:value-type="float" office:value="0.92869093908300004" table:style-name="ce1">
            <text:p>0.928690939</text:p>
          </table:table-cell>
          <table:table-cell office:value-type="float" office:value="0.87895999999999996" table:style-name="ce1">
            <text:p>0.87896</text:p>
          </table:table-cell>
          <table:table-cell office:value-type="float" office:value="0.4" table:style-name="ce1">
            <text:p>0.4</text:p>
          </table:table-cell>
          <table:table-cell office:value-type="float" office:value="197045" table:style-name="ce1">
            <text:p>197045</text:p>
          </table:table-cell>
          <table:table-cell office:value-type="float" office:value="15130" table:style-name="ce1">
            <text:p>15130</text:p>
          </table:table-cell>
          <table:table-cell office:value-type="float" office:value="22695" table:style-name="ce1">
            <text:p>22695</text:p>
          </table:table-cell>
          <table:table-cell office:value-type="float" office:value="15130" table:style-name="ce1">
            <text:p>15130</text:p>
          </table:table-cell>
          <table:table-cell office:value-type="float" office:value="212175" table:style-name="ce1">
            <text:p>212175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" table:style-name="ce1">
            <text:p>0.6</text:p>
          </table:table-cell>
          <table:table-cell office:value-type="float" office:value="0.428571428571" table:style-name="ce1">
            <text:p>0.428571429</text:p>
          </table:table-cell>
          <table:table-cell office:value-type="float" office:value="0.764345469542" table:style-name="ce1">
            <text:p>0.76434547</text:p>
          </table:table-cell>
          <table:table-cell office:value-type="float" office:value="0.88048157285299999" table:style-name="ce1">
            <text:p>0.880481573</text:p>
          </table:table-cell>
          <table:table-cell office:value-type="float" office:value="1.06209951854" table:style-name="ce1">
            <text:p>1.062099519</text:p>
          </table:table-cell>
          <table:table-cell office:value-type="float" office:value="-1.4075005924499999" table:style-name="ce1">
            <text:p>-1.407500592</text:p>
          </table:table-cell>
          <table:table-cell office:value-type="float" office:value="0.52869238005600006" table:style-name="ce1">
            <text:p>0.52869238</text:p>
          </table:table-cell>
          <table:table-cell office:value-type="float" office:value="1" table:style-name="ce1">
            <text:p>1</text:p>
          </table:table-cell>
          <table:table-cell office:value-type="float" office:value="0.15148977806799999" table:style-name="ce1">
            <text:p>0.151489778</text:p>
          </table:table-cell>
          <table:table-cell office:value-type="float" office:value="2" table:style-name="ce1">
            <text:p>2</text:p>
          </table:table-cell>
          <table:table-cell office:value-type="float" office:value="0.52290812954395205" table:style-name="ce1">
            <text:p>0.52290813</text:p>
          </table:table-cell>
          <table:table-cell office:value-type="float" office:value="0.92318847669199999" table:style-name="ce1">
            <text:p>0.923188477</text:p>
          </table:table-cell>
          <table:table-cell office:value-type="float" office:value="2.51849809839285E-2" table:style-name="ce1">
            <text:p>0.025184981</text:p>
          </table:table-cell>
          <table:table-cell office:value-type="float" office:value="0.132586095515" table:style-name="ce1">
            <text:p>0.132586096</text:p>
          </table:table-cell>
          <table:table-cell office:value-type="float" office:value="0.66666666666700003" table:style-name="ce1">
            <text:p>0.666666667</text:p>
          </table:table-cell>
          <table:table-cell office:value-type="float" office:value="0.6" table:style-name="ce1">
            <text:p>0.6</text:p>
          </table:table-cell>
          <table:table-cell office:value-type="float" office:value="0.92869093908300004" table:style-name="ce1">
            <text:p>0.928690939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87895999999999996" table:style-name="ce1">
            <text:p>0.87896</text:p>
          </table:table-cell>
          <table:table-cell office:value-type="float" office:value="7.1309060916700001E-2" table:style-name="ce1">
            <text:p>0.071309061</text:p>
          </table:table-cell>
          <table:table-cell office:value-type="float" office:value="22695" table:style-name="ce1">
            <text:p>22695</text:p>
          </table:table-cell>
          <table:table-cell office:value-type="float" office:value="15130" table:style-name="ce1">
            <text:p>15130</text:p>
          </table:table-cell>
          <table:table-cell office:value-type="float" office:value="197045" table:style-name="ce1">
            <text:p>197045</text:p>
          </table:table-cell>
          <table:table-cell office:value-type="float" office:value="15130" table:style-name="ce1">
            <text:p>15130</text:p>
          </table:table-cell>
          <table:table-cell office:value-type="float" office:value="37825" table:style-name="ce1">
            <text:p>37825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93036408625" table:style-name="ce1">
            <text:p>0.893036409</text:p>
          </table:table-cell>
          <table:table-cell office:value-type="float" office:value="0.80674415634200003" table:style-name="ce1">
            <text:p>0.806744156</text:p>
          </table:table-cell>
          <table:table-cell office:value-type="float" office:value="0.64651820431200002" table:style-name="ce1">
            <text:p>0.646518204</text:p>
          </table:table-cell>
          <table:table-cell office:value-type="float" office:value="0.82072235927899995" table:style-name="ce1">
            <text:p>0.820722359</text:p>
          </table:table-cell>
          <table:table-cell office:value-type="float" office:value="0.97768588488800001" table:style-name="ce1">
            <text:p>0.977685885</text:p>
          </table:table-cell>
          <table:table-cell office:value-type="float" office:value="1.8650831216499999" table:style-name="ce1">
            <text:p>1.865083122</text:p>
          </table:table-cell>
          <table:table-cell office:value-type="float" office:value="0.29303823688699998" table:style-name="ce1">
            <text:p>0.293038237</text:p>
          </table:table-cell>
          <table:table-cell office:value-type="float" office:value="1" table:style-name="ce1">
            <text:p>1</text:p>
          </table:table-cell>
          <table:table-cell office:value-type="float" office:value="4.9731654052499998E-2" table:style-name="ce1">
            <text:p>0.049731654</text:p>
          </table:table-cell>
          <table:table-cell office:value-type="float" office:value="3" table:style-name="ce1">
            <text:p>3</text:p>
          </table:table-cell>
          <table:table-cell office:value-type="float" office:value="0.156879934016731" table:style-name="ce1">
            <text:p>0.156879934</text:p>
          </table:table-cell>
          <table:table-cell office:value-type="float" office:value="1.1267047247199999" table:style-name="ce1">
            <text:p>1.126704725</text:p>
          </table:table-cell>
          <table:table-cell office:value-type="float" office:value="3.4945846983875399E-3" table:style-name="ce1">
            <text:p>0.003494585</text:p>
          </table:table-cell>
          <table:table-cell office:value-type="float" office:value="0.13700128493899999" table:style-name="ce1">
            <text:p>0.137001285</text:p>
          </table:table-cell>
          <table:table-cell office:value-type="float" office:value="0.119775174161" table:style-name="ce1">
            <text:p>0.119775174</text:p>
          </table:table-cell>
          <table:table-cell office:value-type="float" office:value="0.893036408625" table:style-name="ce1">
            <text:p>0.893036409</text:p>
          </table:table-cell>
          <table:table-cell office:value-type="float" office:value="0.4" table:style-name="ce1">
            <text:p>0.4</text:p>
          </table:table-cell>
          <table:table-cell office:value-type="float" office:value="0.893036408625" table:style-name="ce1">
            <text:p>0.893036409</text:p>
          </table:table-cell>
          <table:table-cell office:value-type="float" office:value="0.893036408625" table:style-name="ce1">
            <text:p>0.893036409</text:p>
          </table:table-cell>
          <table:table-cell office:value-type="float" office:value="0.81843999999999995" table:style-name="ce1">
            <text:p>0.81844</text:p>
          </table:table-cell>
          <table:table-cell office:value-type="float" office:value="0.6" table:style-name="ce1">
            <text:p>0.6</text:p>
          </table:table-cell>
          <table:table-cell office:value-type="float" office:value="189480" table:style-name="ce1">
            <text:p>189480</text:p>
          </table:table-cell>
          <table:table-cell office:value-type="float" office:value="22695" table:style-name="ce1">
            <text:p>22695</text:p>
          </table:table-cell>
          <table:table-cell office:value-type="float" office:value="15130" table:style-name="ce1">
            <text:p>15130</text:p>
          </table:table-cell>
          <table:table-cell office:value-type="float" office:value="22695" table:style-name="ce1">
            <text:p>22695</text:p>
          </table:table-cell>
          <table:table-cell office:value-type="float" office:value="212175" table:style-name="ce1">
            <text:p>212175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" table:style-name="ce1">
            <text:p>0.4</text:p>
          </table:table-cell>
          <table:table-cell office:value-type="float" office:value="0.25" table:style-name="ce1">
            <text:p>0.25</text:p>
          </table:table-cell>
          <table:table-cell office:value-type="float" office:value="0.64651820431200002" table:style-name="ce1">
            <text:p>0.646518204</text:p>
          </table:table-cell>
          <table:table-cell office:value-type="float" office:value="0.82072235927899995" table:style-name="ce1">
            <text:p>0.820722359</text:p>
          </table:table-cell>
          <table:table-cell office:value-type="float" office:value="0.97768588488800001" table:style-name="ce1">
            <text:p>0.977685885</text:p>
          </table:table-cell>
          <table:table-cell office:value-type="float" office:value="1.8650831216499999" table:style-name="ce1">
            <text:p>1.865083122</text:p>
          </table:table-cell>
          <table:table-cell office:value-type="float" office:value="0.29303823688699998" table:style-name="ce1">
            <text:p>0.293038237</text:p>
          </table:table-cell>
          <table:table-cell office:value-type="float" office:value="1" table:style-name="ce1">
            <text:p>1</text:p>
          </table:table-cell>
          <table:table-cell office:value-type="float" office:value="4.9731654052499998E-2" table:style-name="ce1">
            <text:p>0.049731654</text:p>
          </table:table-cell>
          <table:table-cell office:value-type="float" office:value="3" table:style-name="ce1">
            <text:p>3</text:p>
          </table:table-cell>
          <table:table-cell office:value-type="float" office:value="0.89163251817580902" table:style-name="ce1">
            <text:p>0.891632518</text:p>
          </table:table-cell>
          <table:table-cell office:value-type="float" office:value="1.1267047247199999" table:style-name="ce1">
            <text:p>1.126704725</text:p>
          </table:table-cell>
          <table:table-cell office:value-type="float" office:value="3.7777471475892797E-2" table:style-name="ce1">
            <text:p>0.037777471</text:p>
          </table:table-cell>
          <table:table-cell office:value-type="float" office:value="0.13700128493899999" table:style-name="ce1">
            <text:p>0.137001285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.893036408625" table:style-name="ce1">
            <text:p>0.893036409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81843999999999995" table:style-name="ce1">
            <text:p>0.81844</text:p>
          </table:table-cell>
          <table:table-cell office:value-type="float" office:value="0.106963591375" table:style-name="ce1">
            <text:p>0.106963591</text:p>
          </table:table-cell>
          <table:table-cell office:value-type="float" office:value="15130" table:style-name="ce1">
            <text:p>15130</text:p>
          </table:table-cell>
          <table:table-cell office:value-type="float" office:value="22695" table:style-name="ce1">
            <text:p>22695</text:p>
          </table:table-cell>
          <table:table-cell office:value-type="float" office:value="189480" table:style-name="ce1">
            <text:p>189480</text:p>
          </table:table-cell>
          <table:table-cell office:value-type="float" office:value="22695" table:style-name="ce1">
            <text:p>22695</text:p>
          </table:table-cell>
          <table:table-cell office:value-type="float" office:value="37825" table:style-name="ce1">
            <text:p>37825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5738187816699996" table:style-name="ce1">
            <text:p>0.857381878</text:p>
          </table:table-cell>
          <table:table-cell office:value-type="float" office:value="0.75036607750499995" table:style-name="ce1">
            <text:p>0.750366078</text:p>
          </table:table-cell>
          <table:table-cell office:value-type="float" office:value="0.52869093908300002" table:style-name="ce1">
            <text:p>0.528690939</text:p>
          </table:table-cell>
          <table:table-cell office:value-type="float" office:value="0.76096314570599999" table:style-name="ce1">
            <text:p>0.760963146</text:p>
          </table:table-cell>
          <table:table-cell office:value-type="float" office:value="1.04536249467" table:style-name="ce1">
            <text:p>1.045362495</text:p>
          </table:table-cell>
          <table:table-cell office:value-type="float" office:value="-0.75863251998400005" table:style-name="ce1">
            <text:p>-0.75863252</text:p>
          </table:table-cell>
          <table:table-cell office:value-type="float" office:value="5.7383871585000003E-2" table:style-name="ce1">
            <text:p>0.057383872</text:p>
          </table:table-cell>
          <table:table-cell office:value-type="float" office:value="1" table:style-name="ce1">
            <text:p>1</text:p>
          </table:table-cell>
          <table:table-cell office:value-type="float" office:value="2.2282723527599999E-3" table:style-name="ce1">
            <text:p>0.002228272</text:p>
          </table:table-cell>
          <table:table-cell office:value-type="float" office:value="3" table:style-name="ce1">
            <text:p>3</text:p>
          </table:table-cell>
          <table:table-cell office:value-type="float" office:value="0.21392718275008801" table:style-name="ce1">
            <text:p>0.213927183</text:p>
          </table:table-cell>
          <table:table-cell office:value-type="float" office:value="1.22171148812" table:style-name="ce1">
            <text:p>1.221711488</text:p>
          </table:table-cell>
          <table:table-cell office:value-type="float" office:value="4.6595298418072497E-3" table:style-name="ce1">
            <text:p>0.00465953</text:p>
          </table:table-cell>
          <table:table-cell office:value-type="float" office:value="0.12715466217999999" table:style-name="ce1">
            <text:p>0.127154662</text:p>
          </table:table-cell>
          <table:table-cell office:value-type="float" office:value="0.16634142319199999" table:style-name="ce1">
            <text:p>0.166341423</text:p>
          </table:table-cell>
          <table:table-cell office:value-type="float" office:value="0.85738187816699996" table:style-name="ce1">
            <text:p>0.857381878</text:p>
          </table:table-cell>
          <table:table-cell office:value-type="float" office:value="0.2" table:style-name="ce1">
            <text:p>0.2</text:p>
          </table:table-cell>
          <table:table-cell office:value-type="float" office:value="0.85738187816699996" table:style-name="ce1">
            <text:p>0.857381878</text:p>
          </table:table-cell>
          <table:table-cell office:value-type="float" office:value="0.85738187816699996" table:style-name="ce1">
            <text:p>0.857381878</text:p>
          </table:table-cell>
          <table:table-cell office:value-type="float" office:value="0.75792000000000004" table:style-name="ce1">
            <text:p>0.75792</text:p>
          </table:table-cell>
          <table:table-cell office:value-type="float" office:value="0.8" table:style-name="ce1">
            <text:p>0.8</text:p>
          </table:table-cell>
          <table:table-cell office:value-type="float" office:value="181915" table:style-name="ce1">
            <text:p>181915</text:p>
          </table:table-cell>
          <table:table-cell office:value-type="float" office:value="30260" table:style-name="ce1">
            <text:p>30260</text:p>
          </table:table-cell>
          <table:table-cell office:value-type="float" office:value="7565" table:style-name="ce1">
            <text:p>7565</text:p>
          </table:table-cell>
          <table:table-cell office:value-type="float" office:value="30260" table:style-name="ce1">
            <text:p>30260</text:p>
          </table:table-cell>
          <table:table-cell office:value-type="float" office:value="212175" table:style-name="ce1">
            <text:p>212175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2" table:style-name="ce1">
            <text:p>0.2</text:p>
          </table:table-cell>
          <table:table-cell office:value-type="float" office:value="0.111111111111" table:style-name="ce1">
            <text:p>0.111111111</text:p>
          </table:table-cell>
          <table:table-cell office:value-type="float" office:value="0.52869093908300002" table:style-name="ce1">
            <text:p>0.528690939</text:p>
          </table:table-cell>
          <table:table-cell office:value-type="float" office:value="0.76096314570599999" table:style-name="ce1">
            <text:p>0.760963146</text:p>
          </table:table-cell>
          <table:table-cell office:value-type="float" office:value="1.04536249467" table:style-name="ce1">
            <text:p>1.045362495</text:p>
          </table:table-cell>
          <table:table-cell office:value-type="float" office:value="-0.75863251998400005" table:style-name="ce1">
            <text:p>-0.75863252</text:p>
          </table:table-cell>
          <table:table-cell office:value-type="float" office:value="5.7383871585000003E-2" table:style-name="ce1">
            <text:p>0.057383872</text:p>
          </table:table-cell>
          <table:table-cell office:value-type="float" office:value="1" table:style-name="ce1">
            <text:p>1</text:p>
          </table:table-cell>
          <table:table-cell office:value-type="float" office:value="2.2282723527599999E-3" table:style-name="ce1">
            <text:p>0.002228272</text:p>
          </table:table-cell>
          <table:table-cell office:value-type="float" office:value="4" table:style-name="ce1">
            <text:p>4</text:p>
          </table:table-cell>
          <table:table-cell office:value-type="float" office:value="1.22265697290152" table:style-name="ce1">
            <text:p>1.222656973</text:p>
          </table:table-cell>
          <table:table-cell office:value-type="float" office:value="1.22171148812" table:style-name="ce1">
            <text:p>1.221711488</text:p>
          </table:table-cell>
          <table:table-cell office:value-type="float" office:value="5.0369961967857098E-2" table:style-name="ce1">
            <text:p>0.050369962</text:p>
          </table:table-cell>
          <table:table-cell office:value-type="float" office:value="0.12715466217999999" table:style-name="ce1">
            <text:p>0.127154662</text:p>
          </table:table-cell>
          <table:table-cell office:value-type="float" office:value="4" table:style-name="ce1">
            <text:p>4</text:p>
          </table:table-cell>
          <table:table-cell office:value-type="float" office:value="0.2" table:style-name="ce1">
            <text:p>0.2</text:p>
          </table:table-cell>
          <table:table-cell office:value-type="float" office:value="0.85738187816699996" table:style-name="ce1">
            <text:p>0.857381878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75792000000000004" table:style-name="ce1">
            <text:p>0.75792</text:p>
          </table:table-cell>
          <table:table-cell office:value-type="float" office:value="0.14261812183299999" table:style-name="ce1">
            <text:p>0.142618122</text:p>
          </table:table-cell>
          <table:table-cell office:value-type="float" office:value="7565" table:style-name="ce1">
            <text:p>7565</text:p>
          </table:table-cell>
          <table:table-cell office:value-type="float" office:value="30260" table:style-name="ce1">
            <text:p>30260</text:p>
          </table:table-cell>
          <table:table-cell office:value-type="float" office:value="181915" table:style-name="ce1">
            <text:p>181915</text:p>
          </table:table-cell>
          <table:table-cell office:value-type="float" office:value="30260" table:style-name="ce1">
            <text:p>30260</text:p>
          </table:table-cell>
          <table:table-cell office:value-type="float" office:value="37825" table:style-name="ce1">
            <text:p>37825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2172734770800004" table:style-name="ce1">
            <text:p>0.821727348</text:p>
          </table:table-cell>
          <table:table-cell office:value-type="float" office:value="0.69740000000000002" table:style-name="ce1">
            <text:p>0.6974</text:p>
          </table:table-cell>
          <table:table-cell office:value-type="float" office:value="0.41086367385400002" table:style-name="ce1">
            <text:p>0.410863674</text:p>
          </table:table-cell>
          <table:table-cell office:value-type="float" office:value="0.70120393213200005" table:style-name="ce1">
            <text:p>0.701203932</text:p>
          </table:table-cell>
          <table:table-cell office:value-type="float" office:value="0.99025034141699997" table:style-name="ce1">
            <text:p>0.990250341</text:p>
          </table:table-cell>
          <table:table-cell office:value-type="float" office:value="1.3779789177899999" table:style-name="ce1">
            <text:p>1.377978918</text:p>
          </table:table-cell>
          <table:table-cell office:value-type="float" office:value="-0.17827071584900001" table:style-name="ce1">
            <text:p>-0.178270716</text:p>
          </table:table-cell>
          <table:table-cell office:value-type="float" office:value="1" table:style-name="ce1">
            <text:p>1</text:p>
          </table:table-cell>
          <table:table-cell office:value-type="float" office:value="3.9122095708200001E-2" table:style-name="ce1">
            <text:p>0.039122096</text:p>
          </table:table-cell>
          <table:table-cell office:value-type="float" office:value="3" table:style-name="ce1">
            <text:p>3</text:p>
          </table:table-cell>
          <table:table-cell office:value-type="float" office:value="0.249581713208436" table:style-name="ce1">
            <text:p>0.249581713</text:p>
          </table:table-cell>
          <table:table-cell office:value-type="float" office:value="1.1479238414099999" table:style-name="ce1">
            <text:p>1.147923841</text:p>
          </table:table-cell>
          <table:table-cell office:value-type="float" office:value="5.8245428996777397E-3" table:style-name="ce1">
            <text:p>0.005824543</text:p>
          </table:table-cell>
          <table:table-cell office:value-type="float" office:value="0.184016507355" table:style-name="ce1">
            <text:p>0.184016507</text:p>
          </table:table-cell>
          <table:table-cell office:value-type="float" office:value="0.216948666475" table:style-name="ce1">
            <text:p>0.216948666</text:p>
          </table:table-cell>
          <table:table-cell office:value-type="float" office:value="0.82172734770800004" table:style-name="ce1">
            <text:p>0.821727348</text:p>
          </table:table-cell>
          <table:table-cell office:value-type="float" office:value="0" table:style-name="ce1">
            <text:p>0</text:p>
          </table:table-cell>
          <table:table-cell office:value-type="float" office:value="0.82172734770800004" table:style-name="ce1">
            <text:p>0.821727348</text:p>
          </table:table-cell>
          <table:table-cell office:value-type="float" office:value="0.82172734770800004" table:style-name="ce1">
            <text:p>0.821727348</text:p>
          </table:table-cell>
          <table:table-cell office:value-type="float" office:value="0.69740000000000002" table:style-name="ce1">
            <text:p>0.6974</text:p>
          </table:table-cell>
          <table:table-cell office:value-type="float" office:value="1" table:style-name="ce1">
            <text:p>1</text:p>
          </table:table-cell>
          <table:table-cell office:value-type="float" office:value="174350" table:style-name="ce1">
            <text:p>174350</text:p>
          </table:table-cell>
          <table:table-cell office:value-type="float" office:value="37825" table:style-name="ce1">
            <text:p>37825</text:p>
          </table:table-cell>
          <table:table-cell office:value-type="float" office:value="0" table:style-name="ce1">
            <text:p>0</text:p>
          </table:table-cell>
          <table:table-cell office:value-type="float" office:value="37825" table:style-name="ce1">
            <text:p>37825</text:p>
          </table:table-cell>
          <table:table-cell office:value-type="float" office:value="212175" table:style-name="ce1">
            <text:p>212175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086367385400002" table:style-name="ce1">
            <text:p>0.410863674</text:p>
          </table:table-cell>
          <table:table-cell office:value-type="float" office:value="0.70120393213200005" table:style-name="ce1">
            <text:p>0.701203932</text:p>
          </table:table-cell>
          <table:table-cell office:value-type="float" office:value="0.99025034141699997" table:style-name="ce1">
            <text:p>0.990250341</text:p>
          </table:table-cell>
          <table:table-cell office:value-type="float" office:value="1.3779789177899999" table:style-name="ce1">
            <text:p>1.377978918</text:p>
          </table:table-cell>
          <table:table-cell office:value-type="float" office:value="-0.17827071584900001" table:style-name="ce1">
            <text:p>-0.178270716</text:p>
          </table:table-cell>
          <table:table-cell office:value-type="float" office:value="1" table:style-name="ce1">
            <text:p>1</text:p>
          </table:table-cell>
          <table:table-cell office:value-type="float" office:value="3.9122095708200001E-2" table:style-name="ce1">
            <text:p>0.039122096</text:p>
          </table:table-cell>
          <table:table-cell office:value-type="float" office:value="5" table:style-name="ce1">
            <text:p>5</text:p>
          </table:table-cell>
          <table:table-cell office:value-type="float" office:value="1.4403172504957" table:style-name="ce1">
            <text:p>1.44031725</text:p>
          </table:table-cell>
          <table:table-cell office:value-type="float" office:value="1.1479238414099999" table:style-name="ce1">
            <text:p>1.147923841</text:p>
          </table:table-cell>
          <table:table-cell office:value-type="float" office:value="6.2962452459821405E-2" table:style-name="ce1">
            <text:p>0.062962452</text:p>
          </table:table-cell>
          <table:table-cell office:value-type="float" office:value="0.184016507355" table:style-name="ce1">
            <text:p>0.184016507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.82172734770800004" table:style-name="ce1">
            <text:p>0.821727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740000000000002" table:style-name="ce1">
            <text:p>0.6974</text:p>
          </table:table-cell>
          <table:table-cell office:value-type="float" office:value="0.17827265229200001" table:style-name="ce1">
            <text:p>0.178272652</text:p>
          </table:table-cell>
          <table:table-cell office:value-type="float" office:value="0" table:style-name="ce1">
            <text:p>0</text:p>
          </table:table-cell>
          <table:table-cell office:value-type="float" office:value="37825" table:style-name="ce1">
            <text:p>37825</text:p>
          </table:table-cell>
          <table:table-cell office:value-type="float" office:value="174350" table:style-name="ce1">
            <text:p>174350</text:p>
          </table:table-cell>
          <table:table-cell office:value-type="float" office:value="37825" table:style-name="ce1">
            <text:p>37825</text:p>
          </table:table-cell>
          <table:table-cell office:value-type="float" office:value="37825" table:style-name="ce1">
            <text:p>37825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p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273309391799998" table:style-name="ce1">
            <text:p>0.952733094</text:p>
          </table:table-cell>
          <table:table-cell office:value-type="float" office:value="0.90973283733499999" table:style-name="ce1">
            <text:p>0.909732837</text:p>
          </table:table-cell>
          <table:table-cell office:value-type="float" office:value="0.84248202872599998" table:style-name="ce1">
            <text:p>0.842482029</text:p>
          </table:table-cell>
          <table:table-cell office:value-type="float" office:value="0.92110859752200003" table:style-name="ce1">
            <text:p>0.921108598</text:p>
          </table:table-cell>
          <table:table-cell office:value-type="float" office:value="0.99011124546899998" table:style-name="ce1">
            <text:p>0.990111245</text:p>
          </table:table-cell>
          <table:table-cell office:value-type="float" office:value="1.32466918898" table:style-name="ce1">
            <text:p>1.324669189</text:p>
          </table:table-cell>
          <table:table-cell office:value-type="float" office:value="0.69094177881700003" table:style-name="ce1">
            <text:p>0.690941779</text:p>
          </table:table-cell>
          <table:table-cell office:value-type="float" office:value="0.99806625725200004" table:style-name="ce1">
            <text:p>0.998066257</text:p>
          </table:table-cell>
          <table:table-cell office:value-type="float" office:value="0.25769434503299998" table:style-name="ce1">
            <text:p>0.257694345</text:p>
          </table:table-cell>
          <table:table-cell office:value-type="float" office:value="2" table:style-name="ce1">
            <text:p>2</text:p>
          </table:table-cell>
          <table:table-cell office:value-type="float" office:value="5.2917387232272801E-2" table:style-name="ce1">
            <text:p>0.052917387</text:p>
          </table:table-cell>
          <table:table-cell office:value-type="float" office:value="0.71886957985099997" table:style-name="ce1">
            <text:p>0.71886958</text:p>
          </table:table-cell>
          <table:table-cell office:value-type="float" office:value="8.6547055464863195E-4" table:style-name="ce1">
            <text:p>0.000865471</text:p>
          </table:table-cell>
          <table:table-cell office:value-type="float" office:value="6.5887323011400004E-2" table:style-name="ce1">
            <text:p>0.065887323</text:p>
          </table:table-cell>
          <table:table-cell office:value-type="float" office:value="4.9611907452600003E-2" table:style-name="ce1">
            <text:p>0.049611907</text:p>
          </table:table-cell>
          <table:table-cell office:value-type="float" office:value="0.95457900414499997" table:style-name="ce1">
            <text:p>0.954579004</text:p>
          </table:table-cell>
          <table:table-cell office:value-type="float" office:value="0.73038505330699999" table:style-name="ce1">
            <text:p>0.730385053</text:p>
          </table:table-cell>
          <table:table-cell office:value-type="float" office:value="0.95089430894299998" table:style-name="ce1">
            <text:p>0.950894309</text:p>
          </table:table-cell>
          <table:table-cell office:value-type="float" office:value="0.95273309391799998" table:style-name="ce1">
            <text:p>0.952733094</text:p>
          </table:table-cell>
          <table:table-cell office:value-type="float" office:value="0.91992399999999996" table:style-name="ce1">
            <text:p>0.919924</text:p>
          </table:table-cell>
          <table:table-cell office:value-type="float" office:value="0.26961494669300001" table:style-name="ce1">
            <text:p>0.269614947</text:p>
          </table:table-cell>
          <table:table-cell office:value-type="float" office:value="201756" table:style-name="ce1">
            <text:p>201756</text:p>
          </table:table-cell>
          <table:table-cell office:value-type="float" office:value="10419" table:style-name="ce1">
            <text:p>10419</text:p>
          </table:table-cell>
          <table:table-cell office:value-type="float" office:value="28225" table:style-name="ce1">
            <text:p>28225</text:p>
          </table:table-cell>
          <table:table-cell office:value-type="float" office:value="9600" table:style-name="ce1">
            <text:p>9600</text:p>
          </table:table-cell>
          <table:table-cell office:value-type="float" office:value="211356" table:style-name="ce1">
            <text:p>211356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3820763969699998" table:style-name="ce1">
            <text:p>0.73820764</text:p>
          </table:table-cell>
          <table:table-cell office:value-type="float" office:value="0.58504684520399997" table:style-name="ce1">
            <text:p>0.585046845</text:p>
          </table:table-cell>
          <table:table-cell office:value-type="float" office:value="0.84248202872599998" table:style-name="ce1">
            <text:p>0.842482029</text:p>
          </table:table-cell>
          <table:table-cell office:value-type="float" office:value="0.92110859752200003" table:style-name="ce1">
            <text:p>0.921108598</text:p>
          </table:table-cell>
          <table:table-cell office:value-type="float" office:value="0.99011124546899998" table:style-name="ce1">
            <text:p>0.990111245</text:p>
          </table:table-cell>
          <table:table-cell office:value-type="float" office:value="1.32466918898" table:style-name="ce1">
            <text:p>1.324669189</text:p>
          </table:table-cell>
          <table:table-cell office:value-type="float" office:value="0.69094177881700003" table:style-name="ce1">
            <text:p>0.690941779</text:p>
          </table:table-cell>
          <table:table-cell office:value-type="float" office:value="0.98928977755699998" table:style-name="ce1">
            <text:p>0.989289778</text:p>
          </table:table-cell>
          <table:table-cell office:value-type="float" office:value="0.25769434503299998" table:style-name="ce1">
            <text:p>0.257694345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0.29530340968470298" table:style-name="ce1">
            <text:p>0.29530341</text:p>
          </table:table-cell>
          <table:table-cell office:value-type="float" office:value="0.71886957985099997" table:style-name="ce1">
            <text:p>0.71886958</text:p>
          </table:table-cell>
          <table:table-cell office:value-type="float" office:value="8.8562045882762692E-3" table:style-name="ce1">
            <text:p>0.008856205</text:p>
          </table:table-cell>
          <table:table-cell office:value-type="float" office:value="6.5887323011400004E-2" table:style-name="ce1">
            <text:p>0.065887323</text:p>
          </table:table-cell>
          <table:table-cell office:value-type="float" office:value="0.35463241806899998" table:style-name="ce1">
            <text:p>0.354632418</text:p>
          </table:table-cell>
          <table:table-cell office:value-type="float" office:value="0.73038505330699999" table:style-name="ce1">
            <text:p>0.730385053</text:p>
          </table:table-cell>
          <table:table-cell office:value-type="float" office:value="0.95457900414499997" table:style-name="ce1">
            <text:p>0.954579004</text:p>
          </table:table-cell>
          <table:table-cell office:value-type="float" office:value="0.74619960343699998" table:style-name="ce1">
            <text:p>0.746199603</text:p>
          </table:table-cell>
          <table:table-cell office:value-type="float" office:value="0.73820763969699998" table:style-name="ce1">
            <text:p>0.73820764</text:p>
          </table:table-cell>
          <table:table-cell office:value-type="float" office:value="0.91992399999999996" table:style-name="ce1">
            <text:p>0.919924</text:p>
          </table:table-cell>
          <table:table-cell office:value-type="float" office:value="4.5420995855300003E-2" table:style-name="ce1">
            <text:p>0.045420996</text:p>
          </table:table-cell>
          <table:table-cell office:value-type="float" office:value="28225" table:style-name="ce1">
            <text:p>28225</text:p>
          </table:table-cell>
          <table:table-cell office:value-type="float" office:value="9600" table:style-name="ce1">
            <text:p>9600</text:p>
          </table:table-cell>
          <table:table-cell office:value-type="float" office:value="201756" table:style-name="ce1">
            <text:p>201756</text:p>
          </table:table-cell>
          <table:table-cell office:value-type="float" office:value="10419" table:style-name="ce1">
            <text:p>10419</text:p>
          </table:table-cell>
          <table:table-cell office:value-type="float" office:value="38644" table:style-name="ce1">
            <text:p>38644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p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2677352035100002" table:style-name="ce1">
            <text:p>0.92677352</text:p>
          </table:table-cell>
          <table:table-cell office:value-type="float" office:value="0.86353955844800001" table:style-name="ce1">
            <text:p>0.863539558</text:p>
          </table:table-cell>
          <table:table-cell office:value-type="float" office:value="0.75875608209199996" table:style-name="ce1">
            <text:p>0.758756082</text:p>
          </table:table-cell>
          <table:table-cell office:value-type="float" office:value="0.87833923116900003" table:style-name="ce1">
            <text:p>0.878339231</text:p>
          </table:table-cell>
          <table:table-cell office:value-type="float" office:value="1.0579430572399999" table:style-name="ce1">
            <text:p>1.057943057</text:p>
          </table:table-cell>
          <table:table-cell office:value-type="float" office:value="-0.63149338938900001" table:style-name="ce1">
            <text:p>-0.631493389</text:p>
          </table:table-cell>
          <table:table-cell office:value-type="float" office:value="0.52675428449600004" table:style-name="ce1">
            <text:p>0.526754284</text:p>
          </table:table-cell>
          <table:table-cell office:value-type="float" office:value="0.99593974928700002" table:style-name="ce1">
            <text:p>0.995939749</text:p>
          </table:table-cell>
          <table:table-cell office:value-type="float" office:value="0.15207735001799999" table:style-name="ce1">
            <text:p>0.15207735</text:p>
          </table:table-cell>
          <table:table-cell office:value-type="float" office:value="3" table:style-name="ce1">
            <text:p>3</text:p>
          </table:table-cell>
          <table:table-cell office:value-type="float" office:value="9.4469456096038101E-2" table:style-name="ce1">
            <text:p>0.094469456</text:p>
          </table:table-cell>
          <table:table-cell office:value-type="float" office:value="0.93882842770300001" table:style-name="ce1">
            <text:p>0.938828428</text:p>
          </table:table-cell>
          <table:table-cell office:value-type="float" office:value="4.4346692445919199E-5" table:style-name="ce2">
            <text:p>4.43E-05</text:p>
          </table:table-cell>
          <table:table-cell office:value-type="float" office:value="5.8023730728600002E-2" table:style-name="ce1">
            <text:p>0.058023731</text:p>
          </table:table-cell>
          <table:table-cell office:value-type="float" office:value="7.9012270032600002E-2" table:style-name="ce1">
            <text:p>0.07901227</text:p>
          </table:table-cell>
          <table:table-cell office:value-type="float" office:value="0.93055179393599996" table:style-name="ce1">
            <text:p>0.930551794</text:p>
          </table:table-cell>
          <table:table-cell office:value-type="float" office:value="0.58696037024900005" table:style-name="ce1">
            <text:p>0.58696037</text:p>
          </table:table-cell>
          <table:table-cell office:value-type="float" office:value="0.923025804171" table:style-name="ce1">
            <text:p>0.923025804</text:p>
          </table:table-cell>
          <table:table-cell office:value-type="float" office:value="0.92677352035100002" table:style-name="ce1">
            <text:p>0.92677352</text:p>
          </table:table-cell>
          <table:table-cell office:value-type="float" office:value="0.87620799999999999" table:style-name="ce1">
            <text:p>0.876208</text:p>
          </table:table-cell>
          <table:table-cell office:value-type="float" office:value="0.413039629751" table:style-name="ce1">
            <text:p>0.41303963</text:p>
          </table:table-cell>
          <table:table-cell office:value-type="float" office:value="195843" table:style-name="ce1">
            <text:p>195843</text:p>
          </table:table-cell>
          <table:table-cell office:value-type="float" office:value="16332" table:style-name="ce1">
            <text:p>16332</text:p>
          </table:table-cell>
          <table:table-cell office:value-type="float" office:value="23209" table:style-name="ce1">
            <text:p>23209</text:p>
          </table:table-cell>
          <table:table-cell office:value-type="float" office:value="14616" table:style-name="ce1">
            <text:p>14616</text:p>
          </table:table-cell>
          <table:table-cell office:value-type="float" office:value="210459" table:style-name="ce1">
            <text:p>210459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99979319081" table:style-name="ce1">
            <text:p>0.599979319</text:p>
          </table:table-cell>
          <table:table-cell office:value-type="float" office:value="0.428550325904" table:style-name="ce1">
            <text:p>0.428550326</text:p>
          </table:table-cell>
          <table:table-cell office:value-type="float" office:value="0.75875608209199996" table:style-name="ce1">
            <text:p>0.758756082</text:p>
          </table:table-cell>
          <table:table-cell office:value-type="float" office:value="0.87833923116900003" table:style-name="ce1">
            <text:p>0.878339231</text:p>
          </table:table-cell>
          <table:table-cell office:value-type="float" office:value="1.0579430572399999" table:style-name="ce1">
            <text:p>1.057943057</text:p>
          </table:table-cell>
          <table:table-cell office:value-type="float" office:value="-0.63149338938900001" table:style-name="ce1">
            <text:p>-0.631493389</text:p>
          </table:table-cell>
          <table:table-cell office:value-type="float" office:value="0.52675428449600004" table:style-name="ce1">
            <text:p>0.526754284</text:p>
          </table:table-cell>
          <table:table-cell office:value-type="float" office:value="0.97781971408599999" table:style-name="ce1">
            <text:p>0.977819714</text:p>
          </table:table-cell>
          <table:table-cell office:value-type="float" office:value="0.15207735001799999" table:style-name="ce1">
            <text:p>0.15207735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53123787100812203" table:style-name="ce1">
            <text:p>0.531237871</text:p>
          </table:table-cell>
          <table:table-cell office:value-type="float" office:value="0.93882842770300001" table:style-name="ce1">
            <text:p>0.938828428</text:p>
          </table:table-cell>
          <table:table-cell office:value-type="float" office:value="0" table:style-name="ce1">
            <text:p>0</text:p>
          </table:table-cell>
          <table:table-cell office:value-type="float" office:value="5.8023730728600002E-2" table:style-name="ce1">
            <text:p>0.058023731</text:p>
          </table:table-cell>
          <table:table-cell office:value-type="float" office:value="0.666724115645" table:style-name="ce1">
            <text:p>0.666724116</text:p>
          </table:table-cell>
          <table:table-cell office:value-type="float" office:value="0.58696037024900005" table:style-name="ce1">
            <text:p>0.58696037</text:p>
          </table:table-cell>
          <table:table-cell office:value-type="float" office:value="0.93055179393599996" table:style-name="ce1">
            <text:p>0.930551794</text:p>
          </table:table-cell>
          <table:table-cell office:value-type="float" office:value="0.61358889623299995" table:style-name="ce1">
            <text:p>0.613588896</text:p>
          </table:table-cell>
          <table:table-cell office:value-type="float" office:value="0.599979319081" table:style-name="ce1">
            <text:p>0.599979319</text:p>
          </table:table-cell>
          <table:table-cell office:value-type="float" office:value="0.87620799999999999" table:style-name="ce1">
            <text:p>0.876208</text:p>
          </table:table-cell>
          <table:table-cell office:value-type="float" office:value="6.9448206063899995E-2" table:style-name="ce1">
            <text:p>0.069448206</text:p>
          </table:table-cell>
          <table:table-cell office:value-type="float" office:value="23209" table:style-name="ce1">
            <text:p>23209</text:p>
          </table:table-cell>
          <table:table-cell office:value-type="float" office:value="14616" table:style-name="ce1">
            <text:p>14616</text:p>
          </table:table-cell>
          <table:table-cell office:value-type="float" office:value="195843" table:style-name="ce1">
            <text:p>195843</text:p>
          </table:table-cell>
          <table:table-cell office:value-type="float" office:value="16332" table:style-name="ce1">
            <text:p>16332</text:p>
          </table:table-cell>
          <table:table-cell office:value-type="float" office:value="39541" table:style-name="ce1">
            <text:p>39541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p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0817064352900001" table:style-name="ce1">
            <text:p>0.908170644</text:p>
          </table:table-cell>
          <table:table-cell office:value-type="float" office:value="0.83178807947" table:style-name="ce1">
            <text:p>0.831788079</text:p>
          </table:table-cell>
          <table:table-cell office:value-type="float" office:value="0.701193988411" table:style-name="ce1">
            <text:p>0.701193988</text:p>
          </table:table-cell>
          <table:table-cell office:value-type="float" office:value="0.84806862114399995" table:style-name="ce1">
            <text:p>0.848068621</text:p>
          </table:table-cell>
          <table:table-cell office:value-type="float" office:value="1.0130107661900001" table:style-name="ce1">
            <text:p>1.013010766</text:p>
          </table:table-cell>
          <table:table-cell office:value-type="float" office:value="0.67543567977399999" table:style-name="ce1">
            <text:p>0.67543568</text:p>
          </table:table-cell>
          <table:table-cell office:value-type="float" office:value="0.41274479114599999" table:style-name="ce1">
            <text:p>0.412744791</text:p>
          </table:table-cell>
          <table:table-cell office:value-type="float" office:value="0.993990256392" table:style-name="ce1">
            <text:p>0.993990256</text:p>
          </table:table-cell>
          <table:table-cell office:value-type="float" office:value="9.6045942565199993E-2" table:style-name="ce1">
            <text:p>0.096045943</text:p>
          </table:table-cell>
          <table:table-cell office:value-type="float" office:value="3" table:style-name="ce1">
            <text:p>3</text:p>
          </table:table-cell>
          <table:table-cell office:value-type="float" office:value="0.129489210711773" table:style-name="ce1">
            <text:p>0.129489211</text:p>
          </table:table-cell>
          <table:table-cell office:value-type="float" office:value="1.05873552055" table:style-name="ce1">
            <text:p>1.058735521</text:p>
          </table:table-cell>
          <table:table-cell office:value-type="float" office:value="9.5404994410420605E-4" table:style-name="ce1">
            <text:p>0.00095405</text:p>
          </table:table-cell>
          <table:table-cell office:value-type="float" office:value="9.7529804770700002E-2" table:style-name="ce1">
            <text:p>0.097529805</text:p>
          </table:table-cell>
          <table:table-cell office:value-type="float" office:value="0.101114649682" table:style-name="ce1">
            <text:p>0.10111465</text:p>
          </table:table-cell>
          <table:table-cell office:value-type="float" office:value="0.91366151497799997" table:style-name="ce1">
            <text:p>0.913661515</text:p>
          </table:table-cell>
          <table:table-cell office:value-type="float" office:value="0.488726461843" table:style-name="ce1">
            <text:p>0.488726462</text:p>
          </table:table-cell>
          <table:table-cell office:value-type="float" office:value="0.90274537527999998" table:style-name="ce1">
            <text:p>0.902745375</text:p>
          </table:table-cell>
          <table:table-cell office:value-type="float" office:value="0.90817064352900001" table:style-name="ce1">
            <text:p>0.908170644</text:p>
          </table:table-cell>
          <table:table-cell office:value-type="float" office:value="0.84506000000000003" table:style-name="ce1">
            <text:p>0.84506</text:p>
          </table:table-cell>
          <table:table-cell office:value-type="float" office:value="0.51127353815700005" table:style-name="ce1">
            <text:p>0.511273538</text:p>
          </table:table-cell>
          <table:table-cell office:value-type="float" office:value="191540" table:style-name="ce1">
            <text:p>191540</text:p>
          </table:table-cell>
          <table:table-cell office:value-type="float" office:value="20635" table:style-name="ce1">
            <text:p>20635</text:p>
          </table:table-cell>
          <table:table-cell office:value-type="float" office:value="19725" table:style-name="ce1">
            <text:p>19725</text:p>
          </table:table-cell>
          <table:table-cell office:value-type="float" office:value="18100" table:style-name="ce1">
            <text:p>18100</text:p>
          </table:table-cell>
          <table:table-cell office:value-type="float" office:value="209640" table:style-name="ce1">
            <text:p>209640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0457248832900004" table:style-name="ce1">
            <text:p>0.504572488</text:p>
          </table:table-cell>
          <table:table-cell office:value-type="float" office:value="0.33741019500500002" table:style-name="ce1">
            <text:p>0.337410195</text:p>
          </table:table-cell>
          <table:table-cell office:value-type="float" office:value="0.701193988411" table:style-name="ce1">
            <text:p>0.701193988</text:p>
          </table:table-cell>
          <table:table-cell office:value-type="float" office:value="0.84806862114399995" table:style-name="ce1">
            <text:p>0.848068621</text:p>
          </table:table-cell>
          <table:table-cell office:value-type="float" office:value="1.0130107661900001" table:style-name="ce1">
            <text:p>1.013010766</text:p>
          </table:table-cell>
          <table:table-cell office:value-type="float" office:value="0.67543567977399999" table:style-name="ce1">
            <text:p>0.67543568</text:p>
          </table:table-cell>
          <table:table-cell office:value-type="float" office:value="0.41274479114599999" table:style-name="ce1">
            <text:p>0.412744791</text:p>
          </table:table-cell>
          <table:table-cell office:value-type="float" office:value="0.96757690094000004" table:style-name="ce1">
            <text:p>0.967576901</text:p>
          </table:table-cell>
          <table:table-cell office:value-type="float" office:value="9.6045942565199993E-2" table:style-name="ce1">
            <text:p>0.096045943</text:p>
          </table:table-cell>
          <table:table-cell office:value-type="float" office:value="7.0710678118654702" table:style-name="ce1">
            <text:p>7.071067812</text:p>
          </table:table-cell>
          <table:table-cell office:value-type="float" office:value="0.74773950281692603" table:style-name="ce1">
            <text:p>0.747739503</text:p>
          </table:table-cell>
          <table:table-cell office:value-type="float" office:value="1.05873552055" table:style-name="ce1">
            <text:p>1.058735521</text:p>
          </table:table-cell>
          <table:table-cell office:value-type="float" office:value="8.7541034483012599E-3" table:style-name="ce1">
            <text:p>0.008754103</text:p>
          </table:table-cell>
          <table:table-cell office:value-type="float" office:value="9.7529804770700002E-2" table:style-name="ce1">
            <text:p>0.097529805</text:p>
          </table:table-cell>
          <table:table-cell office:value-type="float" office:value="0.98187579214200005" table:style-name="ce1">
            <text:p>0.981875792</text:p>
          </table:table-cell>
          <table:table-cell office:value-type="float" office:value="0.488726461843" table:style-name="ce1">
            <text:p>0.488726462</text:p>
          </table:table-cell>
          <table:table-cell office:value-type="float" office:value="0.91366151497799997" table:style-name="ce1">
            <text:p>0.913661515</text:p>
          </table:table-cell>
          <table:table-cell office:value-type="float" office:value="0.52148050231300003" table:style-name="ce1">
            <text:p>0.521480502</text:p>
          </table:table-cell>
          <table:table-cell office:value-type="float" office:value="0.50457248832900004" table:style-name="ce1">
            <text:p>0.504572488</text:p>
          </table:table-cell>
          <table:table-cell office:value-type="float" office:value="0.84506000000000003" table:style-name="ce1">
            <text:p>0.84506</text:p>
          </table:table-cell>
          <table:table-cell office:value-type="float" office:value="8.6338485021900002E-2" table:style-name="ce1">
            <text:p>0.086338485</text:p>
          </table:table-cell>
          <table:table-cell office:value-type="float" office:value="19725" table:style-name="ce1">
            <text:p>19725</text:p>
          </table:table-cell>
          <table:table-cell office:value-type="float" office:value="18100" table:style-name="ce1">
            <text:p>18100</text:p>
          </table:table-cell>
          <table:table-cell office:value-type="float" office:value="191540" table:style-name="ce1">
            <text:p>191540</text:p>
          </table:table-cell>
          <table:table-cell office:value-type="float" office:value="20635" table:style-name="ce1">
            <text:p>20635</text:p>
          </table:table-cell>
          <table:table-cell office:value-type="float" office:value="40360" table:style-name="ce1">
            <text:p>40360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p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0316883437499995" table:style-name="ce1">
            <text:p>0.903168834</text:p>
          </table:table-cell>
          <table:table-cell office:value-type="float" office:value="0.82343469321499996" table:style-name="ce1">
            <text:p>0.823434693</text:p>
          </table:table-cell>
          <table:table-cell office:value-type="float" office:value="0.68679992865600004" table:style-name="ce1">
            <text:p>0.686799929</text:p>
          </table:table-cell>
          <table:table-cell office:value-type="float" office:value="0.840247282481" table:style-name="ce1">
            <text:p>0.840247282</text:p>
          </table:table-cell>
          <table:table-cell office:value-type="float" office:value="1.00179489592" table:style-name="ce1">
            <text:p>1.001794896</text:p>
          </table:table-cell>
          <table:table-cell office:value-type="float" office:value="0.95841805796500001" table:style-name="ce1">
            <text:p>0.958418058</text:p>
          </table:table-cell>
          <table:table-cell office:value-type="float" office:value="0.38513038075900002" table:style-name="ce1">
            <text:p>0.385130381</text:p>
          </table:table-cell>
          <table:table-cell office:value-type="float" office:value="0.99266247130600005" table:style-name="ce1">
            <text:p>0.992662471</text:p>
          </table:table-cell>
          <table:table-cell office:value-type="float" office:value="8.4572569323800001E-2" table:style-name="ce1">
            <text:p>0.084572569</text:p>
          </table:table-cell>
          <table:table-cell office:value-type="float" office:value="3" table:style-name="ce1">
            <text:p>3</text:p>
          </table:table-cell>
          <table:table-cell office:value-type="float" office:value="0.13723845271329799" table:style-name="ce1">
            <text:p>0.137238453</text:p>
          </table:table-cell>
          <table:table-cell office:value-type="float" office:value="1.08694226975" table:style-name="ce1">
            <text:p>1.08694227</text:p>
          </table:table-cell>
          <table:table-cell office:value-type="float" office:value="9.8436511766009094E-4" table:style-name="ce1">
            <text:p>0.000984365</text:p>
          </table:table-cell>
          <table:table-cell office:value-type="float" office:value="0.108132682502" table:style-name="ce1">
            <text:p>0.108132683</text:p>
          </table:table-cell>
          <table:table-cell office:value-type="float" office:value="0.10721269594299999" table:style-name="ce1">
            <text:p>0.107212696</text:p>
          </table:table-cell>
          <table:table-cell office:value-type="float" office:value="0.90984484704699997" table:style-name="ce1">
            <text:p>0.909844847</text:p>
          </table:table-cell>
          <table:table-cell office:value-type="float" office:value="0.46375501026499999" table:style-name="ce1">
            <text:p>0.46375501</text:p>
          </table:table-cell>
          <table:table-cell office:value-type="float" office:value="0.896590078944" table:style-name="ce1">
            <text:p>0.896590079</text:p>
          </table:table-cell>
          <table:table-cell office:value-type="float" office:value="0.90316883437499995" table:style-name="ce1">
            <text:p>0.903168834</text:p>
          </table:table-cell>
          <table:table-cell office:value-type="float" office:value="0.83683600000000002" table:style-name="ce1">
            <text:p>0.836836</text:p>
          </table:table-cell>
          <table:table-cell office:value-type="float" office:value="0.53624498973500001" table:style-name="ce1">
            <text:p>0.53624499</text:p>
          </table:table-cell>
          <table:table-cell office:value-type="float" office:value="190234" table:style-name="ce1">
            <text:p>190234</text:p>
          </table:table-cell>
          <table:table-cell office:value-type="float" office:value="21941" table:style-name="ce1">
            <text:p>21941</text:p>
          </table:table-cell>
          <table:table-cell office:value-type="float" office:value="18975" table:style-name="ce1">
            <text:p>18975</text:p>
          </table:table-cell>
          <table:table-cell office:value-type="float" office:value="18850" table:style-name="ce1">
            <text:p>18850</text:p>
          </table:table-cell>
          <table:table-cell office:value-type="float" office:value="209084" table:style-name="ce1">
            <text:p>209084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195984303" table:style-name="ce1">
            <text:p>0.481959843</text:p>
          </table:table-cell>
          <table:table-cell office:value-type="float" office:value="0.31748820399599997" table:style-name="ce1">
            <text:p>0.317488204</text:p>
          </table:table-cell>
          <table:table-cell office:value-type="float" office:value="0.68679992865600004" table:style-name="ce1">
            <text:p>0.686799929</text:p>
          </table:table-cell>
          <table:table-cell office:value-type="float" office:value="0.840247282481" table:style-name="ce1">
            <text:p>0.840247282</text:p>
          </table:table-cell>
          <table:table-cell office:value-type="float" office:value="1.00179489592" table:style-name="ce1">
            <text:p>1.001794896</text:p>
          </table:table-cell>
          <table:table-cell office:value-type="float" office:value="0.95841805796500001" table:style-name="ce1">
            <text:p>0.958418058</text:p>
          </table:table-cell>
          <table:table-cell office:value-type="float" office:value="0.38513038075900002" table:style-name="ce1">
            <text:p>0.385130381</text:p>
          </table:table-cell>
          <table:table-cell office:value-type="float" office:value="0.96074472003099998" table:style-name="ce1">
            <text:p>0.96074472</text:p>
          </table:table-cell>
          <table:table-cell office:value-type="float" office:value="8.4572569323800001E-2" table:style-name="ce1">
            <text:p>0.084572569</text:p>
          </table:table-cell>
          <table:table-cell office:value-type="float" office:value="8.4852813742385695" table:style-name="ce1">
            <text:p>8.485281374</text:p>
          </table:table-cell>
          <table:table-cell office:value-type="float" office:value="0.81951144503995399" table:style-name="ce1">
            <text:p>0.819511445</text:p>
          </table:table-cell>
          <table:table-cell office:value-type="float" office:value="1.08694226975" table:style-name="ce1">
            <text:p>1.08694227</text:p>
          </table:table-cell>
          <table:table-cell office:value-type="float" office:value="8.7335350311707801E-3" table:style-name="ce1">
            <text:p>0.008733535</text:p>
          </table:table-cell>
          <table:table-cell office:value-type="float" office:value="0.108132682502" table:style-name="ce1">
            <text:p>0.108132683</text:p>
          </table:table-cell>
          <table:table-cell office:value-type="float" office:value="1.0748616600800001" table:style-name="ce1">
            <text:p>1.07486166</text:p>
          </table:table-cell>
          <table:table-cell office:value-type="float" office:value="0.46375501026499999" table:style-name="ce1">
            <text:p>0.46375501</text:p>
          </table:table-cell>
          <table:table-cell office:value-type="float" office:value="0.90984484704699997" table:style-name="ce1">
            <text:p>0.909844847</text:p>
          </table:table-cell>
          <table:table-cell office:value-type="float" office:value="0.50165234633199995" table:style-name="ce1">
            <text:p>0.501652346</text:p>
          </table:table-cell>
          <table:table-cell office:value-type="float" office:value="0.48195984303" table:style-name="ce1">
            <text:p>0.481959843</text:p>
          </table:table-cell>
          <table:table-cell office:value-type="float" office:value="0.83683600000000002" table:style-name="ce1">
            <text:p>0.836836</text:p>
          </table:table-cell>
          <table:table-cell office:value-type="float" office:value="9.0155152952899997E-2" table:style-name="ce1">
            <text:p>0.090155153</text:p>
          </table:table-cell>
          <table:table-cell office:value-type="float" office:value="18975" table:style-name="ce1">
            <text:p>18975</text:p>
          </table:table-cell>
          <table:table-cell office:value-type="float" office:value="18850" table:style-name="ce1">
            <text:p>18850</text:p>
          </table:table-cell>
          <table:table-cell office:value-type="float" office:value="190234" table:style-name="ce1">
            <text:p>190234</text:p>
          </table:table-cell>
          <table:table-cell office:value-type="float" office:value="21941" table:style-name="ce1">
            <text:p>21941</text:p>
          </table:table-cell>
          <table:table-cell office:value-type="float" office:value="40916" table:style-name="ce1">
            <text:p>40916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p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0401287466900004" table:style-name="ce1">
            <text:p>0.904012875</text:p>
          </table:table-cell>
          <table:table-cell office:value-type="float" office:value="0.82483895456" table:style-name="ce1">
            <text:p>0.824838955</text:p>
          </table:table-cell>
          <table:table-cell office:value-type="float" office:value="0.69061030023600001" table:style-name="ce1">
            <text:p>0.6906103</text:p>
          </table:table-cell>
          <table:table-cell office:value-type="float" office:value="0.84211439052100001" table:style-name="ce1">
            <text:p>0.842114391</text:p>
          </table:table-cell>
          <table:table-cell office:value-type="float" office:value="1.0040207595399999" table:style-name="ce1">
            <text:p>1.00402076</text:p>
          </table:table-cell>
          <table:table-cell office:value-type="float" office:value="0.91334342703500004" table:style-name="ce1">
            <text:p>0.913343427</text:p>
          </table:table-cell>
          <table:table-cell office:value-type="float" office:value="0.39500776812299998" table:style-name="ce1">
            <text:p>0.395007768</text:p>
          </table:table-cell>
          <table:table-cell office:value-type="float" office:value="0.99125444825099995" table:style-name="ce1">
            <text:p>0.991254448</text:p>
          </table:table-cell>
          <table:table-cell office:value-type="float" office:value="8.9078240632200004E-2" table:style-name="ce1">
            <text:p>0.089078241</text:p>
          </table:table-cell>
          <table:table-cell office:value-type="float" office:value="3" table:style-name="ce1">
            <text:p>3</text:p>
          </table:table-cell>
          <table:table-cell office:value-type="float" office:value="0.13521558777228401" table:style-name="ce1">
            <text:p>0.135215588</text:p>
          </table:table-cell>
          <table:table-cell office:value-type="float" office:value="1.08343695445" table:style-name="ce1">
            <text:p>1.083436954</text:p>
          </table:table-cell>
          <table:table-cell office:value-type="float" office:value="1.0138230581260199E-3" table:style-name="ce1">
            <text:p>0.001013823</text:p>
          </table:table-cell>
          <table:table-cell office:value-type="float" office:value="0.105004738606" table:style-name="ce1">
            <text:p>0.105004739</text:p>
          </table:table-cell>
          <table:table-cell office:value-type="float" office:value="0.10617893618599999" table:style-name="ce1">
            <text:p>0.106178936</text:p>
          </table:table-cell>
          <table:table-cell office:value-type="float" office:value="0.91198871920799995" table:style-name="ce1">
            <text:p>0.911988719</text:p>
          </table:table-cell>
          <table:table-cell office:value-type="float" office:value="0.46923188126400001" table:style-name="ce1">
            <text:p>0.469231881</text:p>
          </table:table-cell>
          <table:table-cell office:value-type="float" office:value="0.896175326971" table:style-name="ce1">
            <text:p>0.896175327</text:p>
          </table:table-cell>
          <table:table-cell office:value-type="float" office:value="0.90401287466900004" table:style-name="ce1">
            <text:p>0.904012875</text:p>
          </table:table-cell>
          <table:table-cell office:value-type="float" office:value="0.83848400000000001" table:style-name="ce1">
            <text:p>0.838484</text:p>
          </table:table-cell>
          <table:table-cell office:value-type="float" office:value="0.53076811873600005" table:style-name="ce1">
            <text:p>0.530768119</text:p>
          </table:table-cell>
          <table:table-cell office:value-type="float" office:value="190146" table:style-name="ce1">
            <text:p>190146</text:p>
          </table:table-cell>
          <table:table-cell office:value-type="float" office:value="22029" table:style-name="ce1">
            <text:p>22029</text:p>
          </table:table-cell>
          <table:table-cell office:value-type="float" office:value="19475" table:style-name="ce1">
            <text:p>19475</text:p>
          </table:table-cell>
          <table:table-cell office:value-type="float" office:value="18350" table:style-name="ce1">
            <text:p>18350</text:p>
          </table:table-cell>
          <table:table-cell office:value-type="float" office:value="208496" table:style-name="ce1">
            <text:p>208496</text:p>
          </table:table-cell>
          <table:table-cell office:value-type="float" office:value="212175" table:style-name="ce1">
            <text:p>2121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099320551100001" table:style-name="ce1">
            <text:p>0.490993206</text:p>
          </table:table-cell>
          <table:table-cell office:value-type="float" office:value="0.32537507935999999" table:style-name="ce1">
            <text:p>0.325375079</text:p>
          </table:table-cell>
          <table:table-cell office:value-type="float" office:value="0.69061030023600001" table:style-name="ce1">
            <text:p>0.6906103</text:p>
          </table:table-cell>
          <table:table-cell office:value-type="float" office:value="0.84211439052100001" table:style-name="ce1">
            <text:p>0.842114391</text:p>
          </table:table-cell>
          <table:table-cell office:value-type="float" office:value="1.0040207595399999" table:style-name="ce1">
            <text:p>1.00402076</text:p>
          </table:table-cell>
          <table:table-cell office:value-type="float" office:value="0.91334342703500004" table:style-name="ce1">
            <text:p>0.913343427</text:p>
          </table:table-cell>
          <table:table-cell office:value-type="float" office:value="0.39500776812299998" table:style-name="ce1">
            <text:p>0.395007768</text:p>
          </table:table-cell>
          <table:table-cell office:value-type="float" office:value="0.95362351725100003" table:style-name="ce1">
            <text:p>0.953623517</text:p>
          </table:table-cell>
          <table:table-cell office:value-type="float" office:value="8.9078240632200004E-2" table:style-name="ce1">
            <text:p>0.089078241</text:p>
          </table:table-cell>
          <table:table-cell office:value-type="float" office:value="9.89949493661166" table:style-name="ce1">
            <text:p>9.899494937</text:p>
          </table:table-cell>
          <table:table-cell office:value-type="float" office:value="0.83426930677554501" table:style-name="ce1">
            <text:p>0.834269307</text:p>
          </table:table-cell>
          <table:table-cell office:value-type="float" office:value="1.08343695445" table:style-name="ce1">
            <text:p>1.083436954</text:p>
          </table:table-cell>
          <table:table-cell office:value-type="float" office:value="8.6911968636418802E-3" table:style-name="ce1">
            <text:p>0.008691197</text:p>
          </table:table-cell>
          <table:table-cell office:value-type="float" office:value="0.105004738606" table:style-name="ce1">
            <text:p>0.105004739</text:p>
          </table:table-cell>
          <table:table-cell office:value-type="float" office:value="1.03668806162" table:style-name="ce1">
            <text:p>1.036688062</text:p>
          </table:table-cell>
          <table:table-cell office:value-type="float" office:value="0.46923188126400001" table:style-name="ce1">
            <text:p>0.469231881</text:p>
          </table:table-cell>
          <table:table-cell office:value-type="float" office:value="0.91198871920799995" table:style-name="ce1">
            <text:p>0.911988719</text:p>
          </table:table-cell>
          <table:table-cell office:value-type="float" office:value="0.51487111698599997" table:style-name="ce1">
            <text:p>0.514871117</text:p>
          </table:table-cell>
          <table:table-cell office:value-type="float" office:value="0.49099320551100001" table:style-name="ce1">
            <text:p>0.490993206</text:p>
          </table:table-cell>
          <table:table-cell office:value-type="float" office:value="0.83848400000000001" table:style-name="ce1">
            <text:p>0.838484</text:p>
          </table:table-cell>
          <table:table-cell office:value-type="float" office:value="8.8011280792000005E-2" table:style-name="ce1">
            <text:p>0.088011281</text:p>
          </table:table-cell>
          <table:table-cell office:value-type="float" office:value="19475" table:style-name="ce1">
            <text:p>19475</text:p>
          </table:table-cell>
          <table:table-cell office:value-type="float" office:value="18350" table:style-name="ce1">
            <text:p>18350</text:p>
          </table:table-cell>
          <table:table-cell office:value-type="float" office:value="190146" table:style-name="ce1">
            <text:p>190146</text:p>
          </table:table-cell>
          <table:table-cell office:value-type="float" office:value="22029" table:style-name="ce1">
            <text:p>22029</text:p>
          </table:table-cell>
          <table:table-cell office:value-type="float" office:value="41504" table:style-name="ce1">
            <text:p>41504</text:p>
          </table:table-cell>
          <table:table-cell office:value-type="float" office:value="37825" table:style-name="ce1">
            <text:p>378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m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6324040691" table:style-name="ce1">
            <text:p>0.996324041</text:p>
          </table:table-cell>
          <table:table-cell office:value-type="float" office:value="0.99267500775499995" table:style-name="ce1">
            <text:p>0.992675008</text:p>
          </table:table-cell>
          <table:table-cell office:value-type="float" office:value="0.95025384778300004" table:style-name="ce1">
            <text:p>0.950253848</text:p>
          </table:table-cell>
          <table:table-cell office:value-type="float" office:value="0.99313765805300003" table:style-name="ce1">
            <text:p>0.993137658</text:p>
          </table:table-cell>
          <table:table-cell office:value-type="float" office:value="0.98763214208899996" table:style-name="ce1">
            <text:p>0.987632142</text:p>
          </table:table-cell>
          <table:table-cell office:value-type="float" office:value="0.80045366461" table:style-name="ce1">
            <text:p>0.800453665</text:p>
          </table:table-cell>
          <table:table-cell office:value-type="float" office:value="0.89912888022299997" table:style-name="ce1">
            <text:p>0.89912888</text:p>
          </table:table-cell>
          <table:table-cell office:value-type="float" office:value="0.999939806426" table:style-name="ce1">
            <text:p>0.999939806</text:p>
          </table:table-cell>
          <table:table-cell office:value-type="float" office:value="0.17522326112" table:style-name="ce1">
            <text:p>0.175223261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3.6811145603780101E-3" table:style-name="ce1">
            <text:p>0.003681115</text:p>
          </table:table-cell>
          <table:table-cell office:value-type="float" office:value="0.101021359228" table:style-name="ce1">
            <text:p>0.101021359</text:p>
          </table:table-cell>
          <table:table-cell office:value-type="float" office:value="6.7974525708879203E-5" table:style-name="ce2">
            <text:p>6.80E-05</text:p>
          </table:table-cell>
          <table:table-cell office:value-type="float" office:value="1.3800333420700001E-2" table:style-name="ce1">
            <text:p>0.013800333</text:p>
          </table:table-cell>
          <table:table-cell office:value-type="float" office:value="3.6895218413E-3" table:style-name="ce1">
            <text:p>0.003689522</text:p>
          </table:table-cell>
          <table:table-cell office:value-type="float" office:value="0.996264071995" table:style-name="ce1">
            <text:p>0.996264072</text:p>
          </table:table-cell>
          <table:table-cell office:value-type="float" office:value="0.90424362357099997" table:style-name="ce1">
            <text:p>0.904243624</text:p>
          </table:table-cell>
          <table:table-cell office:value-type="float" office:value="0.99638401660599996" table:style-name="ce1">
            <text:p>0.996384017</text:p>
          </table:table-cell>
          <table:table-cell office:value-type="float" office:value="0.996324040691" table:style-name="ce1">
            <text:p>0.996324041</text:p>
          </table:table-cell>
          <table:table-cell office:value-type="float" office:value="0.99291600000000002" table:style-name="ce1">
            <text:p>0.992916</text:p>
          </table:table-cell>
          <table:table-cell office:value-type="float" office:value="9.5756376429199999E-2" table:style-name="ce1">
            <text:p>0.095756376</text:p>
          </table:table-cell>
          <table:table-cell office:value-type="float" office:value="240004" table:style-name="ce1">
            <text:p>240004</text:p>
          </table:table-cell>
          <table:table-cell office:value-type="float" office:value="871" table:style-name="ce1">
            <text:p>871</text:p>
          </table:table-cell>
          <table:table-cell office:value-type="float" office:value="8225" table:style-name="ce1">
            <text:p>8225</text:p>
          </table:table-cell>
          <table:table-cell office:value-type="float" office:value="900" table:style-name="ce1">
            <text:p>900</text:p>
          </table:table-cell>
          <table:table-cell office:value-type="float" office:value="240904" table:style-name="ce1">
            <text:p>240904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0280445639600004" table:style-name="ce1">
            <text:p>0.902804456</text:p>
          </table:table-cell>
          <table:table-cell office:value-type="float" office:value="0.82282913165299998" table:style-name="ce1">
            <text:p>0.822829132</text:p>
          </table:table-cell>
          <table:table-cell office:value-type="float" office:value="0.95025384778300004" table:style-name="ce1">
            <text:p>0.950253848</text:p>
          </table:table-cell>
          <table:table-cell office:value-type="float" office:value="0.99313765805300003" table:style-name="ce1">
            <text:p>0.993137658</text:p>
          </table:table-cell>
          <table:table-cell office:value-type="float" office:value="0.98763214208899996" table:style-name="ce1">
            <text:p>0.987632142</text:p>
          </table:table-cell>
          <table:table-cell office:value-type="float" office:value="0.80045366461" table:style-name="ce1">
            <text:p>0.800453665</text:p>
          </table:table-cell>
          <table:table-cell office:value-type="float" office:value="0.89912888022299997" table:style-name="ce1">
            <text:p>0.89912888</text:p>
          </table:table-cell>
          <table:table-cell office:value-type="float" office:value="0.99840842983400002" table:style-name="ce1">
            <text:p>0.99840843</text:p>
          </table:table-cell>
          <table:table-cell office:value-type="float" office:value="0.17522326112" table:style-name="ce1">
            <text:p>0.175223261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9.7329436509078604E-2" table:style-name="ce1">
            <text:p>0.097329437</text:p>
          </table:table-cell>
          <table:table-cell office:value-type="float" office:value="0.101021359228" table:style-name="ce1">
            <text:p>0.101021359</text:p>
          </table:table-cell>
          <table:table-cell office:value-type="float" office:value="6.8257788044346797E-3" table:style-name="ce1">
            <text:p>0.006825779</text:p>
          </table:table-cell>
          <table:table-cell office:value-type="float" office:value="1.3800333420700001E-2" table:style-name="ce1">
            <text:p>0.013800333</text:p>
          </table:table-cell>
          <table:table-cell office:value-type="float" office:value="0.10765957446799999" table:style-name="ce1">
            <text:p>0.107659574</text:p>
          </table:table-cell>
          <table:table-cell office:value-type="float" office:value="0.90424362357099997" table:style-name="ce1">
            <text:p>0.904243624</text:p>
          </table:table-cell>
          <table:table-cell office:value-type="float" office:value="0.996264071995" table:style-name="ce1">
            <text:p>0.996264072</text:p>
          </table:table-cell>
          <table:table-cell office:value-type="float" office:value="0.90136986301400002" table:style-name="ce1">
            <text:p>0.901369863</text:p>
          </table:table-cell>
          <table:table-cell office:value-type="float" office:value="0.90280445639600004" table:style-name="ce1">
            <text:p>0.902804456</text:p>
          </table:table-cell>
          <table:table-cell office:value-type="float" office:value="0.99291600000000002" table:style-name="ce1">
            <text:p>0.992916</text:p>
          </table:table-cell>
          <table:table-cell office:value-type="float" office:value="3.7359280045200002E-3" table:style-name="ce1">
            <text:p>0.003735928</text:p>
          </table:table-cell>
          <table:table-cell office:value-type="float" office:value="8225" table:style-name="ce1">
            <text:p>8225</text:p>
          </table:table-cell>
          <table:table-cell office:value-type="float" office:value="900" table:style-name="ce1">
            <text:p>900</text:p>
          </table:table-cell>
          <table:table-cell office:value-type="float" office:value="240004" table:style-name="ce1">
            <text:p>240004</text:p>
          </table:table-cell>
          <table:table-cell office:value-type="float" office:value="871" table:style-name="ce1">
            <text:p>871</text:p>
          </table:table-cell>
          <table:table-cell office:value-type="float" office:value="9096" table:style-name="ce1">
            <text:p>9096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644615678399995" table:style-name="ce1">
            <text:p>0.996446157</text:p>
          </table:table-cell>
          <table:table-cell office:value-type="float" office:value="0.99291748372099997" table:style-name="ce1">
            <text:p>0.992917484</text:p>
          </table:table-cell>
          <table:table-cell office:value-type="float" office:value="0.95093774690400001" table:style-name="ce1">
            <text:p>0.950937747</text:p>
          </table:table-cell>
          <table:table-cell office:value-type="float" office:value="0.99336739335900004" table:style-name="ce1">
            <text:p>0.993367393</text:p>
          </table:table-cell>
          <table:table-cell office:value-type="float" office:value="0.98804132952799995" table:style-name="ce1">
            <text:p>0.98804133</text:p>
          </table:table-cell>
          <table:table-cell office:value-type="float" office:value="0.80615836632299998" table:style-name="ce1">
            <text:p>0.806158366</text:p>
          </table:table-cell>
          <table:table-cell office:value-type="float" office:value="0.90273073977100005" table:style-name="ce1">
            <text:p>0.90273074</text:p>
          </table:table-cell>
          <table:table-cell office:value-type="float" office:value="0.99996263482600001" table:style-name="ce1">
            <text:p>0.999962635</text:p>
          </table:table-cell>
          <table:table-cell office:value-type="float" office:value="0.176992773735" table:style-name="ce1">
            <text:p>0.176992774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3.5555614449292602E-3" table:style-name="ce1">
            <text:p>0.003555561</text:p>
          </table:table-cell>
          <table:table-cell office:value-type="float" office:value="9.8370299482000004E-2" table:style-name="ce1">
            <text:p>0.098370299</text:p>
          </table:table-cell>
          <table:table-cell office:value-type="float" office:value="9.1387919940549001E-5" table:style-name="ce2">
            <text:p>9.14E-05</text:p>
          </table:table-cell>
          <table:table-cell office:value-type="float" office:value="1.3356742404500001E-2" table:style-name="ce1">
            <text:p>0.013356742</text:p>
          </table:table-cell>
          <table:table-cell office:value-type="float" office:value="3.5665180617499999E-3" table:style-name="ce1">
            <text:p>0.003566518</text:p>
          </table:table-cell>
          <table:table-cell office:value-type="float" office:value="0.99648339056000002" table:style-name="ce1">
            <text:p>0.996483391</text:p>
          </table:table-cell>
          <table:table-cell office:value-type="float" office:value="0.90539210324800001" table:style-name="ce1">
            <text:p>0.905392103</text:p>
          </table:table-cell>
          <table:table-cell office:value-type="float" office:value="0.99640892579100004" table:style-name="ce1">
            <text:p>0.996408926</text:p>
          </table:table-cell>
          <table:table-cell office:value-type="float" office:value="0.99644615678399995" table:style-name="ce1">
            <text:p>0.996446157</text:p>
          </table:table-cell>
          <table:table-cell office:value-type="float" office:value="0.99315200000000003" table:style-name="ce1">
            <text:p>0.993152</text:p>
          </table:table-cell>
          <table:table-cell office:value-type="float" office:value="9.4607896751600001E-2" table:style-name="ce1">
            <text:p>0.094607897</text:p>
          </table:table-cell>
          <table:table-cell office:value-type="float" office:value="240010" table:style-name="ce1">
            <text:p>240010</text:p>
          </table:table-cell>
          <table:table-cell office:value-type="float" office:value="865" table:style-name="ce1">
            <text:p>865</text:p>
          </table:table-cell>
          <table:table-cell office:value-type="float" office:value="8278" table:style-name="ce1">
            <text:p>8278</text:p>
          </table:table-cell>
          <table:table-cell office:value-type="float" office:value="847" table:style-name="ce1">
            <text:p>847</text:p>
          </table:table-cell>
          <table:table-cell office:value-type="float" office:value="240857" table:style-name="ce1">
            <text:p>240857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0628421283100002" table:style-name="ce1">
            <text:p>0.906284213</text:p>
          </table:table-cell>
          <table:table-cell office:value-type="float" office:value="0.828628628629" table:style-name="ce1">
            <text:p>0.828628629</text:p>
          </table:table-cell>
          <table:table-cell office:value-type="float" office:value="0.95093774690400001" table:style-name="ce1">
            <text:p>0.950937747</text:p>
          </table:table-cell>
          <table:table-cell office:value-type="float" office:value="0.99336739335900004" table:style-name="ce1">
            <text:p>0.993367393</text:p>
          </table:table-cell>
          <table:table-cell office:value-type="float" office:value="0.98804132952799995" table:style-name="ce1">
            <text:p>0.98804133</text:p>
          </table:table-cell>
          <table:table-cell office:value-type="float" office:value="0.80615836632299998" table:style-name="ce1">
            <text:p>0.806158366</text:p>
          </table:table-cell>
          <table:table-cell office:value-type="float" office:value="0.90273073977100005" table:style-name="ce1">
            <text:p>0.90273074</text:p>
          </table:table-cell>
          <table:table-cell office:value-type="float" office:value="0.99901467046199999" table:style-name="ce1">
            <text:p>0.99901467</text:p>
          </table:table-cell>
          <table:table-cell office:value-type="float" office:value="0.176992773735" table:style-name="ce1">
            <text:p>0.176992774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9.3919087615310107E-2" table:style-name="ce1">
            <text:p>0.093919088</text:p>
          </table:table-cell>
          <table:table-cell office:value-type="float" office:value="9.8370299482000004E-2" table:style-name="ce1">
            <text:p>0.098370299</text:p>
          </table:table-cell>
          <table:table-cell office:value-type="float" office:value="9.0234866991638994E-3" table:style-name="ce1">
            <text:p>0.009023487</text:p>
          </table:table-cell>
          <table:table-cell office:value-type="float" office:value="1.3356742404500001E-2" table:style-name="ce1">
            <text:p>0.013356742</text:p>
          </table:table-cell>
          <table:table-cell office:value-type="float" office:value="0.103406619957" table:style-name="ce1">
            <text:p>0.10340662</text:p>
          </table:table-cell>
          <table:table-cell office:value-type="float" office:value="0.90539210324800001" table:style-name="ce1">
            <text:p>0.905392103</text:p>
          </table:table-cell>
          <table:table-cell office:value-type="float" office:value="0.99648339056000002" table:style-name="ce1">
            <text:p>0.996483391</text:p>
          </table:table-cell>
          <table:table-cell office:value-type="float" office:value="0.90717808219200002" table:style-name="ce1">
            <text:p>0.907178082</text:p>
          </table:table-cell>
          <table:table-cell office:value-type="float" office:value="0.90628421283100002" table:style-name="ce1">
            <text:p>0.906284213</text:p>
          </table:table-cell>
          <table:table-cell office:value-type="float" office:value="0.99315200000000003" table:style-name="ce1">
            <text:p>0.993152</text:p>
          </table:table-cell>
          <table:table-cell office:value-type="float" office:value="3.51660944046E-3" table:style-name="ce1">
            <text:p>0.003516609</text:p>
          </table:table-cell>
          <table:table-cell office:value-type="float" office:value="8278" table:style-name="ce1">
            <text:p>8278</text:p>
          </table:table-cell>
          <table:table-cell office:value-type="float" office:value="847" table:style-name="ce1">
            <text:p>847</text:p>
          </table:table-cell>
          <table:table-cell office:value-type="float" office:value="240010" table:style-name="ce1">
            <text:p>240010</text:p>
          </table:table-cell>
          <table:table-cell office:value-type="float" office:value="865" table:style-name="ce1">
            <text:p>865</text:p>
          </table:table-cell>
          <table:table-cell office:value-type="float" office:value="9143" table:style-name="ce1">
            <text:p>9143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269118437699999" table:style-name="ce1">
            <text:p>0.992691184</text:p>
          </table:table-cell>
          <table:table-cell office:value-type="float" office:value="0.98548843113499995" table:style-name="ce1">
            <text:p>0.985488431</text:p>
          </table:table-cell>
          <table:table-cell office:value-type="float" office:value="0.89983246927100002" table:style-name="ce1">
            <text:p>0.899832469</text:p>
          </table:table-cell>
          <table:table-cell office:value-type="float" office:value="0.98635825577500003" table:style-name="ce1">
            <text:p>0.986358256</text:p>
          </table:table-cell>
          <table:table-cell office:value-type="float" office:value="0.97558429007000003" table:style-name="ce1">
            <text:p>0.97558429</text:p>
          </table:table-cell>
          <table:table-cell office:value-type="float" office:value="0.60482492823300005" table:style-name="ce1">
            <text:p>0.604824928</text:p>
          </table:table-cell>
          <table:table-cell office:value-type="float" office:value="0.79979210775099996" table:style-name="ce1">
            <text:p>0.799792108</text:p>
          </table:table-cell>
          <table:table-cell office:value-type="float" office:value="0.999993772665" table:style-name="ce1">
            <text:p>0.999993773</text:p>
          </table:table-cell>
          <table:table-cell office:value-type="float" office:value="0.14011507194600001" table:style-name="ce1">
            <text:p>0.140115072</text:p>
          </table:table-cell>
          <table:table-cell office:value-type="float" office:value="2" table:style-name="ce1">
            <text:p>2</text:p>
          </table:table-cell>
          <table:table-cell office:value-type="float" office:value="7.6658766611624298E-3" table:style-name="ce1">
            <text:p>0.007665877</text:p>
          </table:table-cell>
          <table:table-cell office:value-type="float" office:value="0.171842467395" table:style-name="ce1">
            <text:p>0.171842467</text:p>
          </table:table-cell>
          <table:table-cell office:value-type="float" office:value="1.8453207117839101E-4" table:style-name="ce1">
            <text:p>0.000184532</text:p>
          </table:table-cell>
          <table:table-cell office:value-type="float" office:value="2.67561261184E-2" table:style-name="ce1">
            <text:p>0.026756126</text:p>
          </table:table-cell>
          <table:table-cell office:value-type="float" office:value="7.3626277115799998E-3" table:style-name="ce1">
            <text:p>0.007362628</text:p>
          </table:table-cell>
          <table:table-cell office:value-type="float" office:value="0.99269736623600002" table:style-name="ce1">
            <text:p>0.992697366</text:p>
          </table:table-cell>
          <table:table-cell office:value-type="float" office:value="0.80696757230500005" table:style-name="ce1">
            <text:p>0.806967572</text:p>
          </table:table-cell>
          <table:table-cell office:value-type="float" office:value="0.99268500259500003" table:style-name="ce1">
            <text:p>0.992685003</text:p>
          </table:table-cell>
          <table:table-cell office:value-type="float" office:value="0.99269118437699999" table:style-name="ce1">
            <text:p>0.992691184</text:p>
          </table:table-cell>
          <table:table-cell office:value-type="float" office:value="0.98591600000000001" table:style-name="ce1">
            <text:p>0.985916</text:p>
          </table:table-cell>
          <table:table-cell office:value-type="float" office:value="0.19303242769500001" table:style-name="ce1">
            <text:p>0.193032428</text:p>
          </table:table-cell>
          <table:table-cell office:value-type="float" office:value="239113" table:style-name="ce1">
            <text:p>239113</text:p>
          </table:table-cell>
          <table:table-cell office:value-type="float" office:value="1762" table:style-name="ce1">
            <text:p>1762</text:p>
          </table:table-cell>
          <table:table-cell office:value-type="float" office:value="7366" table:style-name="ce1">
            <text:p>7366</text:p>
          </table:table-cell>
          <table:table-cell office:value-type="float" office:value="1759" table:style-name="ce1">
            <text:p>1759</text:p>
          </table:table-cell>
          <table:table-cell office:value-type="float" office:value="240872" table:style-name="ce1">
            <text:p>240872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0710020270600003" table:style-name="ce1">
            <text:p>0.807100203</text:p>
          </table:table-cell>
          <table:table-cell office:value-type="float" office:value="0.67658675484499997" table:style-name="ce1">
            <text:p>0.676586755</text:p>
          </table:table-cell>
          <table:table-cell office:value-type="float" office:value="0.89983246927100002" table:style-name="ce1">
            <text:p>0.899832469</text:p>
          </table:table-cell>
          <table:table-cell office:value-type="float" office:value="0.98635825577500003" table:style-name="ce1">
            <text:p>0.986358256</text:p>
          </table:table-cell>
          <table:table-cell office:value-type="float" office:value="0.97558429007000003" table:style-name="ce1">
            <text:p>0.97558429</text:p>
          </table:table-cell>
          <table:table-cell office:value-type="float" office:value="0.60482492823300005" table:style-name="ce1">
            <text:p>0.604824928</text:p>
          </table:table-cell>
          <table:table-cell office:value-type="float" office:value="0.79979210775099996" table:style-name="ce1">
            <text:p>0.799792108</text:p>
          </table:table-cell>
          <table:table-cell office:value-type="float" office:value="0.99983564345599996" table:style-name="ce1">
            <text:p>0.999835643</text:p>
          </table:table-cell>
          <table:table-cell office:value-type="float" office:value="0.14011507194600001" table:style-name="ce1">
            <text:p>0.140115072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204459351434848" table:style-name="ce1">
            <text:p>0.204459351</text:p>
          </table:table-cell>
          <table:table-cell office:value-type="float" office:value="0.171842467395" table:style-name="ce1">
            <text:p>0.171842467</text:p>
          </table:table-cell>
          <table:table-cell office:value-type="float" office:value="1.8275628321238802E-2" table:style-name="ce1">
            <text:p>0.018275628</text:p>
          </table:table-cell>
          <table:table-cell office:value-type="float" office:value="2.67561261184E-2" table:style-name="ce1">
            <text:p>0.026756126</text:p>
          </table:table-cell>
          <table:table-cell office:value-type="float" office:value="0.239003529731" table:style-name="ce1">
            <text:p>0.23900353</text:p>
          </table:table-cell>
          <table:table-cell office:value-type="float" office:value="0.80696757230500005" table:style-name="ce1">
            <text:p>0.806967572</text:p>
          </table:table-cell>
          <table:table-cell office:value-type="float" office:value="0.99269736623600002" table:style-name="ce1">
            <text:p>0.992697366</text:p>
          </table:table-cell>
          <table:table-cell office:value-type="float" office:value="0.80723287671199995" table:style-name="ce1">
            <text:p>0.807232877</text:p>
          </table:table-cell>
          <table:table-cell office:value-type="float" office:value="0.80710020270600003" table:style-name="ce1">
            <text:p>0.807100203</text:p>
          </table:table-cell>
          <table:table-cell office:value-type="float" office:value="0.98591600000000001" table:style-name="ce1">
            <text:p>0.985916</text:p>
          </table:table-cell>
          <table:table-cell office:value-type="float" office:value="7.30263376399E-3" table:style-name="ce1">
            <text:p>0.007302634</text:p>
          </table:table-cell>
          <table:table-cell office:value-type="float" office:value="7366" table:style-name="ce1">
            <text:p>7366</text:p>
          </table:table-cell>
          <table:table-cell office:value-type="float" office:value="1759" table:style-name="ce1">
            <text:p>1759</text:p>
          </table:table-cell>
          <table:table-cell office:value-type="float" office:value="239113" table:style-name="ce1">
            <text:p>239113</text:p>
          </table:table-cell>
          <table:table-cell office:value-type="float" office:value="1762" table:style-name="ce1">
            <text:p>1762</text:p>
          </table:table-cell>
          <table:table-cell office:value-type="float" office:value="9128" table:style-name="ce1">
            <text:p>9128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266134254299998" table:style-name="ce1">
            <text:p>0.992661343</text:p>
          </table:table-cell>
          <table:table-cell office:value-type="float" office:value="0.985429612171" table:style-name="ce1">
            <text:p>0.985429612</text:p>
          </table:table-cell>
          <table:table-cell office:value-type="float" office:value="0.90075799527" table:style-name="ce1">
            <text:p>0.900757995</text:p>
          </table:table-cell>
          <table:table-cell office:value-type="float" office:value="0.98629595624199995" table:style-name="ce1">
            <text:p>0.986295956</text:p>
          </table:table-cell>
          <table:table-cell office:value-type="float" office:value="0.97548176760100003" table:style-name="ce1">
            <text:p>0.975481768</text:p>
          </table:table-cell>
          <table:table-cell office:value-type="float" office:value="0.60647122105999995" table:style-name="ce1">
            <text:p>0.606471221</text:p>
          </table:table-cell>
          <table:table-cell office:value-type="float" office:value="0.798034151611" table:style-name="ce1">
            <text:p>0.798034152</text:p>
          </table:table-cell>
          <table:table-cell office:value-type="float" office:value="0.99982981620099998" table:style-name="ce1">
            <text:p>0.999829816</text:p>
          </table:table-cell>
          <table:table-cell office:value-type="float" office:value="0.13909293425499999" table:style-name="ce1">
            <text:p>0.139092934</text:p>
          </table:table-cell>
          <table:table-cell office:value-type="float" office:value="2" table:style-name="ce1">
            <text:p>2</text:p>
          </table:table-cell>
          <table:table-cell office:value-type="float" office:value="7.7801464040711098E-3" table:style-name="ce1">
            <text:p>0.007780146</text:p>
          </table:table-cell>
          <table:table-cell office:value-type="float" office:value="0.17227894507800001" table:style-name="ce1">
            <text:p>0.172278945</text:p>
          </table:table-cell>
          <table:table-cell office:value-type="float" office:value="1.0352550628453E-4" table:style-name="ce1">
            <text:p>0.000103526</text:p>
          </table:table-cell>
          <table:table-cell office:value-type="float" office:value="2.68039595359E-2" table:style-name="ce1">
            <text:p>0.02680396</text:p>
          </table:table-cell>
          <table:table-cell office:value-type="float" office:value="7.3929115025000002E-3" table:style-name="ce1">
            <text:p>0.007392912</text:p>
          </table:table-cell>
          <table:table-cell office:value-type="float" office:value="0.99249243640999996" table:style-name="ce1">
            <text:p>0.992492436</text:p>
          </table:table-cell>
          <table:table-cell office:value-type="float" office:value="0.80902355413000004" table:style-name="ce1">
            <text:p>0.809023554</text:p>
          </table:table-cell>
          <table:table-cell office:value-type="float" office:value="0.99283030617500001" table:style-name="ce1">
            <text:p>0.992830306</text:p>
          </table:table-cell>
          <table:table-cell office:value-type="float" office:value="0.99266134254299998" table:style-name="ce1">
            <text:p>0.992661343</text:p>
          </table:table-cell>
          <table:table-cell office:value-type="float" office:value="0.98585599999999995" table:style-name="ce1">
            <text:p>0.985856</text:p>
          </table:table-cell>
          <table:table-cell office:value-type="float" office:value="0.19097644587000001" table:style-name="ce1">
            <text:p>0.190976446</text:p>
          </table:table-cell>
          <table:table-cell office:value-type="float" office:value="239148" table:style-name="ce1">
            <text:p>239148</text:p>
          </table:table-cell>
          <table:table-cell office:value-type="float" office:value="1727" table:style-name="ce1">
            <text:p>1727</text:p>
          </table:table-cell>
          <table:table-cell office:value-type="float" office:value="7316" table:style-name="ce1">
            <text:p>7316</text:p>
          </table:table-cell>
          <table:table-cell office:value-type="float" office:value="1809" table:style-name="ce1">
            <text:p>1809</text:p>
          </table:table-cell>
          <table:table-cell office:value-type="float" office:value="240957" table:style-name="ce1">
            <text:p>240957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0537208278299999" table:style-name="ce1">
            <text:p>0.805372083</text:p>
          </table:table-cell>
          <table:table-cell office:value-type="float" office:value="0.67416144489499996" table:style-name="ce1">
            <text:p>0.674161445</text:p>
          </table:table-cell>
          <table:table-cell office:value-type="float" office:value="0.90075799527" table:style-name="ce1">
            <text:p>0.900757995</text:p>
          </table:table-cell>
          <table:table-cell office:value-type="float" office:value="0.98629595624199995" table:style-name="ce1">
            <text:p>0.986295956</text:p>
          </table:table-cell>
          <table:table-cell office:value-type="float" office:value="0.97548176760100003" table:style-name="ce1">
            <text:p>0.975481768</text:p>
          </table:table-cell>
          <table:table-cell office:value-type="float" office:value="0.60647122105999995" table:style-name="ce1">
            <text:p>0.606471221</text:p>
          </table:table-cell>
          <table:table-cell office:value-type="float" office:value="0.798034151611" table:style-name="ce1">
            <text:p>0.798034152</text:p>
          </table:table-cell>
          <table:table-cell office:value-type="float" office:value="0.99548656979299999" table:style-name="ce1">
            <text:p>0.99548657</text:p>
          </table:table-cell>
          <table:table-cell office:value-type="float" office:value="0.13909293425499999" table:style-name="ce1">
            <text:p>0.139092934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0.20581526286152599" table:style-name="ce1">
            <text:p>0.205815263</text:p>
          </table:table-cell>
          <table:table-cell office:value-type="float" office:value="0.17227894507800001" table:style-name="ce1">
            <text:p>0.172278945</text:p>
          </table:table-cell>
          <table:table-cell office:value-type="float" office:value="1.05311477433977E-2" table:style-name="ce1">
            <text:p>0.010531148</text:p>
          </table:table-cell>
          <table:table-cell office:value-type="float" office:value="2.68039595359E-2" table:style-name="ce1">
            <text:p>0.02680396</text:p>
          </table:table-cell>
          <table:table-cell office:value-type="float" office:value="0.24166211044300001" table:style-name="ce1">
            <text:p>0.24166211</text:p>
          </table:table-cell>
          <table:table-cell office:value-type="float" office:value="0.80902355413000004" table:style-name="ce1">
            <text:p>0.809023554</text:p>
          </table:table-cell>
          <table:table-cell office:value-type="float" office:value="0.99249243640999996" table:style-name="ce1">
            <text:p>0.992492436</text:p>
          </table:table-cell>
          <table:table-cell office:value-type="float" office:value="0.80175342465800004" table:style-name="ce1">
            <text:p>0.801753425</text:p>
          </table:table-cell>
          <table:table-cell office:value-type="float" office:value="0.80537208278299999" table:style-name="ce1">
            <text:p>0.805372083</text:p>
          </table:table-cell>
          <table:table-cell office:value-type="float" office:value="0.98585599999999995" table:style-name="ce1">
            <text:p>0.985856</text:p>
          </table:table-cell>
          <table:table-cell office:value-type="float" office:value="7.5075635901799996E-3" table:style-name="ce1">
            <text:p>0.007507564</text:p>
          </table:table-cell>
          <table:table-cell office:value-type="float" office:value="7316" table:style-name="ce1">
            <text:p>7316</text:p>
          </table:table-cell>
          <table:table-cell office:value-type="float" office:value="1809" table:style-name="ce1">
            <text:p>1809</text:p>
          </table:table-cell>
          <table:table-cell office:value-type="float" office:value="239148" table:style-name="ce1">
            <text:p>239148</text:p>
          </table:table-cell>
          <table:table-cell office:value-type="float" office:value="1727" table:style-name="ce1">
            <text:p>1727</text:p>
          </table:table-cell>
          <table:table-cell office:value-type="float" office:value="9043" table:style-name="ce1">
            <text:p>9043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889031888400003" table:style-name="ce1">
            <text:p>0.988890319</text:p>
          </table:table-cell>
          <table:table-cell office:value-type="float" office:value="0.978024775505" table:style-name="ce1">
            <text:p>0.978024776</text:p>
          </table:table-cell>
          <table:table-cell office:value-type="float" office:value="0.84773268729600004" table:style-name="ce1">
            <text:p>0.847732687</text:p>
          </table:table-cell>
          <table:table-cell office:value-type="float" office:value="0.97926461118899999" table:style-name="ce1">
            <text:p>0.979264611</text:p>
          </table:table-cell>
          <table:table-cell office:value-type="float" office:value="0.96316326050599999" table:style-name="ce1">
            <text:p>0.963163261</text:p>
          </table:table-cell>
          <table:table-cell office:value-type="float" office:value="0.40349247104699998" table:style-name="ce1">
            <text:p>0.403492471</text:p>
          </table:table-cell>
          <table:table-cell office:value-type="float" office:value="0.69575957287400003" table:style-name="ce1">
            <text:p>0.695759573</text:p>
          </table:table-cell>
          <table:table-cell office:value-type="float" office:value="0.99998339360099997" table:style-name="ce1">
            <text:p>0.999983394</text:p>
          </table:table-cell>
          <table:table-cell office:value-type="float" office:value="0.10936755954000001" table:style-name="ce1">
            <text:p>0.10936756</text:p>
          </table:table-cell>
          <table:table-cell office:value-type="float" office:value="3" table:style-name="ce1">
            <text:p>3</text:p>
          </table:table-cell>
          <table:table-cell office:value-type="float" office:value="1.2347550654360899E-2" table:style-name="ce1">
            <text:p>0.012347551</text:p>
          </table:table-cell>
          <table:table-cell office:value-type="float" office:value="0.23343192048700001" table:style-name="ce1">
            <text:p>0.23343192</text:p>
          </table:table-cell>
          <table:table-cell office:value-type="float" office:value="1.63943970040814E-4" table:style-name="ce1">
            <text:p>0.000163944</text:p>
          </table:table-cell>
          <table:table-cell office:value-type="float" office:value="3.9551743799900001E-2" table:style-name="ce1">
            <text:p>0.039551744</text:p>
          </table:table-cell>
          <table:table-cell office:value-type="float" office:value="1.12344927475E-2" table:style-name="ce1">
            <text:p>0.011234493</text:p>
          </table:table-cell>
          <table:table-cell office:value-type="float" office:value="0.98890674106499998" table:style-name="ce1">
            <text:p>0.988906741</text:p>
          </table:table-cell>
          <table:table-cell office:value-type="float" office:value="0.70655863352699999" table:style-name="ce1">
            <text:p>0.706558634</text:p>
          </table:table-cell>
          <table:table-cell office:value-type="float" office:value="0.98887389724999997" table:style-name="ce1">
            <text:p>0.988873897</text:p>
          </table:table-cell>
          <table:table-cell office:value-type="float" office:value="0.98889031888400003" table:style-name="ce1">
            <text:p>0.988890319</text:p>
          </table:table-cell>
          <table:table-cell office:value-type="float" office:value="0.97859200000000002" table:style-name="ce1">
            <text:p>0.978592</text:p>
          </table:table-cell>
          <table:table-cell office:value-type="float" office:value="0.29344136647300001" table:style-name="ce1">
            <text:p>0.293441366</text:p>
          </table:table-cell>
          <table:table-cell office:value-type="float" office:value="238195" table:style-name="ce1">
            <text:p>238195</text:p>
          </table:table-cell>
          <table:table-cell office:value-type="float" office:value="2680" table:style-name="ce1">
            <text:p>2680</text:p>
          </table:table-cell>
          <table:table-cell office:value-type="float" office:value="6453" table:style-name="ce1">
            <text:p>6453</text:p>
          </table:table-cell>
          <table:table-cell office:value-type="float" office:value="2672" table:style-name="ce1">
            <text:p>2672</text:p>
          </table:table-cell>
          <table:table-cell office:value-type="float" office:value="240867" table:style-name="ce1">
            <text:p>240867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0686822214900003" table:style-name="ce1">
            <text:p>0.706868222</text:p>
          </table:table-cell>
          <table:table-cell office:value-type="float" office:value="0.54663278271899995" table:style-name="ce1">
            <text:p>0.546632783</text:p>
          </table:table-cell>
          <table:table-cell office:value-type="float" office:value="0.84773268729600004" table:style-name="ce1">
            <text:p>0.847732687</text:p>
          </table:table-cell>
          <table:table-cell office:value-type="float" office:value="0.97926461118899999" table:style-name="ce1">
            <text:p>0.979264611</text:p>
          </table:table-cell>
          <table:table-cell office:value-type="float" office:value="0.96316326050599999" table:style-name="ce1">
            <text:p>0.963163261</text:p>
          </table:table-cell>
          <table:table-cell office:value-type="float" office:value="0.40349247104699998" table:style-name="ce1">
            <text:p>0.403492471</text:p>
          </table:table-cell>
          <table:table-cell office:value-type="float" office:value="0.69575957287400003" table:style-name="ce1">
            <text:p>0.695759573</text:p>
          </table:table-cell>
          <table:table-cell office:value-type="float" office:value="0.99956183590799996" table:style-name="ce1">
            <text:p>0.999561836</text:p>
          </table:table-cell>
          <table:table-cell office:value-type="float" office:value="0.10936755954000001" table:style-name="ce1">
            <text:p>0.10936756</text:p>
          </table:table-cell>
          <table:table-cell office:value-type="float" office:value="3.1622776601683702" table:style-name="ce1">
            <text:p>3.16227766</text:p>
          </table:table-cell>
          <table:table-cell office:value-type="float" office:value="0.32887794627207501" table:style-name="ce1">
            <text:p>0.328877946</text:p>
          </table:table-cell>
          <table:table-cell office:value-type="float" office:value="0.23343192048700001" table:style-name="ce1">
            <text:p>0.23343192</text:p>
          </table:table-cell>
          <table:table-cell office:value-type="float" office:value="1.6205666437740102E-2" table:style-name="ce1">
            <text:p>0.016205666</text:p>
          </table:table-cell>
          <table:table-cell office:value-type="float" office:value="3.9551743799900001E-2" table:style-name="ce1">
            <text:p>0.039551744</text:p>
          </table:table-cell>
          <table:table-cell office:value-type="float" office:value="0.41469084146899998" table:style-name="ce1">
            <text:p>0.414690841</text:p>
          </table:table-cell>
          <table:table-cell office:value-type="float" office:value="0.70655863352699999" table:style-name="ce1">
            <text:p>0.706558634</text:p>
          </table:table-cell>
          <table:table-cell office:value-type="float" office:value="0.98890674106499998" table:style-name="ce1">
            <text:p>0.988906741</text:p>
          </table:table-cell>
          <table:table-cell office:value-type="float" office:value="0.70717808219199996" table:style-name="ce1">
            <text:p>0.707178082</text:p>
          </table:table-cell>
          <table:table-cell office:value-type="float" office:value="0.70686822214900003" table:style-name="ce1">
            <text:p>0.706868222</text:p>
          </table:table-cell>
          <table:table-cell office:value-type="float" office:value="0.97859200000000002" table:style-name="ce1">
            <text:p>0.978592</text:p>
          </table:table-cell>
          <table:table-cell office:value-type="float" office:value="1.10932589354E-2" table:style-name="ce1">
            <text:p>0.011093259</text:p>
          </table:table-cell>
          <table:table-cell office:value-type="float" office:value="6453" table:style-name="ce1">
            <text:p>6453</text:p>
          </table:table-cell>
          <table:table-cell office:value-type="float" office:value="2672" table:style-name="ce1">
            <text:p>2672</text:p>
          </table:table-cell>
          <table:table-cell office:value-type="float" office:value="238195" table:style-name="ce1">
            <text:p>238195</text:p>
          </table:table-cell>
          <table:table-cell office:value-type="float" office:value="2680" table:style-name="ce1">
            <text:p>2680</text:p>
          </table:table-cell>
          <table:table-cell office:value-type="float" office:value="9133" table:style-name="ce1">
            <text:p>9133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wn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318293596499996" table:style-name="ce1">
            <text:p>0.993182936</text:p>
          </table:table-cell>
          <table:table-cell office:value-type="float" office:value="0.98645818733500001" table:style-name="ce1">
            <text:p>0.986458187</text:p>
          </table:table-cell>
          <table:table-cell office:value-type="float" office:value="0.90875291804900005" table:style-name="ce1">
            <text:p>0.908752918</text:p>
          </table:table-cell>
          <table:table-cell office:value-type="float" office:value="0.98726657621299996" table:style-name="ce1">
            <text:p>0.987266576</text:p>
          </table:table-cell>
          <table:table-cell office:value-type="float" office:value="0.97719897676699996" table:style-name="ce1">
            <text:p>0.977198977</text:p>
          </table:table-cell>
          <table:table-cell office:value-type="float" office:value="0.63571208308100002" table:style-name="ce1">
            <text:p>0.635712083</text:p>
          </table:table-cell>
          <table:table-cell office:value-type="float" office:value="0.81190223135999995" table:style-name="ce1">
            <text:p>0.811902231</text:p>
          </table:table-cell>
          <table:table-cell office:value-type="float" office:value="0.99973229794200003" table:style-name="ce1">
            <text:p>0.999732298</text:p>
          </table:table-cell>
          <table:table-cell office:value-type="float" office:value="0.143323454115" table:style-name="ce1">
            <text:p>0.143323454</text:p>
          </table:table-cell>
          <table:table-cell office:value-type="float" office:value="1" table:style-name="ce1">
            <text:p>1</text:p>
          </table:table-cell>
          <table:table-cell office:value-type="float" office:value="6.8169928588911102E-3" table:style-name="ce1">
            <text:p>0.006816993</text:p>
          </table:table-cell>
          <table:table-cell office:value-type="float" office:value="0.162926836726" table:style-name="ce1">
            <text:p>0.162926837</text:p>
          </table:table-cell>
          <table:table-cell office:value-type="float" office:value="1.77082227635997E-4" table:style-name="ce1">
            <text:p>0.000177082</text:p>
          </table:table-cell>
          <table:table-cell office:value-type="float" office:value="2.4961345686299999E-2" table:style-name="ce1">
            <text:p>0.024961346</text:p>
          </table:table-cell>
          <table:table-cell office:value-type="float" office:value="6.8638553763699997E-3" table:style-name="ce1">
            <text:p>0.006863855</text:p>
          </table:table-cell>
          <table:table-cell office:value-type="float" office:value="0.99291713000600001" table:style-name="ce1">
            <text:p>0.99291713</text:p>
          </table:table-cell>
          <table:table-cell office:value-type="float" office:value="0.82458870609199997" table:style-name="ce1">
            <text:p>0.824588706</text:p>
          </table:table-cell>
          <table:table-cell office:value-type="float" office:value="0.99344888427599998" table:style-name="ce1">
            <text:p>0.993448884</text:p>
          </table:table-cell>
          <table:table-cell office:value-type="float" office:value="0.99318293596499996" table:style-name="ce1">
            <text:p>0.993182936</text:p>
          </table:table-cell>
          <table:table-cell office:value-type="float" office:value="0.98685999999999996" table:style-name="ce1">
            <text:p>0.98686</text:p>
          </table:table-cell>
          <table:table-cell office:value-type="float" office:value="0.175411293908" table:style-name="ce1">
            <text:p>0.175411294</text:p>
          </table:table-cell>
          <table:table-cell office:value-type="float" office:value="239297" table:style-name="ce1">
            <text:p>239297</text:p>
          </table:table-cell>
          <table:table-cell office:value-type="float" office:value="1578" table:style-name="ce1">
            <text:p>1578</text:p>
          </table:table-cell>
          <table:table-cell office:value-type="float" office:value="7418" table:style-name="ce1">
            <text:p>7418</text:p>
          </table:table-cell>
          <table:table-cell office:value-type="float" office:value="1707" table:style-name="ce1">
            <text:p>1707</text:p>
          </table:table-cell>
          <table:table-cell office:value-type="float" office:value="241004" table:style-name="ce1">
            <text:p>241004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1871861376300004" table:style-name="ce1">
            <text:p>0.818718614</text:p>
          </table:table-cell>
          <table:table-cell office:value-type="float" office:value="0.69307670746500005" table:style-name="ce1">
            <text:p>0.693076707</text:p>
          </table:table-cell>
          <table:table-cell office:value-type="float" office:value="0.90875291804900005" table:style-name="ce1">
            <text:p>0.908752918</text:p>
          </table:table-cell>
          <table:table-cell office:value-type="float" office:value="0.98726657621299996" table:style-name="ce1">
            <text:p>0.987266576</text:p>
          </table:table-cell>
          <table:table-cell office:value-type="float" office:value="0.97719897676699996" table:style-name="ce1">
            <text:p>0.977198977</text:p>
          </table:table-cell>
          <table:table-cell office:value-type="float" office:value="0.63571208308100002" table:style-name="ce1">
            <text:p>0.635712083</text:p>
          </table:table-cell>
          <table:table-cell office:value-type="float" office:value="0.81190223135999995" table:style-name="ce1">
            <text:p>0.811902231</text:p>
          </table:table-cell>
          <table:table-cell office:value-type="float" office:value="0.99288118757199995" table:style-name="ce1">
            <text:p>0.992881188</text:p>
          </table:table-cell>
          <table:table-cell office:value-type="float" office:value="0.143323454115" table:style-name="ce1">
            <text:p>0.143323454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8153494976575499" table:style-name="ce1">
            <text:p>0.18153495</text:p>
          </table:table-cell>
          <table:table-cell office:value-type="float" office:value="0.162926836726" table:style-name="ce1">
            <text:p>0.162926837</text:p>
          </table:table-cell>
          <table:table-cell office:value-type="float" office:value="1.8184689161131098E-2" table:style-name="ce1">
            <text:p>0.018184689</text:p>
          </table:table-cell>
          <table:table-cell office:value-type="float" office:value="2.4961345686299999E-2" table:style-name="ce1">
            <text:p>0.024961346</text:p>
          </table:table-cell>
          <table:table-cell office:value-type="float" office:value="0.221420868159" table:style-name="ce1">
            <text:p>0.221420868</text:p>
          </table:table-cell>
          <table:table-cell office:value-type="float" office:value="0.82458870609199997" table:style-name="ce1">
            <text:p>0.824588706</text:p>
          </table:table-cell>
          <table:table-cell office:value-type="float" office:value="0.99291713000600001" table:style-name="ce1">
            <text:p>0.99291713</text:p>
          </table:table-cell>
          <table:table-cell office:value-type="float" office:value="0.81293150684899995" table:style-name="ce1">
            <text:p>0.812931507</text:p>
          </table:table-cell>
          <table:table-cell office:value-type="float" office:value="0.81871861376300004" table:style-name="ce1">
            <text:p>0.818718614</text:p>
          </table:table-cell>
          <table:table-cell office:value-type="float" office:value="0.98685999999999996" table:style-name="ce1">
            <text:p>0.98686</text:p>
          </table:table-cell>
          <table:table-cell office:value-type="float" office:value="7.0828699938599998E-3" table:style-name="ce1">
            <text:p>0.00708287</text:p>
          </table:table-cell>
          <table:table-cell office:value-type="float" office:value="7418" table:style-name="ce1">
            <text:p>7418</text:p>
          </table:table-cell>
          <table:table-cell office:value-type="float" office:value="1707" table:style-name="ce1">
            <text:p>1707</text:p>
          </table:table-cell>
          <table:table-cell office:value-type="float" office:value="239297" table:style-name="ce1">
            <text:p>239297</text:p>
          </table:table-cell>
          <table:table-cell office:value-type="float" office:value="1578" table:style-name="ce1">
            <text:p>1578</text:p>
          </table:table-cell>
          <table:table-cell office:value-type="float" office:value="8996" table:style-name="ce1">
            <text:p>8996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wn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166020090200002" table:style-name="ce1">
            <text:p>0.991660201</text:p>
          </table:table-cell>
          <table:table-cell office:value-type="float" office:value="0.98345835579300001" table:style-name="ce1">
            <text:p>0.983458356</text:p>
          </table:table-cell>
          <table:table-cell office:value-type="float" office:value="0.88977169511700005" table:style-name="ce1">
            <text:p>0.889771695</text:p>
          </table:table-cell>
          <table:table-cell office:value-type="float" office:value="0.98440931015699995" table:style-name="ce1">
            <text:p>0.98440931</text:p>
          </table:table-cell>
          <table:table-cell office:value-type="float" office:value="0.97218050394599997" table:style-name="ce1">
            <text:p>0.972180504</text:p>
          </table:table-cell>
          <table:table-cell office:value-type="float" office:value="0.56182508769600004" table:style-name="ce1">
            <text:p>0.561825088</text:p>
          </table:table-cell>
          <table:table-cell office:value-type="float" office:value="0.76800462867599995" table:style-name="ce1">
            <text:p>0.768004629</text:p>
          </table:table-cell>
          <table:table-cell office:value-type="float" office:value="0.99942741677799996" table:style-name="ce1">
            <text:p>0.999427417</text:p>
          </table:table-cell>
          <table:table-cell office:value-type="float" office:value="0.128799343934" table:style-name="ce1">
            <text:p>0.128799344</text:p>
          </table:table-cell>
          <table:table-cell office:value-type="float" office:value="1" table:style-name="ce1">
            <text:p>1</text:p>
          </table:table-cell>
          <table:table-cell office:value-type="float" office:value="8.3394739805376806E-3" table:style-name="ce1">
            <text:p>0.008339474</text:p>
          </table:table-cell>
          <table:table-cell office:value-type="float" office:value="0.18917857524699999" table:style-name="ce1">
            <text:p>0.189178575</text:p>
          </table:table-cell>
          <table:table-cell office:value-type="float" office:value="5.7212000424902901E-6" table:style-name="ce2">
            <text:p>5.72E-06</text:p>
          </table:table-cell>
          <table:table-cell office:value-type="float" office:value="3.0079272506199999E-2" table:style-name="ce1">
            <text:p>0.030079273</text:p>
          </table:table-cell>
          <table:table-cell office:value-type="float" office:value="8.4099362769499992E-3" table:style-name="ce1">
            <text:p>0.008409936</text:p>
          </table:table-cell>
          <table:table-cell office:value-type="float" office:value="0.99109271784099995" table:style-name="ce1">
            <text:p>0.991092718</text:p>
          </table:table-cell>
          <table:table-cell office:value-type="float" office:value="0.78845067239199995" table:style-name="ce1">
            <text:p>0.788450672</text:p>
          </table:table-cell>
          <table:table-cell office:value-type="float" office:value="0.99222833419800005" table:style-name="ce1">
            <text:p>0.992228334</text:p>
          </table:table-cell>
          <table:table-cell office:value-type="float" office:value="0.99166020090200002" table:style-name="ce1">
            <text:p>0.991660201</text:p>
          </table:table-cell>
          <table:table-cell office:value-type="float" office:value="0.98392000000000002" table:style-name="ce1">
            <text:p>0.98392</text:p>
          </table:table-cell>
          <table:table-cell office:value-type="float" office:value="0.21154932760799999" table:style-name="ce1">
            <text:p>0.211549328</text:p>
          </table:table-cell>
          <table:table-cell office:value-type="float" office:value="239003" table:style-name="ce1">
            <text:p>239003</text:p>
          </table:table-cell>
          <table:table-cell office:value-type="float" office:value="1872" table:style-name="ce1">
            <text:p>1872</text:p>
          </table:table-cell>
          <table:table-cell office:value-type="float" office:value="6977" table:style-name="ce1">
            <text:p>6977</text:p>
          </table:table-cell>
          <table:table-cell office:value-type="float" office:value="2148" table:style-name="ce1">
            <text:p>2148</text:p>
          </table:table-cell>
          <table:table-cell office:value-type="float" office:value="241151" table:style-name="ce1">
            <text:p>241151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7634360743300002" table:style-name="ce1">
            <text:p>0.776343607</text:p>
          </table:table-cell>
          <table:table-cell office:value-type="float" office:value="0.63444575793400004" table:style-name="ce1">
            <text:p>0.634445758</text:p>
          </table:table-cell>
          <table:table-cell office:value-type="float" office:value="0.88977169511700005" table:style-name="ce1">
            <text:p>0.889771695</text:p>
          </table:table-cell>
          <table:table-cell office:value-type="float" office:value="0.98440931015699995" table:style-name="ce1">
            <text:p>0.98440931</text:p>
          </table:table-cell>
          <table:table-cell office:value-type="float" office:value="0.97218050394599997" table:style-name="ce1">
            <text:p>0.972180504</text:p>
          </table:table-cell>
          <table:table-cell office:value-type="float" office:value="0.56182508769600004" table:style-name="ce1">
            <text:p>0.561825088</text:p>
          </table:table-cell>
          <table:table-cell office:value-type="float" office:value="0.76800462867599995" table:style-name="ce1">
            <text:p>0.768004629</text:p>
          </table:table-cell>
          <table:table-cell office:value-type="float" office:value="0.98464448648000003" table:style-name="ce1">
            <text:p>0.984644486</text:p>
          </table:table-cell>
          <table:table-cell office:value-type="float" office:value="0.128799343934" table:style-name="ce1">
            <text:p>0.128799344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224290372748774" table:style-name="ce1">
            <text:p>0.224290373</text:p>
          </table:table-cell>
          <table:table-cell office:value-type="float" office:value="0.18917857524699999" table:style-name="ce1">
            <text:p>0.189178575</text:p>
          </table:table-cell>
          <table:table-cell office:value-type="float" office:value="0" table:style-name="ce1">
            <text:p>0</text:p>
          </table:table-cell>
          <table:table-cell office:value-type="float" office:value="3.0079272506199999E-2" table:style-name="ce1">
            <text:p>0.030079273</text:p>
          </table:table-cell>
          <table:table-cell office:value-type="float" office:value="0.28808943672100001" table:style-name="ce1">
            <text:p>0.288089437</text:p>
          </table:table-cell>
          <table:table-cell office:value-type="float" office:value="0.78845067239199995" table:style-name="ce1">
            <text:p>0.788450672</text:p>
          </table:table-cell>
          <table:table-cell office:value-type="float" office:value="0.99109271784099995" table:style-name="ce1">
            <text:p>0.991092718</text:p>
          </table:table-cell>
          <table:table-cell office:value-type="float" office:value="0.76460273972600001" table:style-name="ce1">
            <text:p>0.76460274</text:p>
          </table:table-cell>
          <table:table-cell office:value-type="float" office:value="0.77634360743300002" table:style-name="ce1">
            <text:p>0.776343607</text:p>
          </table:table-cell>
          <table:table-cell office:value-type="float" office:value="0.98392000000000002" table:style-name="ce1">
            <text:p>0.98392</text:p>
          </table:table-cell>
          <table:table-cell office:value-type="float" office:value="8.90728215931E-3" table:style-name="ce1">
            <text:p>0.008907282</text:p>
          </table:table-cell>
          <table:table-cell office:value-type="float" office:value="6977" table:style-name="ce1">
            <text:p>6977</text:p>
          </table:table-cell>
          <table:table-cell office:value-type="float" office:value="2148" table:style-name="ce1">
            <text:p>2148</text:p>
          </table:table-cell>
          <table:table-cell office:value-type="float" office:value="239003" table:style-name="ce1">
            <text:p>239003</text:p>
          </table:table-cell>
          <table:table-cell office:value-type="float" office:value="1872" table:style-name="ce1">
            <text:p>1872</text:p>
          </table:table-cell>
          <table:table-cell office:value-type="float" office:value="8849" table:style-name="ce1">
            <text:p>8849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wn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771824726400004" table:style-name="ce1">
            <text:p>0.987718247</text:p>
          </table:table-cell>
          <table:table-cell office:value-type="float" office:value="0.97573451718899995" table:style-name="ce1">
            <text:p>0.975734517</text:p>
          </table:table-cell>
          <table:table-cell office:value-type="float" office:value="0.83782328288399999" table:style-name="ce1">
            <text:p>0.837823283</text:p>
          </table:table-cell>
          <table:table-cell office:value-type="float" office:value="0.97698834063999995" table:style-name="ce1">
            <text:p>0.976988341</text:p>
          </table:table-cell>
          <table:table-cell office:value-type="float" office:value="0.95931493061799999" table:style-name="ce1">
            <text:p>0.959314931</text:p>
          </table:table-cell>
          <table:table-cell office:value-type="float" office:value="0.38283548294300002" table:style-name="ce1">
            <text:p>0.382835483</text:p>
          </table:table-cell>
          <table:table-cell office:value-type="float" office:value="0.65063116031199997" table:style-name="ce1">
            <text:p>0.65063116</text:p>
          </table:table-cell>
          <table:table-cell office:value-type="float" office:value="0.99860495871900001" table:style-name="ce1">
            <text:p>0.998604959</text:p>
          </table:table-cell>
          <table:table-cell office:value-type="float" office:value="9.5139433113300004E-2" table:style-name="ce1">
            <text:p>0.095139433</text:p>
          </table:table-cell>
          <table:table-cell office:value-type="float" office:value="3" table:style-name="ce1">
            <text:p>3</text:p>
          </table:table-cell>
          <table:table-cell office:value-type="float" office:value="1.46047793066669E-2" table:style-name="ce1">
            <text:p>0.014604779</text:p>
          </table:table-cell>
          <table:table-cell office:value-type="float" office:value="0.248872308012" table:style-name="ce1">
            <text:p>0.248872308</text:p>
          </table:table-cell>
          <table:table-cell office:value-type="float" office:value="1.5465654631458101E-4" table:style-name="ce1">
            <text:p>0.000154657</text:p>
          </table:table-cell>
          <table:table-cell office:value-type="float" office:value="4.2514680313599999E-2" table:style-name="ce1">
            <text:p>0.04251468</text:p>
          </table:table-cell>
          <table:table-cell office:value-type="float" office:value="1.2434469819399999E-2" table:style-name="ce1">
            <text:p>0.01243447</text:p>
          </table:table-cell>
          <table:table-cell office:value-type="float" office:value="0.98634225909600004" table:style-name="ce1">
            <text:p>0.986342259</text:p>
          </table:table-cell>
          <table:table-cell office:value-type="float" office:value="0.68930430667300002" table:style-name="ce1">
            <text:p>0.689304307</text:p>
          </table:table-cell>
          <table:table-cell office:value-type="float" office:value="0.98909807991700005" table:style-name="ce1">
            <text:p>0.98909808</text:p>
          </table:table-cell>
          <table:table-cell office:value-type="float" office:value="0.98771824726400004" table:style-name="ce1">
            <text:p>0.987718247</text:p>
          </table:table-cell>
          <table:table-cell office:value-type="float" office:value="0.97629999999999995" table:style-name="ce1">
            <text:p>0.9763</text:p>
          </table:table-cell>
          <table:table-cell office:value-type="float" office:value="0.31069569332699998" table:style-name="ce1">
            <text:p>0.310695693</text:p>
          </table:table-cell>
          <table:table-cell office:value-type="float" office:value="238249" table:style-name="ce1">
            <text:p>238249</text:p>
          </table:table-cell>
          <table:table-cell office:value-type="float" office:value="2626" table:style-name="ce1">
            <text:p>2626</text:p>
          </table:table-cell>
          <table:table-cell office:value-type="float" office:value="5826" table:style-name="ce1">
            <text:p>5826</text:p>
          </table:table-cell>
          <table:table-cell office:value-type="float" office:value="3299" table:style-name="ce1">
            <text:p>3299</text:p>
          </table:table-cell>
          <table:table-cell office:value-type="float" office:value="241548" table:style-name="ce1">
            <text:p>241548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6291175968600002" table:style-name="ce1">
            <text:p>0.66291176</text:p>
          </table:table-cell>
          <table:table-cell office:value-type="float" office:value="0.49578759254499999" table:style-name="ce1">
            <text:p>0.495787593</text:p>
          </table:table-cell>
          <table:table-cell office:value-type="float" office:value="0.83782328288399999" table:style-name="ce1">
            <text:p>0.837823283</text:p>
          </table:table-cell>
          <table:table-cell office:value-type="float" office:value="0.97698834063999995" table:style-name="ce1">
            <text:p>0.976988341</text:p>
          </table:table-cell>
          <table:table-cell office:value-type="float" office:value="0.95931493061799999" table:style-name="ce1">
            <text:p>0.959314931</text:p>
          </table:table-cell>
          <table:table-cell office:value-type="float" office:value="0.38283548294300002" table:style-name="ce1">
            <text:p>0.382835483</text:p>
          </table:table-cell>
          <table:table-cell office:value-type="float" office:value="0.65063116031199997" table:style-name="ce1">
            <text:p>0.65063116</text:p>
          </table:table-cell>
          <table:table-cell office:value-type="float" office:value="0.96171132730300002" table:style-name="ce1">
            <text:p>0.961711327</text:p>
          </table:table-cell>
          <table:table-cell office:value-type="float" office:value="9.5139433113300004E-2" table:style-name="ce1">
            <text:p>0.095139433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419090856568271" table:style-name="ce1">
            <text:p>0.419090857</text:p>
          </table:table-cell>
          <table:table-cell office:value-type="float" office:value="0.248872308012" table:style-name="ce1">
            <text:p>0.248872308</text:p>
          </table:table-cell>
          <table:table-cell office:value-type="float" office:value="1.8453108711401899E-2" table:style-name="ce1">
            <text:p>0.018453109</text:p>
          </table:table-cell>
          <table:table-cell office:value-type="float" office:value="4.2514680313599999E-2" table:style-name="ce1">
            <text:p>0.04251468</text:p>
          </table:table-cell>
          <table:table-cell office:value-type="float" office:value="0.50849639546900005" table:style-name="ce1">
            <text:p>0.508496395</text:p>
          </table:table-cell>
          <table:table-cell office:value-type="float" office:value="0.68930430667300002" table:style-name="ce1">
            <text:p>0.689304307</text:p>
          </table:table-cell>
          <table:table-cell office:value-type="float" office:value="0.98634225909600004" table:style-name="ce1">
            <text:p>0.986342259</text:p>
          </table:table-cell>
          <table:table-cell office:value-type="float" office:value="0.638465753425" table:style-name="ce1">
            <text:p>0.638465753</text:p>
          </table:table-cell>
          <table:table-cell office:value-type="float" office:value="0.66291175968600002" table:style-name="ce1">
            <text:p>0.66291176</text:p>
          </table:table-cell>
          <table:table-cell office:value-type="float" office:value="0.97629999999999995" table:style-name="ce1">
            <text:p>0.9763</text:p>
          </table:table-cell>
          <table:table-cell office:value-type="float" office:value="1.3657740904500001E-2" table:style-name="ce1">
            <text:p>0.013657741</text:p>
          </table:table-cell>
          <table:table-cell office:value-type="float" office:value="5826" table:style-name="ce1">
            <text:p>5826</text:p>
          </table:table-cell>
          <table:table-cell office:value-type="float" office:value="3299" table:style-name="ce1">
            <text:p>3299</text:p>
          </table:table-cell>
          <table:table-cell office:value-type="float" office:value="238249" table:style-name="ce1">
            <text:p>238249</text:p>
          </table:table-cell>
          <table:table-cell office:value-type="float" office:value="2626" table:style-name="ce1">
            <text:p>2626</text:p>
          </table:table-cell>
          <table:table-cell office:value-type="float" office:value="8452" table:style-name="ce1">
            <text:p>8452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wn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520336053599999" table:style-name="ce1">
            <text:p>0.985203361</text:p>
          </table:table-cell>
          <table:table-cell office:value-type="float" office:value="0.97083821745499999" table:style-name="ce1">
            <text:p>0.970838217</text:p>
          </table:table-cell>
          <table:table-cell office:value-type="float" office:value="0.80134687617199996" table:style-name="ce1">
            <text:p>0.801346876</text:p>
          </table:table-cell>
          <table:table-cell office:value-type="float" office:value="0.97225760818899998" table:style-name="ce1">
            <text:p>0.972257608</text:p>
          </table:table-cell>
          <table:table-cell office:value-type="float" office:value="0.95121597711500006" table:style-name="ce1">
            <text:p>0.951215977</text:p>
          </table:table-cell>
          <table:table-cell office:value-type="float" office:value="0.26809509077900001" table:style-name="ce1">
            <text:p>0.268095091</text:p>
          </table:table-cell>
          <table:table-cell office:value-type="float" office:value="0.57622314074100001" table:style-name="ce1">
            <text:p>0.576223141</text:p>
          </table:table-cell>
          <table:table-cell office:value-type="float" office:value="0.99835869209299999" table:style-name="ce1">
            <text:p>0.998358692</text:p>
          </table:table-cell>
          <table:table-cell office:value-type="float" office:value="7.7294741826099994E-2" table:style-name="ce1">
            <text:p>0.077294742</text:p>
          </table:table-cell>
          <table:table-cell office:value-type="float" office:value="3" table:style-name="ce1">
            <text:p>3</text:p>
          </table:table-cell>
          <table:table-cell office:value-type="float" office:value="1.8837893103362299E-2" table:style-name="ce1">
            <text:p>0.018837893</text:p>
          </table:table-cell>
          <table:table-cell office:value-type="float" office:value="0.28225431254099997" table:style-name="ce1">
            <text:p>0.282254313</text:p>
          </table:table-cell>
          <table:table-cell office:value-type="float" office:value="9.2118712078989392E-6" table:style-name="ce2">
            <text:p>9.21E-06</text:p>
          </table:table-cell>
          <table:table-cell office:value-type="float" office:value="5.0057732835300003E-2" table:style-name="ce1">
            <text:p>0.050057733</text:p>
          </table:table-cell>
          <table:table-cell office:value-type="float" office:value="1.5018868241999999E-2" table:style-name="ce1">
            <text:p>0.015018868</text:p>
          </table:table-cell>
          <table:table-cell office:value-type="float" office:value="0.983588988153" table:style-name="ce1">
            <text:p>0.983588988</text:p>
          </table:table-cell>
          <table:table-cell office:value-type="float" office:value="0.61910476419100002" table:style-name="ce1">
            <text:p>0.619104764</text:p>
          </table:table-cell>
          <table:table-cell office:value-type="float" office:value="0.98682304099600004" table:style-name="ce1">
            <text:p>0.986823041</text:p>
          </table:table-cell>
          <table:table-cell office:value-type="float" office:value="0.98520336053599999" table:style-name="ce1">
            <text:p>0.985203361</text:p>
          </table:table-cell>
          <table:table-cell office:value-type="float" office:value="0.97143999999999997" table:style-name="ce1">
            <text:p>0.97144</text:p>
          </table:table-cell>
          <table:table-cell office:value-type="float" office:value="0.38089523580899998" table:style-name="ce1">
            <text:p>0.380895236</text:p>
          </table:table-cell>
          <table:table-cell office:value-type="float" office:value="237701" table:style-name="ce1">
            <text:p>237701</text:p>
          </table:table-cell>
          <table:table-cell office:value-type="float" office:value="3174" table:style-name="ce1">
            <text:p>3174</text:p>
          </table:table-cell>
          <table:table-cell office:value-type="float" office:value="5159" table:style-name="ce1">
            <text:p>5159</text:p>
          </table:table-cell>
          <table:table-cell office:value-type="float" office:value="3966" table:style-name="ce1">
            <text:p>3966</text:p>
          </table:table-cell>
          <table:table-cell office:value-type="float" office:value="241667" table:style-name="ce1">
            <text:p>241667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9101844426600003" table:style-name="ce1">
            <text:p>0.591018444</text:p>
          </table:table-cell>
          <table:table-cell office:value-type="float" office:value="0.41946499715399999" table:style-name="ce1">
            <text:p>0.419464997</text:p>
          </table:table-cell>
          <table:table-cell office:value-type="float" office:value="0.80134687617199996" table:style-name="ce1">
            <text:p>0.801346876</text:p>
          </table:table-cell>
          <table:table-cell office:value-type="float" office:value="0.97225760818899998" table:style-name="ce1">
            <text:p>0.972257608</text:p>
          </table:table-cell>
          <table:table-cell office:value-type="float" office:value="0.95121597711500006" table:style-name="ce1">
            <text:p>0.951215977</text:p>
          </table:table-cell>
          <table:table-cell office:value-type="float" office:value="0.26809509077900001" table:style-name="ce1">
            <text:p>0.268095091</text:p>
          </table:table-cell>
          <table:table-cell office:value-type="float" office:value="0.57622314074100001" table:style-name="ce1">
            <text:p>0.576223141</text:p>
          </table:table-cell>
          <table:table-cell office:value-type="float" office:value="0.95463397869199995" table:style-name="ce1">
            <text:p>0.954633979</text:p>
          </table:table-cell>
          <table:table-cell office:value-type="float" office:value="7.7294741826099994E-2" table:style-name="ce1">
            <text:p>0.077294742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55025479053868998" table:style-name="ce1">
            <text:p>0.550254791</text:p>
          </table:table-cell>
          <table:table-cell office:value-type="float" office:value="0.28225431254099997" table:style-name="ce1">
            <text:p>0.282254313</text:p>
          </table:table-cell>
          <table:table-cell office:value-type="float" office:value="7.9946222959899696E-4" table:style-name="ce1">
            <text:p>0.000799462</text:p>
          </table:table-cell>
          <table:table-cell office:value-type="float" office:value="5.0057732835300003E-2" table:style-name="ce1">
            <text:p>0.050057733</text:p>
          </table:table-cell>
          <table:table-cell office:value-type="float" office:value="0.69199457259200003" table:style-name="ce1">
            <text:p>0.691994573</text:p>
          </table:table-cell>
          <table:table-cell office:value-type="float" office:value="0.61910476419100002" table:style-name="ce1">
            <text:p>0.619104764</text:p>
          </table:table-cell>
          <table:table-cell office:value-type="float" office:value="0.983588988153" table:style-name="ce1">
            <text:p>0.983588988</text:p>
          </table:table-cell>
          <table:table-cell office:value-type="float" office:value="0.56536986301400005" table:style-name="ce1">
            <text:p>0.565369863</text:p>
          </table:table-cell>
          <table:table-cell office:value-type="float" office:value="0.59101844426600003" table:style-name="ce1">
            <text:p>0.591018444</text:p>
          </table:table-cell>
          <table:table-cell office:value-type="float" office:value="0.97143999999999997" table:style-name="ce1">
            <text:p>0.97144</text:p>
          </table:table-cell>
          <table:table-cell office:value-type="float" office:value="1.6411011846900001E-2" table:style-name="ce1">
            <text:p>0.016411012</text:p>
          </table:table-cell>
          <table:table-cell office:value-type="float" office:value="5159" table:style-name="ce1">
            <text:p>5159</text:p>
          </table:table-cell>
          <table:table-cell office:value-type="float" office:value="3966" table:style-name="ce1">
            <text:p>3966</text:p>
          </table:table-cell>
          <table:table-cell office:value-type="float" office:value="237701" table:style-name="ce1">
            <text:p>237701</text:p>
          </table:table-cell>
          <table:table-cell office:value-type="float" office:value="3174" table:style-name="ce1">
            <text:p>3174</text:p>
          </table:table-cell>
          <table:table-cell office:value-type="float" office:value="8333" table:style-name="ce1">
            <text:p>8333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wn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292413558699998" table:style-name="ce1">
            <text:p>0.982924136</text:p>
          </table:table-cell>
          <table:table-cell office:value-type="float" office:value="0.966421650518" table:style-name="ce1">
            <text:p>0.966421651</text:p>
          </table:table-cell>
          <table:table-cell office:value-type="float" office:value="0.767329336114" table:style-name="ce1">
            <text:p>0.767329336</text:p>
          </table:table-cell>
          <table:table-cell office:value-type="float" office:value="0.967971724837" table:style-name="ce1">
            <text:p>0.967971725</text:p>
          </table:table-cell>
          <table:table-cell office:value-type="float" office:value="1.0046455089599999" table:style-name="ce1">
            <text:p>1.004645509</text:p>
          </table:table-cell>
          <table:table-cell office:value-type="float" office:value="1.41129935" table:style-name="ce1">
            <text:p>1.41129935</text:p>
          </table:table-cell>
          <table:table-cell office:value-type="float" office:value="0.50900532298000001" table:style-name="ce1">
            <text:p>0.509005323</text:p>
          </table:table-cell>
          <table:table-cell office:value-type="float" office:value="0.99821595446400002" table:style-name="ce1">
            <text:p>0.998215954</text:p>
          </table:table-cell>
          <table:table-cell office:value-type="float" office:value="6.2882270124300005E-2" table:style-name="ce1">
            <text:p>0.06288227</text:p>
          </table:table-cell>
          <table:table-cell office:value-type="float" office:value="3" table:style-name="ce1">
            <text:p>3</text:p>
          </table:table-cell>
          <table:table-cell office:value-type="float" office:value="2.3135940104168501E-2" table:style-name="ce1">
            <text:p>0.02313594</text:p>
          </table:table-cell>
          <table:table-cell office:value-type="float" office:value="0.30973672675800001" table:style-name="ce1">
            <text:p>0.309736727</text:p>
          </table:table-cell>
          <table:table-cell office:value-type="float" office:value="1.4692498443187799E-4" table:style-name="ce1">
            <text:p>0.000146925</text:p>
          </table:table-cell>
          <table:table-cell office:value-type="float" office:value="-1.20740003469E-2" table:style-name="ce1">
            <text:p>-0.012074</text:p>
          </table:table-cell>
          <table:table-cell office:value-type="float" office:value="1.7372515125300001E-2" table:style-name="ce1">
            <text:p>0.017372515</text:p>
          </table:table-cell>
          <table:table-cell office:value-type="float" office:value="0.98117367706900005" table:style-name="ce1">
            <text:p>0.981173677</text:p>
          </table:table-cell>
          <table:table-cell office:value-type="float" office:value="0.55348499516000005" table:style-name="ce1">
            <text:p>0.553484995</text:p>
          </table:table-cell>
          <table:table-cell office:value-type="float" office:value="0.98468085106400005" table:style-name="ce1">
            <text:p>0.984680851</text:p>
          </table:table-cell>
          <table:table-cell office:value-type="float" office:value="0.98292413558699998" table:style-name="ce1">
            <text:p>0.982924136</text:p>
          </table:table-cell>
          <table:table-cell office:value-type="float" office:value="0.96703600000000001" table:style-name="ce1">
            <text:p>0.967036</text:p>
          </table:table-cell>
          <table:table-cell office:value-type="float" office:value="0.44651500484000001" table:style-name="ce1">
            <text:p>0.446515005</text:p>
          </table:table-cell>
          <table:table-cell office:value-type="float" office:value="237185" table:style-name="ce1">
            <text:p>237185</text:p>
          </table:table-cell>
          <table:table-cell office:value-type="float" office:value="3690" table:style-name="ce1">
            <text:p>3690</text:p>
          </table:table-cell>
          <table:table-cell office:value-type="float" office:value="4574" table:style-name="ce1">
            <text:p>4574</text:p>
          </table:table-cell>
          <table:table-cell office:value-type="float" office:value="4551" table:style-name="ce1">
            <text:p>4551</text:p>
          </table:table-cell>
          <table:table-cell office:value-type="float" office:value="241736" table:style-name="ce1">
            <text:p>241736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2607970556100003" table:style-name="ce1">
            <text:p>0.526079706</text:p>
          </table:table-cell>
          <table:table-cell office:value-type="float" office:value="0.35692547795599999" table:style-name="ce1">
            <text:p>0.356925478</text:p>
          </table:table-cell>
          <table:table-cell office:value-type="float" office:value="0.767329336114" table:style-name="ce1">
            <text:p>0.767329336</text:p>
          </table:table-cell>
          <table:table-cell office:value-type="float" office:value="0.967971724837" table:style-name="ce1">
            <text:p>0.967971725</text:p>
          </table:table-cell>
          <table:table-cell office:value-type="float" office:value="1.0046455089599999" table:style-name="ce1">
            <text:p>1.004645509</text:p>
          </table:table-cell>
          <table:table-cell office:value-type="float" office:value="1.41129935" table:style-name="ce1">
            <text:p>1.41129935</text:p>
          </table:table-cell>
          <table:table-cell office:value-type="float" office:value="0.50900532298000001" table:style-name="ce1">
            <text:p>0.509005323</text:p>
          </table:table-cell>
          <table:table-cell office:value-type="float" office:value="0.95048593938699999" table:style-name="ce1">
            <text:p>0.950485939</text:p>
          </table:table-cell>
          <table:table-cell office:value-type="float" office:value="6.2882270124300005E-2" table:style-name="ce1">
            <text:p>0.06288227</text:p>
          </table:table-cell>
          <table:table-cell office:value-type="float" office:value="5.6568542494923797" table:style-name="ce1">
            <text:p>5.656854249</text:p>
          </table:table-cell>
          <table:table-cell office:value-type="float" office:value="0.69209980112939096" table:style-name="ce1">
            <text:p>0.692099801</text:p>
          </table:table-cell>
          <table:table-cell office:value-type="float" office:value="0.30973672675800001" table:style-name="ce1">
            <text:p>0.309736727</text:p>
          </table:table-cell>
          <table:table-cell office:value-type="float" office:value="1.85504646974139E-2" table:style-name="ce1">
            <text:p>0.018550465</text:p>
          </table:table-cell>
          <table:table-cell office:value-type="float" office:value="-1.20740003469E-2" table:style-name="ce1">
            <text:p>-0.012074</text:p>
          </table:table-cell>
          <table:table-cell office:value-type="float" office:value="0.90085264538700005" table:style-name="ce1">
            <text:p>0.900852645</text:p>
          </table:table-cell>
          <table:table-cell office:value-type="float" office:value="0.55348499516000005" table:style-name="ce1">
            <text:p>0.553484995</text:p>
          </table:table-cell>
          <table:table-cell office:value-type="float" office:value="0.98117367706900005" table:style-name="ce1">
            <text:p>0.981173677</text:p>
          </table:table-cell>
          <table:table-cell office:value-type="float" office:value="0.50126027397299999" table:style-name="ce1">
            <text:p>0.501260274</text:p>
          </table:table-cell>
          <table:table-cell office:value-type="float" office:value="0.52607970556100003" table:style-name="ce1">
            <text:p>0.526079706</text:p>
          </table:table-cell>
          <table:table-cell office:value-type="float" office:value="0.96703600000000001" table:style-name="ce1">
            <text:p>0.967036</text:p>
          </table:table-cell>
          <table:table-cell office:value-type="float" office:value="1.8826322930799999E-2" table:style-name="ce1">
            <text:p>0.018826323</text:p>
          </table:table-cell>
          <table:table-cell office:value-type="float" office:value="4574" table:style-name="ce1">
            <text:p>4574</text:p>
          </table:table-cell>
          <table:table-cell office:value-type="float" office:value="4551" table:style-name="ce1">
            <text:p>4551</text:p>
          </table:table-cell>
          <table:table-cell office:value-type="float" office:value="237185" table:style-name="ce1">
            <text:p>237185</text:p>
          </table:table-cell>
          <table:table-cell office:value-type="float" office:value="3690" table:style-name="ce1">
            <text:p>3690</text:p>
          </table:table-cell>
          <table:table-cell office:value-type="float" office:value="8264" table:style-name="ce1">
            <text:p>8264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t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214536879799997" table:style-name="ce1">
            <text:p>0.992145369</text:p>
          </table:table-cell>
          <table:table-cell office:value-type="float" office:value="0.98441316642599996" table:style-name="ce1">
            <text:p>0.984413166</text:p>
          </table:table-cell>
          <table:table-cell office:value-type="float" office:value="0.89246150491599996" table:style-name="ce1">
            <text:p>0.892461505</text:p>
          </table:table-cell>
          <table:table-cell office:value-type="float" office:value="0.98533892134000001" table:style-name="ce1">
            <text:p>0.985338921</text:p>
          </table:table-cell>
          <table:table-cell office:value-type="float" office:value="0.97378856442100004" table:style-name="ce1">
            <text:p>0.973788564</text:p>
          </table:table-cell>
          <table:table-cell office:value-type="float" office:value="0.57605378087299997" table:style-name="ce1">
            <text:p>0.576053781</text:p>
          </table:table-cell>
          <table:table-cell office:value-type="float" office:value="0.78475821646999999" table:style-name="ce1">
            <text:p>0.784758216</text:p>
          </table:table-cell>
          <table:table-cell office:value-type="float" office:value="0.99999169700699997" table:style-name="ce1">
            <text:p>0.999991697</text:p>
          </table:table-cell>
          <table:table-cell office:value-type="float" office:value="0.13530269975699999" table:style-name="ce1">
            <text:p>0.1353027</text:p>
          </table:table-cell>
          <table:table-cell office:value-type="float" office:value="1" table:style-name="ce1">
            <text:p>1</text:p>
          </table:table-cell>
          <table:table-cell office:value-type="float" office:value="7.8546311334184993E-3" table:style-name="ce1">
            <text:p>0.007854631</text:p>
          </table:table-cell>
          <table:table-cell office:value-type="float" office:value="0.18133498461700001" table:style-name="ce1">
            <text:p>0.181334985</text:p>
          </table:table-cell>
          <table:table-cell office:value-type="float" office:value="2.6000344742558599E-6" table:style-name="ce2">
            <text:p>2.60E-06</text:p>
          </table:table-cell>
          <table:table-cell office:value-type="float" office:value="2.8640194252500001E-2" table:style-name="ce1">
            <text:p>0.028640194</text:p>
          </table:table-cell>
          <table:table-cell office:value-type="float" office:value="7.9168148628599999E-3" table:style-name="ce1">
            <text:p>0.007916815</text:p>
          </table:table-cell>
          <table:table-cell office:value-type="float" office:value="0.99213713109099999" table:style-name="ce1">
            <text:p>0.992137131</text:p>
          </table:table-cell>
          <table:table-cell office:value-type="float" office:value="0.79278587874100004" table:style-name="ce1">
            <text:p>0.792785879</text:p>
          </table:table-cell>
          <table:table-cell office:value-type="float" office:value="0.99215360664200003" table:style-name="ce1">
            <text:p>0.992153607</text:p>
          </table:table-cell>
          <table:table-cell office:value-type="float" office:value="0.99214536879799997" table:style-name="ce1">
            <text:p>0.992145369</text:p>
          </table:table-cell>
          <table:table-cell office:value-type="float" office:value="0.98486399999999996" table:style-name="ce1">
            <text:p>0.984864</text:p>
          </table:table-cell>
          <table:table-cell office:value-type="float" office:value="0.20721412125899999" table:style-name="ce1">
            <text:p>0.207214121</text:p>
          </table:table-cell>
          <table:table-cell office:value-type="float" office:value="238985" table:style-name="ce1">
            <text:p>238985</text:p>
          </table:table-cell>
          <table:table-cell office:value-type="float" office:value="1890" table:style-name="ce1">
            <text:p>1890</text:p>
          </table:table-cell>
          <table:table-cell office:value-type="float" office:value="7231" table:style-name="ce1">
            <text:p>7231</text:p>
          </table:table-cell>
          <table:table-cell office:value-type="float" office:value="1894" table:style-name="ce1">
            <text:p>1894</text:p>
          </table:table-cell>
          <table:table-cell office:value-type="float" office:value="240879" table:style-name="ce1">
            <text:p>240879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9261207936" table:style-name="ce1">
            <text:p>0.792612079</text:p>
          </table:table-cell>
          <table:table-cell office:value-type="float" office:value="0.65646845211100002" table:style-name="ce1">
            <text:p>0.656468452</text:p>
          </table:table-cell>
          <table:table-cell office:value-type="float" office:value="0.89246150491599996" table:style-name="ce1">
            <text:p>0.892461505</text:p>
          </table:table-cell>
          <table:table-cell office:value-type="float" office:value="0.98533892134000001" table:style-name="ce1">
            <text:p>0.985338921</text:p>
          </table:table-cell>
          <table:table-cell office:value-type="float" office:value="0.97378856442100004" table:style-name="ce1">
            <text:p>0.973788564</text:p>
          </table:table-cell>
          <table:table-cell office:value-type="float" office:value="0.57605378087299997" table:style-name="ce1">
            <text:p>0.576053781</text:p>
          </table:table-cell>
          <table:table-cell office:value-type="float" office:value="0.78475821646999999" table:style-name="ce1">
            <text:p>0.784758216</text:p>
          </table:table-cell>
          <table:table-cell office:value-type="float" office:value="0.99978077386800002" table:style-name="ce1">
            <text:p>0.999780774</text:p>
          </table:table-cell>
          <table:table-cell office:value-type="float" office:value="0.13530269975699999" table:style-name="ce1">
            <text:p>0.135302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20811433407803401" table:style-name="ce1">
            <text:p>0.208114334</text:p>
          </table:table-cell>
          <table:table-cell office:value-type="float" office:value="0.18133498461700001" table:style-name="ce1">
            <text:p>0.181334985</text:p>
          </table:table-cell>
          <table:table-cell office:value-type="float" office:value="2.5822455096444902E-4" table:style-name="ce1">
            <text:p>0.000258225</text:p>
          </table:table-cell>
          <table:table-cell office:value-type="float" office:value="2.8640194252500001E-2" table:style-name="ce1">
            <text:p>0.028640194</text:p>
          </table:table-cell>
          <table:table-cell office:value-type="float" office:value="0.26165122389700002" table:style-name="ce1">
            <text:p>0.261651224</text:p>
          </table:table-cell>
          <table:table-cell office:value-type="float" office:value="0.79278587874100004" table:style-name="ce1">
            <text:p>0.792785879</text:p>
          </table:table-cell>
          <table:table-cell office:value-type="float" office:value="0.99213713109099999" table:style-name="ce1">
            <text:p>0.992137131</text:p>
          </table:table-cell>
          <table:table-cell office:value-type="float" office:value="0.79243835616400005" table:style-name="ce1">
            <text:p>0.792438356</text:p>
          </table:table-cell>
          <table:table-cell office:value-type="float" office:value="0.79261207936" table:style-name="ce1">
            <text:p>0.792612079</text:p>
          </table:table-cell>
          <table:table-cell office:value-type="float" office:value="0.98486399999999996" table:style-name="ce1">
            <text:p>0.984864</text:p>
          </table:table-cell>
          <table:table-cell office:value-type="float" office:value="7.8628689092899995E-3" table:style-name="ce1">
            <text:p>0.007862869</text:p>
          </table:table-cell>
          <table:table-cell office:value-type="float" office:value="7231" table:style-name="ce1">
            <text:p>7231</text:p>
          </table:table-cell>
          <table:table-cell office:value-type="float" office:value="1894" table:style-name="ce1">
            <text:p>1894</text:p>
          </table:table-cell>
          <table:table-cell office:value-type="float" office:value="238985" table:style-name="ce1">
            <text:p>238985</text:p>
          </table:table-cell>
          <table:table-cell office:value-type="float" office:value="1890" table:style-name="ce1">
            <text:p>1890</text:p>
          </table:table-cell>
          <table:table-cell office:value-type="float" office:value="9121" table:style-name="ce1">
            <text:p>9121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t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615049299400004" table:style-name="ce1">
            <text:p>0.986150493</text:p>
          </table:table-cell>
          <table:table-cell office:value-type="float" office:value="0.972679363337" table:style-name="ce1">
            <text:p>0.972679363</text:p>
          </table:table-cell>
          <table:table-cell office:value-type="float" office:value="0.81028072594900002" table:style-name="ce1">
            <text:p>0.810280726</text:p>
          </table:table-cell>
          <table:table-cell office:value-type="float" office:value="0.97414975911199997" table:style-name="ce1">
            <text:p>0.974149759</text:p>
          </table:table-cell>
          <table:table-cell office:value-type="float" office:value="0.95432573866899995" table:style-name="ce1">
            <text:p>0.954325739</text:p>
          </table:table-cell>
          <table:table-cell office:value-type="float" office:value="0.26096837142599999" table:style-name="ce1">
            <text:p>0.260968371</text:p>
          </table:table-cell>
          <table:table-cell office:value-type="float" office:value="0.62056268170600004" table:style-name="ce1">
            <text:p>0.620562682</text:p>
          </table:table-cell>
          <table:table-cell office:value-type="float" office:value="1" table:style-name="ce1">
            <text:p>1</text:p>
          </table:table-cell>
          <table:table-cell office:value-type="float" office:value="8.9930727189600004E-2" table:style-name="ce1">
            <text:p>0.089930727</text:p>
          </table:table-cell>
          <table:table-cell office:value-type="float" office:value="2" table:style-name="ce1">
            <text:p>2</text:p>
          </table:table-cell>
          <table:table-cell office:value-type="float" office:value="1.68173121232385E-2" table:style-name="ce1">
            <text:p>0.016817312</text:p>
          </table:table-cell>
          <table:table-cell office:value-type="float" office:value="0.27215449206499998" table:style-name="ce1">
            <text:p>0.272154492</text:p>
          </table:table-cell>
          <table:table-cell office:value-type="float" office:value="8.2312154407777492E-6" table:style-name="ce2">
            <text:p>8.23E-06</text:p>
          </table:table-cell>
          <table:table-cell office:value-type="float" office:value="4.8312772014100003E-2" table:style-name="ce1">
            <text:p>0.048312772</text:p>
          </table:table-cell>
          <table:table-cell office:value-type="float" office:value="1.40440096153E-2" table:style-name="ce1">
            <text:p>0.01404401</text:p>
          </table:table-cell>
          <table:table-cell office:value-type="float" office:value="0.98615049299400004" table:style-name="ce1">
            <text:p>0.986150493</text:p>
          </table:table-cell>
          <table:table-cell office:value-type="float" office:value="0.63441095890400001" table:style-name="ce1">
            <text:p>0.634410959</text:p>
          </table:table-cell>
          <table:table-cell office:value-type="float" office:value="0.98615049299400004" table:style-name="ce1">
            <text:p>0.986150493</text:p>
          </table:table-cell>
          <table:table-cell office:value-type="float" office:value="0.98615049299400004" table:style-name="ce1">
            <text:p>0.986150493</text:p>
          </table:table-cell>
          <table:table-cell office:value-type="float" office:value="0.97331199999999995" table:style-name="ce1">
            <text:p>0.973312</text:p>
          </table:table-cell>
          <table:table-cell office:value-type="float" office:value="0.36558904109599999" table:style-name="ce1">
            <text:p>0.365589041</text:p>
          </table:table-cell>
          <table:table-cell office:value-type="float" office:value="237539" table:style-name="ce1">
            <text:p>237539</text:p>
          </table:table-cell>
          <table:table-cell office:value-type="float" office:value="3336" table:style-name="ce1">
            <text:p>3336</text:p>
          </table:table-cell>
          <table:table-cell office:value-type="float" office:value="5789" table:style-name="ce1">
            <text:p>5789</text:p>
          </table:table-cell>
          <table:table-cell office:value-type="float" office:value="3336" table:style-name="ce1">
            <text:p>3336</text:p>
          </table:table-cell>
          <table:table-cell office:value-type="float" office:value="240875" table:style-name="ce1">
            <text:p>240875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3441095890400001" table:style-name="ce1">
            <text:p>0.634410959</text:p>
          </table:table-cell>
          <table:table-cell office:value-type="float" office:value="0.46456945670499999" table:style-name="ce1">
            <text:p>0.464569457</text:p>
          </table:table-cell>
          <table:table-cell office:value-type="float" office:value="0.81028072594900002" table:style-name="ce1">
            <text:p>0.810280726</text:p>
          </table:table-cell>
          <table:table-cell office:value-type="float" office:value="0.97414975911199997" table:style-name="ce1">
            <text:p>0.974149759</text:p>
          </table:table-cell>
          <table:table-cell office:value-type="float" office:value="0.95432573866899995" table:style-name="ce1">
            <text:p>0.954325739</text:p>
          </table:table-cell>
          <table:table-cell office:value-type="float" office:value="0.26096837142599999" table:style-name="ce1">
            <text:p>0.260968371</text:p>
          </table:table-cell>
          <table:table-cell office:value-type="float" office:value="0.62056268170600004" table:style-name="ce1">
            <text:p>0.620562682</text:p>
          </table:table-cell>
          <table:table-cell office:value-type="float" office:value="1" table:style-name="ce1">
            <text:p>1</text:p>
          </table:table-cell>
          <table:table-cell office:value-type="float" office:value="8.9930727189600004E-2" table:style-name="ce1">
            <text:p>0.089930727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0.45488648850030899" table:style-name="ce1">
            <text:p>0.454886489</text:p>
          </table:table-cell>
          <table:table-cell office:value-type="float" office:value="0.27215449206499998" table:style-name="ce1">
            <text:p>0.272154492</text:p>
          </table:table-cell>
          <table:table-cell office:value-type="float" office:value="8.1749447853153795E-4" table:style-name="ce1">
            <text:p>0.000817494</text:p>
          </table:table-cell>
          <table:table-cell office:value-type="float" office:value="4.8312772014100003E-2" table:style-name="ce1">
            <text:p>0.048312772</text:p>
          </table:table-cell>
          <table:table-cell office:value-type="float" office:value="0.57626533079999998" table:style-name="ce1">
            <text:p>0.576265331</text:p>
          </table:table-cell>
          <table:table-cell office:value-type="float" office:value="0.63441095890400001" table:style-name="ce1">
            <text:p>0.634410959</text:p>
          </table:table-cell>
          <table:table-cell office:value-type="float" office:value="0.98615049299400004" table:style-name="ce1">
            <text:p>0.986150493</text:p>
          </table:table-cell>
          <table:table-cell office:value-type="float" office:value="0.63441095890400001" table:style-name="ce1">
            <text:p>0.634410959</text:p>
          </table:table-cell>
          <table:table-cell office:value-type="float" office:value="0.63441095890400001" table:style-name="ce1">
            <text:p>0.634410959</text:p>
          </table:table-cell>
          <table:table-cell office:value-type="float" office:value="0.97331199999999995" table:style-name="ce1">
            <text:p>0.973312</text:p>
          </table:table-cell>
          <table:table-cell office:value-type="float" office:value="1.38495070057E-2" table:style-name="ce1">
            <text:p>0.013849507</text:p>
          </table:table-cell>
          <table:table-cell office:value-type="float" office:value="5789" table:style-name="ce1">
            <text:p>5789</text:p>
          </table:table-cell>
          <table:table-cell office:value-type="float" office:value="3336" table:style-name="ce1">
            <text:p>3336</text:p>
          </table:table-cell>
          <table:table-cell office:value-type="float" office:value="237539" table:style-name="ce1">
            <text:p>237539</text:p>
          </table:table-cell>
          <table:table-cell office:value-type="float" office:value="3336" table:style-name="ce1">
            <text:p>3336</text:p>
          </table:table-cell>
          <table:table-cell office:value-type="float" office:value="9125" table:style-name="ce1">
            <text:p>9125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t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199284695699995" table:style-name="ce1">
            <text:p>0.981992847</text:p>
          </table:table-cell>
          <table:table-cell office:value-type="float" office:value="0.96462273768999995" table:style-name="ce1">
            <text:p>0.964622738</text:p>
          </table:table-cell>
          <table:table-cell office:value-type="float" office:value="0.75332618768600002" table:style-name="ce1">
            <text:p>0.753326188</text:p>
          </table:table-cell>
          <table:table-cell office:value-type="float" office:value="0.96638890048199999" table:style-name="ce1">
            <text:p>0.9663889</text:p>
          </table:table-cell>
          <table:table-cell office:value-type="float" office:value="0.94110272433999997" table:style-name="ce1">
            <text:p>0.941102724</text:p>
          </table:table-cell>
          <table:table-cell office:value-type="float" office:value="4.7295880200200001E-2" table:style-name="ce1">
            <text:p>0.04729588</text:p>
          </table:table-cell>
          <table:table-cell office:value-type="float" office:value="0.50657371663999995" table:style-name="ce1">
            <text:p>0.506573717</text:p>
          </table:table-cell>
          <table:table-cell office:value-type="float" office:value="0.99999377274199996" table:style-name="ce1">
            <text:p>0.999993773</text:p>
          </table:table-cell>
          <table:table-cell office:value-type="float" office:value="6.4197040891000007E-2" table:style-name="ce1">
            <text:p>0.064197041</text:p>
          </table:table-cell>
          <table:table-cell office:value-type="float" office:value="3" table:style-name="ce1">
            <text:p>3</text:p>
          </table:table-cell>
          <table:table-cell office:value-type="float" office:value="2.44308166437677E-2" table:style-name="ce1">
            <text:p>0.024430817</text:p>
          </table:table-cell>
          <table:table-cell office:value-type="float" office:value="0.323565193912" table:style-name="ce1">
            <text:p>0.323565194</text:p>
          </table:table-cell>
          <table:table-cell office:value-type="float" office:value="9.0997437495696293E-6" table:style-name="ce2">
            <text:p>9.10E-06</text:p>
          </table:table-cell>
          <table:table-cell office:value-type="float" office:value="6.0834893122200001E-2" table:style-name="ce1">
            <text:p>0.060834893</text:p>
          </table:table-cell>
          <table:table-cell office:value-type="float" office:value="1.8337356630399999E-2" table:style-name="ce1">
            <text:p>0.018337357</text:p>
          </table:table-cell>
          <table:table-cell office:value-type="float" office:value="0.98198673187300001" table:style-name="ce1">
            <text:p>0.981986732</text:p>
          </table:table-cell>
          <table:table-cell office:value-type="float" office:value="0.52466564349900002" table:style-name="ce1">
            <text:p>0.524665643</text:p>
          </table:table-cell>
          <table:table-cell office:value-type="float" office:value="0.981998962117" table:style-name="ce1">
            <text:p>0.981998962</text:p>
          </table:table-cell>
          <table:table-cell office:value-type="float" office:value="0.98199284695699995" table:style-name="ce1">
            <text:p>0.981992847</text:p>
          </table:table-cell>
          <table:table-cell office:value-type="float" office:value="0.96530000000000005" table:style-name="ce1">
            <text:p>0.9653</text:p>
          </table:table-cell>
          <table:table-cell office:value-type="float" office:value="0.47533435650099998" table:style-name="ce1">
            <text:p>0.475334357</text:p>
          </table:table-cell>
          <table:table-cell office:value-type="float" office:value="236539" table:style-name="ce1">
            <text:p>236539</text:p>
          </table:table-cell>
          <table:table-cell office:value-type="float" office:value="4336" table:style-name="ce1">
            <text:p>4336</text:p>
          </table:table-cell>
          <table:table-cell office:value-type="float" office:value="4786" table:style-name="ce1">
            <text:p>4786</text:p>
          </table:table-cell>
          <table:table-cell office:value-type="float" office:value="4339" table:style-name="ce1">
            <text:p>4339</text:p>
          </table:table-cell>
          <table:table-cell office:value-type="float" office:value="240878" table:style-name="ce1">
            <text:p>240878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2457938291200001" table:style-name="ce1">
            <text:p>0.524579383</text:p>
          </table:table-cell>
          <table:table-cell office:value-type="float" office:value="0.35554565039699998" table:style-name="ce1">
            <text:p>0.35554565</text:p>
          </table:table-cell>
          <table:table-cell office:value-type="float" office:value="0.75332618768600002" table:style-name="ce1">
            <text:p>0.753326188</text:p>
          </table:table-cell>
          <table:table-cell office:value-type="float" office:value="0.96638890048199999" table:style-name="ce1">
            <text:p>0.9663889</text:p>
          </table:table-cell>
          <table:table-cell office:value-type="float" office:value="0.94110272433999997" table:style-name="ce1">
            <text:p>0.941102724</text:p>
          </table:table-cell>
          <table:table-cell office:value-type="float" office:value="4.7295880200200001E-2" table:style-name="ce1">
            <text:p>0.04729588</text:p>
          </table:table-cell>
          <table:table-cell office:value-type="float" office:value="0.50657371663999995" table:style-name="ce1">
            <text:p>0.506573717</text:p>
          </table:table-cell>
          <table:table-cell office:value-type="float" office:value="0.99983558941200001" table:style-name="ce1">
            <text:p>0.999835589</text:p>
          </table:table-cell>
          <table:table-cell office:value-type="float" office:value="6.4197040891000007E-2" table:style-name="ce1">
            <text:p>0.064197041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68801752505065505" table:style-name="ce1">
            <text:p>0.688017525</text:p>
          </table:table-cell>
          <table:table-cell office:value-type="float" office:value="0.323565193912" table:style-name="ce1">
            <text:p>0.323565194</text:p>
          </table:table-cell>
          <table:table-cell office:value-type="float" office:value="9.0776074372995595E-4" table:style-name="ce1">
            <text:p>0.000907761</text:p>
          </table:table-cell>
          <table:table-cell office:value-type="float" office:value="6.0834893122200001E-2" table:style-name="ce1">
            <text:p>0.060834893</text:p>
          </table:table-cell>
          <table:table-cell office:value-type="float" office:value="0.90628917676599996" table:style-name="ce1">
            <text:p>0.906289177</text:p>
          </table:table-cell>
          <table:table-cell office:value-type="float" office:value="0.52466564349900002" table:style-name="ce1">
            <text:p>0.524665643</text:p>
          </table:table-cell>
          <table:table-cell office:value-type="float" office:value="0.98198673187300001" table:style-name="ce1">
            <text:p>0.981986732</text:p>
          </table:table-cell>
          <table:table-cell office:value-type="float" office:value="0.52449315068500002" table:style-name="ce1">
            <text:p>0.524493151</text:p>
          </table:table-cell>
          <table:table-cell office:value-type="float" office:value="0.52457938291200001" table:style-name="ce1">
            <text:p>0.524579383</text:p>
          </table:table-cell>
          <table:table-cell office:value-type="float" office:value="0.96530000000000005" table:style-name="ce1">
            <text:p>0.9653</text:p>
          </table:table-cell>
          <table:table-cell office:value-type="float" office:value="1.8013268127399999E-2" table:style-name="ce1">
            <text:p>0.018013268</text:p>
          </table:table-cell>
          <table:table-cell office:value-type="float" office:value="4786" table:style-name="ce1">
            <text:p>4786</text:p>
          </table:table-cell>
          <table:table-cell office:value-type="float" office:value="4339" table:style-name="ce1">
            <text:p>4339</text:p>
          </table:table-cell>
          <table:table-cell office:value-type="float" office:value="236539" table:style-name="ce1">
            <text:p>236539</text:p>
          </table:table-cell>
          <table:table-cell office:value-type="float" office:value="4336" table:style-name="ce1">
            <text:p>4336</text:p>
          </table:table-cell>
          <table:table-cell office:value-type="float" office:value="9122" table:style-name="ce1">
            <text:p>9122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t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005588007" table:style-name="ce1">
            <text:p>0.98005588</text:p>
          </table:table-cell>
          <table:table-cell office:value-type="float" office:value="0.96089173996800004" table:style-name="ce1">
            <text:p>0.96089174</text:p>
          </table:table-cell>
          <table:table-cell office:value-type="float" office:value="0.72680493029399995" table:style-name="ce1">
            <text:p>0.72680493</text:p>
          </table:table-cell>
          <table:table-cell office:value-type="float" office:value="0.96277494809300002" table:style-name="ce1">
            <text:p>0.962774948</text:p>
          </table:table-cell>
          <table:table-cell office:value-type="float" office:value="1.06352924484" table:style-name="ce1">
            <text:p>1.063529245</text:p>
          </table:table-cell>
          <table:table-cell office:value-type="float" office:value="5.1197763719700001E-2" table:style-name="ce1">
            <text:p>0.051197764</text:p>
          </table:table-cell>
          <table:table-cell office:value-type="float" office:value="0.45370707941799998" table:style-name="ce1">
            <text:p>0.453707079</text:p>
          </table:table-cell>
          <table:table-cell office:value-type="float" office:value="0.99999169686900002" table:style-name="ce1">
            <text:p>0.999991697</text:p>
          </table:table-cell>
          <table:table-cell office:value-type="float" office:value="5.3636504072399997E-2" table:style-name="ce1">
            <text:p>0.053636504</text:p>
          </table:table-cell>
          <table:table-cell office:value-type="float" office:value="3" table:style-name="ce1">
            <text:p>3</text:p>
          </table:table-cell>
          <table:table-cell office:value-type="float" office:value="2.7504548295526E-2" table:style-name="ce1">
            <text:p>0.027504548</text:p>
          </table:table-cell>
          <table:table-cell office:value-type="float" office:value="0.34481849010999999" table:style-name="ce1">
            <text:p>0.34481849</text:p>
          </table:table-cell>
          <table:table-cell office:value-type="float" office:value="1.3251089019359699E-5" table:style-name="ce2">
            <text:p>1.33E-05</text:p>
          </table:table-cell>
          <table:table-cell office:value-type="float" office:value="-4.9634268589200002E-3" table:style-name="ce1">
            <text:p>-0.004963427</text:p>
          </table:table-cell>
          <table:table-cell office:value-type="float" office:value="2.0349982420399999E-2" table:style-name="ce1">
            <text:p>0.020349982</text:p>
          </table:table-cell>
          <table:table-cell office:value-type="float" office:value="0.98006401766899998" table:style-name="ce1">
            <text:p>0.980064018</text:p>
          </table:table-cell>
          <table:table-cell office:value-type="float" office:value="0.473545842918" table:style-name="ce1">
            <text:p>0.473545843</text:p>
          </table:table-cell>
          <table:table-cell office:value-type="float" office:value="0.98004774260500005" table:style-name="ce1">
            <text:p>0.980047743</text:p>
          </table:table-cell>
          <table:table-cell office:value-type="float" office:value="0.98005588007" table:style-name="ce1">
            <text:p>0.98005588</text:p>
          </table:table-cell>
          <table:table-cell office:value-type="float" office:value="0.96156799999999998" table:style-name="ce1">
            <text:p>0.961568</text:p>
          </table:table-cell>
          <table:table-cell office:value-type="float" office:value="0.52645415708200005" table:style-name="ce1">
            <text:p>0.526454157</text:p>
          </table:table-cell>
          <table:table-cell office:value-type="float" office:value="236069" table:style-name="ce1">
            <text:p>236069</text:p>
          </table:table-cell>
          <table:table-cell office:value-type="float" office:value="4806" table:style-name="ce1">
            <text:p>4806</text:p>
          </table:table-cell>
          <table:table-cell office:value-type="float" office:value="4323" table:style-name="ce1">
            <text:p>4323</text:p>
          </table:table-cell>
          <table:table-cell office:value-type="float" office:value="4802" table:style-name="ce1">
            <text:p>4802</text:p>
          </table:table-cell>
          <table:table-cell office:value-type="float" office:value="240871" table:style-name="ce1">
            <text:p>240871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73649611044" table:style-name="ce1">
            <text:p>0.473649611</text:p>
          </table:table-cell>
          <table:table-cell office:value-type="float" office:value="0.310315124542" table:style-name="ce1">
            <text:p>0.310315125</text:p>
          </table:table-cell>
          <table:table-cell office:value-type="float" office:value="0.72680493029399995" table:style-name="ce1">
            <text:p>0.72680493</text:p>
          </table:table-cell>
          <table:table-cell office:value-type="float" office:value="0.96277494809300002" table:style-name="ce1">
            <text:p>0.962774948</text:p>
          </table:table-cell>
          <table:table-cell office:value-type="float" office:value="1.06352924484" table:style-name="ce1">
            <text:p>1.063529245</text:p>
          </table:table-cell>
          <table:table-cell office:value-type="float" office:value="5.1197763719700001E-2" table:style-name="ce1">
            <text:p>0.051197764</text:p>
          </table:table-cell>
          <table:table-cell office:value-type="float" office:value="0.45370707941799998" table:style-name="ce1">
            <text:p>0.453707079</text:p>
          </table:table-cell>
          <table:table-cell office:value-type="float" office:value="0.99978086994600002" table:style-name="ce1">
            <text:p>0.99978087</text:p>
          </table:table-cell>
          <table:table-cell office:value-type="float" office:value="5.3636504072399997E-2" table:style-name="ce1">
            <text:p>0.053636504</text:p>
          </table:table-cell>
          <table:table-cell office:value-type="float" office:value="5.3851648071345002" table:style-name="ce1">
            <text:p>5.385164807</text:p>
          </table:table-cell>
          <table:table-cell office:value-type="float" office:value="0.791184258616634" table:style-name="ce1">
            <text:p>0.791184259</text:p>
          </table:table-cell>
          <table:table-cell office:value-type="float" office:value="0.34481849010999999" table:style-name="ce1">
            <text:p>0.34481849</text:p>
          </table:table-cell>
          <table:table-cell office:value-type="float" office:value="1.3130761872659901E-3" table:style-name="ce1">
            <text:p>0.001313076</text:p>
          </table:table-cell>
          <table:table-cell office:value-type="float" office:value="-4.9634268589200002E-3" table:style-name="ce1">
            <text:p>-0.004963427</text:p>
          </table:table-cell>
          <table:table-cell office:value-type="float" office:value="1.11126532501" table:style-name="ce1">
            <text:p>1.111265325</text:p>
          </table:table-cell>
          <table:table-cell office:value-type="float" office:value="0.473545842918" table:style-name="ce1">
            <text:p>0.473545843</text:p>
          </table:table-cell>
          <table:table-cell office:value-type="float" office:value="0.98006401766899998" table:style-name="ce1">
            <text:p>0.980064018</text:p>
          </table:table-cell>
          <table:table-cell office:value-type="float" office:value="0.47375342465800002" table:style-name="ce1">
            <text:p>0.473753425</text:p>
          </table:table-cell>
          <table:table-cell office:value-type="float" office:value="0.473649611044" table:style-name="ce1">
            <text:p>0.473649611</text:p>
          </table:table-cell>
          <table:table-cell office:value-type="float" office:value="0.96156799999999998" table:style-name="ce1">
            <text:p>0.961568</text:p>
          </table:table-cell>
          <table:table-cell office:value-type="float" office:value="1.99359823308E-2" table:style-name="ce1">
            <text:p>0.019935982</text:p>
          </table:table-cell>
          <table:table-cell office:value-type="float" office:value="4323" table:style-name="ce1">
            <text:p>4323</text:p>
          </table:table-cell>
          <table:table-cell office:value-type="float" office:value="4802" table:style-name="ce1">
            <text:p>4802</text:p>
          </table:table-cell>
          <table:table-cell office:value-type="float" office:value="236069" table:style-name="ce1">
            <text:p>236069</text:p>
          </table:table-cell>
          <table:table-cell office:value-type="float" office:value="4806" table:style-name="ce1">
            <text:p>4806</text:p>
          </table:table-cell>
          <table:table-cell office:value-type="float" office:value="9129" table:style-name="ce1">
            <text:p>9129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t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024668806100002" table:style-name="ce1">
            <text:p>0.980246688</text:p>
          </table:table-cell>
          <table:table-cell office:value-type="float" office:value="0.96125864617000001" table:style-name="ce1">
            <text:p>0.961258646</text:p>
          </table:table-cell>
          <table:table-cell office:value-type="float" office:value="0.72942853798700003" table:style-name="ce1">
            <text:p>0.729428538</text:p>
          </table:table-cell>
          <table:table-cell office:value-type="float" office:value="0.96313192079200005" table:style-name="ce1">
            <text:p>0.963131921</text:p>
          </table:table-cell>
          <table:table-cell office:value-type="float" office:value="1.0642089465" table:style-name="ce1">
            <text:p>1.064208947</text:p>
          </table:table-cell>
          <table:table-cell office:value-type="float" office:value="4.1498643869700001E-2" table:style-name="ce1">
            <text:p>0.041498644</text:p>
          </table:table-cell>
          <table:table-cell office:value-type="float" office:value="0.459052078636" table:style-name="ce1">
            <text:p>0.459052079</text:p>
          </table:table-cell>
          <table:table-cell office:value-type="float" office:value="0.99998339360099997" table:style-name="ce1">
            <text:p>0.999983394</text:p>
          </table:table-cell>
          <table:table-cell office:value-type="float" office:value="5.4675856584899998E-2" table:style-name="ce1">
            <text:p>0.054675857</text:p>
          </table:table-cell>
          <table:table-cell office:value-type="float" office:value="3" table:style-name="ce1">
            <text:p>3</text:p>
          </table:table-cell>
          <table:table-cell office:value-type="float" office:value="2.7573827519475898E-2" table:style-name="ce1">
            <text:p>0.027573828</text:p>
          </table:table-cell>
          <table:table-cell office:value-type="float" office:value="0.342815326398" table:style-name="ce1">
            <text:p>0.342815326</text:p>
          </table:table-cell>
          <table:table-cell office:value-type="float" office:value="1.85404012984934E-5" table:style-name="ce2">
            <text:p>1.85E-05</text:p>
          </table:table-cell>
          <table:table-cell office:value-type="float" office:value="-5.50418507989E-3" table:style-name="ce1">
            <text:p>-0.005504185</text:p>
          </table:table-cell>
          <table:table-cell office:value-type="float" office:value="2.0151368200800001E-2" table:style-name="ce1">
            <text:p>0.020151368</text:p>
          </table:table-cell>
          <table:table-cell office:value-type="float" office:value="0.98026296669900004" table:style-name="ce1">
            <text:p>0.980262967</text:p>
          </table:table-cell>
          <table:table-cell office:value-type="float" office:value="0.47859410927399998" table:style-name="ce1">
            <text:p>0.478594109</text:p>
          </table:table-cell>
          <table:table-cell office:value-type="float" office:value="0.98023040996400002" table:style-name="ce1">
            <text:p>0.98023041</text:p>
          </table:table-cell>
          <table:table-cell office:value-type="float" office:value="0.98024668806100002" table:style-name="ce1">
            <text:p>0.980246688</text:p>
          </table:table-cell>
          <table:table-cell office:value-type="float" office:value="0.96193600000000001" table:style-name="ce1">
            <text:p>0.961936</text:p>
          </table:table-cell>
          <table:table-cell office:value-type="float" office:value="0.52140589072599997" table:style-name="ce1">
            <text:p>0.521405891</text:p>
          </table:table-cell>
          <table:table-cell office:value-type="float" office:value="236113" table:style-name="ce1">
            <text:p>236113</text:p>
          </table:table-cell>
          <table:table-cell office:value-type="float" office:value="4762" table:style-name="ce1">
            <text:p>4762</text:p>
          </table:table-cell>
          <table:table-cell office:value-type="float" office:value="4371" table:style-name="ce1">
            <text:p>4371</text:p>
          </table:table-cell>
          <table:table-cell office:value-type="float" office:value="4754" table:style-name="ce1">
            <text:p>4754</text:p>
          </table:table-cell>
          <table:table-cell office:value-type="float" office:value="240867" table:style-name="ce1">
            <text:p>240867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7880381202799999" table:style-name="ce1">
            <text:p>0.478803812</text:p>
          </table:table-cell>
          <table:table-cell office:value-type="float" office:value="0.31475480665400002" table:style-name="ce1">
            <text:p>0.314754807</text:p>
          </table:table-cell>
          <table:table-cell office:value-type="float" office:value="0.72942853798700003" table:style-name="ce1">
            <text:p>0.729428538</text:p>
          </table:table-cell>
          <table:table-cell office:value-type="float" office:value="0.96313192079200005" table:style-name="ce1">
            <text:p>0.963131921</text:p>
          </table:table-cell>
          <table:table-cell office:value-type="float" office:value="1.0642089465" table:style-name="ce1">
            <text:p>1.064208947</text:p>
          </table:table-cell>
          <table:table-cell office:value-type="float" office:value="4.1498643869700001E-2" table:style-name="ce1">
            <text:p>0.041498644</text:p>
          </table:table-cell>
          <table:table-cell office:value-type="float" office:value="0.459052078636" table:style-name="ce1">
            <text:p>0.459052079</text:p>
          </table:table-cell>
          <table:table-cell office:value-type="float" office:value="0.99956183590799996" table:style-name="ce1">
            <text:p>0.999561836</text:p>
          </table:table-cell>
          <table:table-cell office:value-type="float" office:value="5.4675856584899998E-2" table:style-name="ce1">
            <text:p>0.054675857</text:p>
          </table:table-cell>
          <table:table-cell office:value-type="float" office:value="6.7082039324993596" table:style-name="ce1">
            <text:p>6.708203932</text:p>
          </table:table-cell>
          <table:table-cell office:value-type="float" office:value="0.81417507765750197" table:style-name="ce1">
            <text:p>0.814175078</text:p>
          </table:table-cell>
          <table:table-cell office:value-type="float" office:value="0.342815326398" table:style-name="ce1">
            <text:p>0.342815326</text:p>
          </table:table-cell>
          <table:table-cell office:value-type="float" office:value="1.8480299644243301E-3" table:style-name="ce1">
            <text:p>0.00184803</text:p>
          </table:table-cell>
          <table:table-cell office:value-type="float" office:value="-5.50418507989E-3" table:style-name="ce1">
            <text:p>-0.005504185</text:p>
          </table:table-cell>
          <table:table-cell office:value-type="float" office:value="1.0885380919700001" table:style-name="ce1">
            <text:p>1.088538092</text:p>
          </table:table-cell>
          <table:table-cell office:value-type="float" office:value="0.47859410927399998" table:style-name="ce1">
            <text:p>0.478594109</text:p>
          </table:table-cell>
          <table:table-cell office:value-type="float" office:value="0.98026296669900004" table:style-name="ce1">
            <text:p>0.980262967</text:p>
          </table:table-cell>
          <table:table-cell office:value-type="float" office:value="0.47901369862999998" table:style-name="ce1">
            <text:p>0.479013699</text:p>
          </table:table-cell>
          <table:table-cell office:value-type="float" office:value="0.47880381202799999" table:style-name="ce1">
            <text:p>0.478803812</text:p>
          </table:table-cell>
          <table:table-cell office:value-type="float" office:value="0.96193600000000001" table:style-name="ce1">
            <text:p>0.961936</text:p>
          </table:table-cell>
          <table:table-cell office:value-type="float" office:value="1.9737033300500001E-2" table:style-name="ce1">
            <text:p>0.019737033</text:p>
          </table:table-cell>
          <table:table-cell office:value-type="float" office:value="4371" table:style-name="ce1">
            <text:p>4371</text:p>
          </table:table-cell>
          <table:table-cell office:value-type="float" office:value="4754" table:style-name="ce1">
            <text:p>4754</text:p>
          </table:table-cell>
          <table:table-cell office:value-type="float" office:value="236113" table:style-name="ce1">
            <text:p>236113</text:p>
          </table:table-cell>
          <table:table-cell office:value-type="float" office:value="4762" table:style-name="ce1">
            <text:p>4762</text:p>
          </table:table-cell>
          <table:table-cell office:value-type="float" office:value="9133" table:style-name="ce1">
            <text:p>9133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ift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242345614899996" table:style-name="ce1">
            <text:p>0.992423456</text:p>
          </table:table-cell>
          <table:table-cell office:value-type="float" office:value="0.98496085702500003" table:style-name="ce1">
            <text:p>0.984960857</text:p>
          </table:table-cell>
          <table:table-cell office:value-type="float" office:value="0.89621172807500005" table:style-name="ce1">
            <text:p>0.896211728</text:p>
          </table:table-cell>
          <table:table-cell office:value-type="float" office:value="0.98585830646899997" table:style-name="ce1">
            <text:p>0.985858306</text:p>
          </table:table-cell>
          <table:table-cell office:value-type="float" office:value="0.97470301056599995" table:style-name="ce1">
            <text:p>0.974703011</text:p>
          </table:table-cell>
          <table:table-cell office:value-type="float" office:value="0.59068248167100001" table:style-name="ce1">
            <text:p>0.590682482</text:p>
          </table:table-cell>
          <table:table-cell office:value-type="float" office:value="0.79242420028000005" table:style-name="ce1">
            <text:p>0.7924242</text:p>
          </table:table-cell>
          <table:table-cell office:value-type="float" office:value="1" table:style-name="ce1">
            <text:p>1</text:p>
          </table:table-cell>
          <table:table-cell office:value-type="float" office:value="0.13774293788399999" table:style-name="ce1">
            <text:p>0.137742938</text:p>
          </table:table-cell>
          <table:table-cell office:value-type="float" office:value="1" table:style-name="ce1">
            <text:p>1</text:p>
          </table:table-cell>
          <table:table-cell office:value-type="float" office:value="7.57654385054488E-3" table:style-name="ce1">
            <text:p>0.007576544</text:p>
          </table:table-cell>
          <table:table-cell office:value-type="float" office:value="0.17653007067599999" table:style-name="ce1">
            <text:p>0.176530071</text:p>
          </table:table-cell>
          <table:table-cell office:value-type="float" office:value="2.57969408303766E-4" table:style-name="ce1">
            <text:p>0.000257969</text:p>
          </table:table-cell>
          <table:table-cell office:value-type="float" office:value="2.7684691229899999E-2" table:style-name="ce1">
            <text:p>0.027684691</text:p>
          </table:table-cell>
          <table:table-cell office:value-type="float" office:value="7.6343861116900001E-3" table:style-name="ce1">
            <text:p>0.007634386</text:p>
          </table:table-cell>
          <table:table-cell office:value-type="float" office:value="0.99242345614899996" table:style-name="ce1">
            <text:p>0.992423456</text:p>
          </table:table-cell>
          <table:table-cell office:value-type="float" office:value="0.8" table:style-name="ce1">
            <text:p>0.8</text:p>
          </table:table-cell>
          <table:table-cell office:value-type="float" office:value="0.99242345614899996" table:style-name="ce1">
            <text:p>0.992423456</text:p>
          </table:table-cell>
          <table:table-cell office:value-type="float" office:value="0.99242345614899996" table:style-name="ce1">
            <text:p>0.992423456</text:p>
          </table:table-cell>
          <table:table-cell office:value-type="float" office:value="0.98540000000000005" table:style-name="ce1">
            <text:p>0.9854</text:p>
          </table:table-cell>
          <table:table-cell office:value-type="float" office:value="0.2" table:style-name="ce1">
            <text:p>0.2</text:p>
          </table:table-cell>
          <table:table-cell office:value-type="float" office:value="239050" table:style-name="ce1">
            <text:p>239050</text:p>
          </table:table-cell>
          <table:table-cell office:value-type="float" office:value="1825" table:style-name="ce1">
            <text:p>1825</text:p>
          </table:table-cell>
          <table:table-cell office:value-type="float" office:value="7300" table:style-name="ce1">
            <text:p>7300</text:p>
          </table:table-cell>
          <table:table-cell office:value-type="float" office:value="1825" table:style-name="ce1">
            <text:p>1825</text:p>
          </table:table-cell>
          <table:table-cell office:value-type="float" office:value="240875" table:style-name="ce1">
            <text:p>240875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" table:style-name="ce1">
            <text:p>0.8</text:p>
          </table:table-cell>
          <table:table-cell office:value-type="float" office:value="0.66666666666700003" table:style-name="ce1">
            <text:p>0.666666667</text:p>
          </table:table-cell>
          <table:table-cell office:value-type="float" office:value="0.89621172807500005" table:style-name="ce1">
            <text:p>0.896211728</text:p>
          </table:table-cell>
          <table:table-cell office:value-type="float" office:value="0.98585830646899997" table:style-name="ce1">
            <text:p>0.985858306</text:p>
          </table:table-cell>
          <table:table-cell office:value-type="float" office:value="0.97470301056599995" table:style-name="ce1">
            <text:p>0.974703011</text:p>
          </table:table-cell>
          <table:table-cell office:value-type="float" office:value="0.59068248167100001" table:style-name="ce1">
            <text:p>0.590682482</text:p>
          </table:table-cell>
          <table:table-cell office:value-type="float" office:value="0.79242420028000005" table:style-name="ce1">
            <text:p>0.7924242</text:p>
          </table:table-cell>
          <table:table-cell office:value-type="float" office:value="1" table:style-name="ce1">
            <text:p>1</text:p>
          </table:table-cell>
          <table:table-cell office:value-type="float" office:value="0.13774293788399999" table:style-name="ce1">
            <text:p>0.137742938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7653007067599999" table:style-name="ce1">
            <text:p>0.176530071</text:p>
          </table:table-cell>
          <table:table-cell office:value-type="float" office:value="2.5624278288430301E-2" table:style-name="ce1">
            <text:p>0.025624278</text:p>
          </table:table-cell>
          <table:table-cell office:value-type="float" office:value="2.7684691229899999E-2" table:style-name="ce1">
            <text:p>0.027684691</text:p>
          </table:table-cell>
          <table:table-cell office:value-type="float" office:value="0.25" table:style-name="ce1">
            <text:p>0.25</text:p>
          </table:table-cell>
          <table:table-cell office:value-type="float" office:value="0.8" table:style-name="ce1">
            <text:p>0.8</text:p>
          </table:table-cell>
          <table:table-cell office:value-type="float" office:value="0.99242345614899996" table:style-name="ce1">
            <text:p>0.992423456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98540000000000005" table:style-name="ce1">
            <text:p>0.9854</text:p>
          </table:table-cell>
          <table:table-cell office:value-type="float" office:value="7.5765438505400002E-3" table:style-name="ce1">
            <text:p>0.007576544</text:p>
          </table:table-cell>
          <table:table-cell office:value-type="float" office:value="7300" table:style-name="ce1">
            <text:p>7300</text:p>
          </table:table-cell>
          <table:table-cell office:value-type="float" office:value="1825" table:style-name="ce1">
            <text:p>1825</text:p>
          </table:table-cell>
          <table:table-cell office:value-type="float" office:value="239050" table:style-name="ce1">
            <text:p>239050</text:p>
          </table:table-cell>
          <table:table-cell office:value-type="float" office:value="1825" table:style-name="ce1">
            <text:p>1825</text:p>
          </table:table-cell>
          <table:table-cell office:value-type="float" office:value="9125" table:style-name="ce1">
            <text:p>9125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484691229900001" table:style-name="ce1">
            <text:p>0.984846912</text:p>
          </table:table-cell>
          <table:table-cell office:value-type="float" office:value="0.97014620182" table:style-name="ce1">
            <text:p>0.970146202</text:p>
          </table:table-cell>
          <table:table-cell office:value-type="float" office:value="0.79242345614900001" table:style-name="ce1">
            <text:p>0.792423456</text:p>
          </table:table-cell>
          <table:table-cell office:value-type="float" office:value="0.97171661293800005" table:style-name="ce1">
            <text:p>0.971716613</text:p>
          </table:table-cell>
          <table:table-cell office:value-type="float" office:value="0.95015563762400002" table:style-name="ce1">
            <text:p>0.950155638</text:p>
          </table:table-cell>
          <table:table-cell office:value-type="float" office:value="0.19349412057400001" table:style-name="ce1">
            <text:p>0.193494121</text:p>
          </table:table-cell>
          <table:table-cell office:value-type="float" office:value="0.58484822820799998" table:style-name="ce1">
            <text:p>0.584848228</text:p>
          </table:table-cell>
          <table:table-cell office:value-type="float" office:value="1" table:style-name="ce1">
            <text:p>1</text:p>
          </table:table-cell>
          <table:table-cell office:value-type="float" office:value="8.1419360420500006E-2" table:style-name="ce1">
            <text:p>0.08141936</text:p>
          </table:table-cell>
          <table:table-cell office:value-type="float" office:value="2" table:style-name="ce1">
            <text:p>2</text:p>
          </table:table-cell>
          <table:table-cell office:value-type="float" office:value="1.9699014011416702E-2" table:style-name="ce1">
            <text:p>0.019699014</text:p>
          </table:table-cell>
          <table:table-cell office:value-type="float" office:value="0.28917722560300002" table:style-name="ce1">
            <text:p>0.289177226</text:p>
          </table:table-cell>
          <table:table-cell office:value-type="float" office:value="5.1593975729393902E-4" table:style-name="ce1">
            <text:p>0.00051594</text:p>
          </table:table-cell>
          <table:table-cell office:value-type="float" office:value="5.2338764919600003E-2" table:style-name="ce1">
            <text:p>0.052338765</text:p>
          </table:table-cell>
          <table:table-cell office:value-type="float" office:value="1.5386236695099999E-2" table:style-name="ce1">
            <text:p>0.015386237</text:p>
          </table:table-cell>
          <table:table-cell office:value-type="float" office:value="0.98484691229900001" table:style-name="ce1">
            <text:p>0.984846912</text:p>
          </table:table-cell>
          <table:table-cell office:value-type="float" office:value="0.6" table:style-name="ce1">
            <text:p>0.6</text:p>
          </table:table-cell>
          <table:table-cell office:value-type="float" office:value="0.98484691229900001" table:style-name="ce1">
            <text:p>0.984846912</text:p>
          </table:table-cell>
          <table:table-cell office:value-type="float" office:value="0.98484691229900001" table:style-name="ce1">
            <text:p>0.984846912</text:p>
          </table:table-cell>
          <table:table-cell office:value-type="float" office:value="0.9708" table:style-name="ce1">
            <text:p>0.9708</text:p>
          </table:table-cell>
          <table:table-cell office:value-type="float" office:value="0.4" table:style-name="ce1">
            <text:p>0.4</text:p>
          </table:table-cell>
          <table:table-cell office:value-type="float" office:value="237225" table:style-name="ce1">
            <text:p>237225</text:p>
          </table:table-cell>
          <table:table-cell office:value-type="float" office:value="3650" table:style-name="ce1">
            <text:p>3650</text:p>
          </table:table-cell>
          <table:table-cell office:value-type="float" office:value="5475" table:style-name="ce1">
            <text:p>5475</text:p>
          </table:table-cell>
          <table:table-cell office:value-type="float" office:value="3650" table:style-name="ce1">
            <text:p>3650</text:p>
          </table:table-cell>
          <table:table-cell office:value-type="float" office:value="240875" table:style-name="ce1">
            <text:p>240875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" table:style-name="ce1">
            <text:p>0.6</text:p>
          </table:table-cell>
          <table:table-cell office:value-type="float" office:value="0.428571428571" table:style-name="ce1">
            <text:p>0.428571429</text:p>
          </table:table-cell>
          <table:table-cell office:value-type="float" office:value="0.79242345614900001" table:style-name="ce1">
            <text:p>0.792423456</text:p>
          </table:table-cell>
          <table:table-cell office:value-type="float" office:value="0.97171661293800005" table:style-name="ce1">
            <text:p>0.971716613</text:p>
          </table:table-cell>
          <table:table-cell office:value-type="float" office:value="0.95015563762400002" table:style-name="ce1">
            <text:p>0.950155638</text:p>
          </table:table-cell>
          <table:table-cell office:value-type="float" office:value="0.19349412057400001" table:style-name="ce1">
            <text:p>0.193494121</text:p>
          </table:table-cell>
          <table:table-cell office:value-type="float" office:value="0.58484822820799998" table:style-name="ce1">
            <text:p>0.584848228</text:p>
          </table:table-cell>
          <table:table-cell office:value-type="float" office:value="1" table:style-name="ce1">
            <text:p>1</text:p>
          </table:table-cell>
          <table:table-cell office:value-type="float" office:value="8.1419360420500006E-2" table:style-name="ce1">
            <text:p>0.08141936</text:p>
          </table:table-cell>
          <table:table-cell office:value-type="float" office:value="2" table:style-name="ce1">
            <text:p>2</text:p>
          </table:table-cell>
          <table:table-cell office:value-type="float" office:value="0.525917808219178" table:style-name="ce1">
            <text:p>0.525917808</text:p>
          </table:table-cell>
          <table:table-cell office:value-type="float" office:value="0.28917722560300002" table:style-name="ce1">
            <text:p>0.289177226</text:p>
          </table:table-cell>
          <table:table-cell office:value-type="float" office:value="5.1248556576860699E-2" table:style-name="ce1">
            <text:p>0.051248557</text:p>
          </table:table-cell>
          <table:table-cell office:value-type="float" office:value="5.2338764919600003E-2" table:style-name="ce1">
            <text:p>0.052338765</text:p>
          </table:table-cell>
          <table:table-cell office:value-type="float" office:value="0.66666666666700003" table:style-name="ce1">
            <text:p>0.666666667</text:p>
          </table:table-cell>
          <table:table-cell office:value-type="float" office:value="0.6" table:style-name="ce1">
            <text:p>0.6</text:p>
          </table:table-cell>
          <table:table-cell office:value-type="float" office:value="0.98484691229900001" table:style-name="ce1">
            <text:p>0.984846912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9708" table:style-name="ce1">
            <text:p>0.9708</text:p>
          </table:table-cell>
          <table:table-cell office:value-type="float" office:value="1.51530877011E-2" table:style-name="ce1">
            <text:p>0.015153088</text:p>
          </table:table-cell>
          <table:table-cell office:value-type="float" office:value="5475" table:style-name="ce1">
            <text:p>5475</text:p>
          </table:table-cell>
          <table:table-cell office:value-type="float" office:value="3650" table:style-name="ce1">
            <text:p>3650</text:p>
          </table:table-cell>
          <table:table-cell office:value-type="float" office:value="237225" table:style-name="ce1">
            <text:p>237225</text:p>
          </table:table-cell>
          <table:table-cell office:value-type="float" office:value="3650" table:style-name="ce1">
            <text:p>3650</text:p>
          </table:table-cell>
          <table:table-cell office:value-type="float" office:value="9125" table:style-name="ce1">
            <text:p>9125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727036844799997" table:style-name="ce1">
            <text:p>0.977270368</text:p>
          </table:table-cell>
          <table:table-cell office:value-type="float" office:value="0.95555104526099999" table:style-name="ce1">
            <text:p>0.955551045</text:p>
          </table:table-cell>
          <table:table-cell office:value-type="float" office:value="0.68863518422400005" table:style-name="ce1">
            <text:p>0.688635184</text:p>
          </table:table-cell>
          <table:table-cell office:value-type="float" office:value="0.95757491940700001" table:style-name="ce1">
            <text:p>0.957574919</text:p>
          </table:table-cell>
          <table:table-cell office:value-type="float" office:value="1.05367604818" table:style-name="ce1">
            <text:p>1.053676048</text:p>
          </table:table-cell>
          <table:table-cell office:value-type="float" office:value="0.19797581663200001" table:style-name="ce1">
            <text:p>0.197975817</text:p>
          </table:table-cell>
          <table:table-cell office:value-type="float" office:value="0.37727208378499999" table:style-name="ce1">
            <text:p>0.377272084</text:p>
          </table:table-cell>
          <table:table-cell office:value-type="float" office:value="1" table:style-name="ce1">
            <text:p>1</text:p>
          </table:table-cell>
          <table:table-cell office:value-type="float" office:value="3.9776805169E-2" table:style-name="ce1">
            <text:p>0.039776805</text:p>
          </table:table-cell>
          <table:table-cell office:value-type="float" office:value="3" table:style-name="ce1">
            <text:p>3</text:p>
          </table:table-cell>
          <table:table-cell office:value-type="float" office:value="3.3336792942397497E-2" table:style-name="ce1">
            <text:p>0.033336793</text:p>
          </table:table-cell>
          <table:table-cell office:value-type="float" office:value="0.37246233610599999" table:style-name="ce1">
            <text:p>0.372462336</text:p>
          </table:table-cell>
          <table:table-cell office:value-type="float" office:value="7.7391175249956002E-4" table:style-name="ce1">
            <text:p>0.000773912</text:p>
          </table:table-cell>
          <table:table-cell office:value-type="float" office:value="2.6394636886399999E-3" table:style-name="ce1">
            <text:p>0.002639464</text:p>
          </table:table-cell>
          <table:table-cell office:value-type="float" office:value="2.3258283772299999E-2" table:style-name="ce1">
            <text:p>0.023258284</text:p>
          </table:table-cell>
          <table:table-cell office:value-type="float" office:value="0.97727036844799997" table:style-name="ce1">
            <text:p>0.977270368</text:p>
          </table:table-cell>
          <table:table-cell office:value-type="float" office:value="0.4" table:style-name="ce1">
            <text:p>0.4</text:p>
          </table:table-cell>
          <table:table-cell office:value-type="float" office:value="0.97727036844799997" table:style-name="ce1">
            <text:p>0.977270368</text:p>
          </table:table-cell>
          <table:table-cell office:value-type="float" office:value="0.97727036844799997" table:style-name="ce1">
            <text:p>0.977270368</text:p>
          </table:table-cell>
          <table:table-cell office:value-type="float" office:value="0.95620000000000005" table:style-name="ce1">
            <text:p>0.9562</text:p>
          </table:table-cell>
          <table:table-cell office:value-type="float" office:value="0.6" table:style-name="ce1">
            <text:p>0.6</text:p>
          </table:table-cell>
          <table:table-cell office:value-type="float" office:value="235400" table:style-name="ce1">
            <text:p>235400</text:p>
          </table:table-cell>
          <table:table-cell office:value-type="float" office:value="5475" table:style-name="ce1">
            <text:p>5475</text:p>
          </table:table-cell>
          <table:table-cell office:value-type="float" office:value="3650" table:style-name="ce1">
            <text:p>3650</text:p>
          </table:table-cell>
          <table:table-cell office:value-type="float" office:value="5475" table:style-name="ce1">
            <text:p>5475</text:p>
          </table:table-cell>
          <table:table-cell office:value-type="float" office:value="240875" table:style-name="ce1">
            <text:p>240875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" table:style-name="ce1">
            <text:p>0.4</text:p>
          </table:table-cell>
          <table:table-cell office:value-type="float" office:value="0.25" table:style-name="ce1">
            <text:p>0.25</text:p>
          </table:table-cell>
          <table:table-cell office:value-type="float" office:value="0.68863518422400005" table:style-name="ce1">
            <text:p>0.688635184</text:p>
          </table:table-cell>
          <table:table-cell office:value-type="float" office:value="0.95757491940700001" table:style-name="ce1">
            <text:p>0.957574919</text:p>
          </table:table-cell>
          <table:table-cell office:value-type="float" office:value="1.05367604818" table:style-name="ce1">
            <text:p>1.053676048</text:p>
          </table:table-cell>
          <table:table-cell office:value-type="float" office:value="0.19797581663200001" table:style-name="ce1">
            <text:p>0.197975817</text:p>
          </table:table-cell>
          <table:table-cell office:value-type="float" office:value="0.37727208378499999" table:style-name="ce1">
            <text:p>0.377272084</text:p>
          </table:table-cell>
          <table:table-cell office:value-type="float" office:value="1" table:style-name="ce1">
            <text:p>1</text:p>
          </table:table-cell>
          <table:table-cell office:value-type="float" office:value="3.9776805169E-2" table:style-name="ce1">
            <text:p>0.039776805</text:p>
          </table:table-cell>
          <table:table-cell office:value-type="float" office:value="3" table:style-name="ce1">
            <text:p>3</text:p>
          </table:table-cell>
          <table:table-cell office:value-type="float" office:value="0.90367123287671203" table:style-name="ce1">
            <text:p>0.903671233</text:p>
          </table:table-cell>
          <table:table-cell office:value-type="float" office:value="0.37246233610599999" table:style-name="ce1">
            <text:p>0.372462336</text:p>
          </table:table-cell>
          <table:table-cell office:value-type="float" office:value="7.6872834865291104E-2" table:style-name="ce1">
            <text:p>0.076872835</text:p>
          </table:table-cell>
          <table:table-cell office:value-type="float" office:value="2.6394636886399999E-3" table:style-name="ce1">
            <text:p>0.00263946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.97727036844799997" table:style-name="ce1">
            <text:p>0.97727036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95620000000000005" table:style-name="ce1">
            <text:p>0.9562</text:p>
          </table:table-cell>
          <table:table-cell office:value-type="float" office:value="2.2729631551599998E-2" table:style-name="ce1">
            <text:p>0.022729632</text:p>
          </table:table-cell>
          <table:table-cell office:value-type="float" office:value="3650" table:style-name="ce1">
            <text:p>3650</text:p>
          </table:table-cell>
          <table:table-cell office:value-type="float" office:value="5475" table:style-name="ce1">
            <text:p>5475</text:p>
          </table:table-cell>
          <table:table-cell office:value-type="float" office:value="235400" table:style-name="ce1">
            <text:p>235400</text:p>
          </table:table-cell>
          <table:table-cell office:value-type="float" office:value="5475" table:style-name="ce1">
            <text:p>5475</text:p>
          </table:table-cell>
          <table:table-cell office:value-type="float" office:value="9125" table:style-name="ce1">
            <text:p>9125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969382459800002" table:style-name="ce1">
            <text:p>0.969693825</text:p>
          </table:table-cell>
          <table:table-cell office:value-type="float" office:value="0.94117054497800001" table:style-name="ce1">
            <text:p>0.941170545</text:p>
          </table:table-cell>
          <table:table-cell office:value-type="float" office:value="0.58484691229899999" table:style-name="ce1">
            <text:p>0.584846912</text:p>
          </table:table-cell>
          <table:table-cell office:value-type="float" office:value="0.94343322587599998" table:style-name="ce1">
            <text:p>0.943433226</text:p>
          </table:table-cell>
          <table:table-cell office:value-type="float" office:value="1.0274601833100001" table:style-name="ce1">
            <text:p>1.027460183</text:p>
          </table:table-cell>
          <table:table-cell office:value-type="float" office:value="0.58969164376200001" table:style-name="ce1">
            <text:p>0.589691644</text:p>
          </table:table-cell>
          <table:table-cell office:value-type="float" office:value="0.16969576700899999" table:style-name="ce1">
            <text:p>0.169695767</text:p>
          </table:table-cell>
          <table:table-cell office:value-type="float" office:value="1" table:style-name="ce1">
            <text:p>1</text:p>
          </table:table-cell>
          <table:table-cell office:value-type="float" office:value="1.08838639907E-2" table:style-name="ce1">
            <text:p>0.010883864</text:p>
          </table:table-cell>
          <table:table-cell office:value-type="float" office:value="3" table:style-name="ce1">
            <text:p>3</text:p>
          </table:table-cell>
          <table:table-cell office:value-type="float" office:value="4.5459263103269303E-2" table:style-name="ce1">
            <text:p>0.045459263</text:p>
          </table:table-cell>
          <table:table-cell office:value-type="float" office:value="0.43024821846299999" table:style-name="ce1">
            <text:p>0.430248218</text:p>
          </table:table-cell>
          <table:table-cell office:value-type="float" office:value="1.0318860994734001E-3" table:style-name="ce1">
            <text:p>0.001031886</text:p>
          </table:table-cell>
          <table:table-cell office:value-type="float" office:value="2.1232302297900001E-2" table:style-name="ce1">
            <text:p>0.021232302</text:p>
          </table:table-cell>
          <table:table-cell office:value-type="float" office:value="3.1253344750099998E-2" table:style-name="ce1">
            <text:p>0.031253345</text:p>
          </table:table-cell>
          <table:table-cell office:value-type="float" office:value="0.96969382459800002" table:style-name="ce1">
            <text:p>0.969693825</text:p>
          </table:table-cell>
          <table:table-cell office:value-type="float" office:value="0.2" table:style-name="ce1">
            <text:p>0.2</text:p>
          </table:table-cell>
          <table:table-cell office:value-type="float" office:value="0.96969382459800002" table:style-name="ce1">
            <text:p>0.969693825</text:p>
          </table:table-cell>
          <table:table-cell office:value-type="float" office:value="0.96969382459800002" table:style-name="ce1">
            <text:p>0.969693825</text:p>
          </table:table-cell>
          <table:table-cell office:value-type="float" office:value="0.94159999999999999" table:style-name="ce1">
            <text:p>0.9416</text:p>
          </table:table-cell>
          <table:table-cell office:value-type="float" office:value="0.8" table:style-name="ce1">
            <text:p>0.8</text:p>
          </table:table-cell>
          <table:table-cell office:value-type="float" office:value="233575" table:style-name="ce1">
            <text:p>233575</text:p>
          </table:table-cell>
          <table:table-cell office:value-type="float" office:value="7300" table:style-name="ce1">
            <text:p>7300</text:p>
          </table:table-cell>
          <table:table-cell office:value-type="float" office:value="1825" table:style-name="ce1">
            <text:p>1825</text:p>
          </table:table-cell>
          <table:table-cell office:value-type="float" office:value="7300" table:style-name="ce1">
            <text:p>7300</text:p>
          </table:table-cell>
          <table:table-cell office:value-type="float" office:value="240875" table:style-name="ce1">
            <text:p>240875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2" table:style-name="ce1">
            <text:p>0.2</text:p>
          </table:table-cell>
          <table:table-cell office:value-type="float" office:value="0.111111111111" table:style-name="ce1">
            <text:p>0.111111111</text:p>
          </table:table-cell>
          <table:table-cell office:value-type="float" office:value="0.58484691229899999" table:style-name="ce1">
            <text:p>0.584846912</text:p>
          </table:table-cell>
          <table:table-cell office:value-type="float" office:value="0.94343322587599998" table:style-name="ce1">
            <text:p>0.943433226</text:p>
          </table:table-cell>
          <table:table-cell office:value-type="float" office:value="1.0274601833100001" table:style-name="ce1">
            <text:p>1.027460183</text:p>
          </table:table-cell>
          <table:table-cell office:value-type="float" office:value="0.58969164376200001" table:style-name="ce1">
            <text:p>0.589691644</text:p>
          </table:table-cell>
          <table:table-cell office:value-type="float" office:value="0.16969576700899999" table:style-name="ce1">
            <text:p>0.169695767</text:p>
          </table:table-cell>
          <table:table-cell office:value-type="float" office:value="1" table:style-name="ce1">
            <text:p>1</text:p>
          </table:table-cell>
          <table:table-cell office:value-type="float" office:value="1.08838639907E-2" table:style-name="ce1">
            <text:p>0.010883864</text:p>
          </table:table-cell>
          <table:table-cell office:value-type="float" office:value="4" table:style-name="ce1">
            <text:p>4</text:p>
          </table:table-cell>
          <table:table-cell office:value-type="float" office:value="1.2463561643835599" table:style-name="ce1">
            <text:p>1.246356164</text:p>
          </table:table-cell>
          <table:table-cell office:value-type="float" office:value="0.43024821846299999" table:style-name="ce1">
            <text:p>0.430248218</text:p>
          </table:table-cell>
          <table:table-cell office:value-type="float" office:value="0.102497113153721" table:style-name="ce1">
            <text:p>0.102497113</text:p>
          </table:table-cell>
          <table:table-cell office:value-type="float" office:value="2.1232302297900001E-2" table:style-name="ce1">
            <text:p>0.021232302</text:p>
          </table:table-cell>
          <table:table-cell office:value-type="float" office:value="4" table:style-name="ce1">
            <text:p>4</text:p>
          </table:table-cell>
          <table:table-cell office:value-type="float" office:value="0.2" table:style-name="ce1">
            <text:p>0.2</text:p>
          </table:table-cell>
          <table:table-cell office:value-type="float" office:value="0.96969382459800002" table:style-name="ce1">
            <text:p>0.969693825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94159999999999999" table:style-name="ce1">
            <text:p>0.9416</text:p>
          </table:table-cell>
          <table:table-cell office:value-type="float" office:value="3.03061754022E-2" table:style-name="ce1">
            <text:p>0.030306175</text:p>
          </table:table-cell>
          <table:table-cell office:value-type="float" office:value="1825" table:style-name="ce1">
            <text:p>1825</text:p>
          </table:table-cell>
          <table:table-cell office:value-type="float" office:value="7300" table:style-name="ce1">
            <text:p>7300</text:p>
          </table:table-cell>
          <table:table-cell office:value-type="float" office:value="233575" table:style-name="ce1">
            <text:p>233575</text:p>
          </table:table-cell>
          <table:table-cell office:value-type="float" office:value="7300" table:style-name="ce1">
            <text:p>7300</text:p>
          </table:table-cell>
          <table:table-cell office:value-type="float" office:value="9125" table:style-name="ce1">
            <text:p>9125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211728074699998" table:style-name="ce1">
            <text:p>0.962117281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0.48105864037399998" table:style-name="ce1">
            <text:p>0.48105864</text:p>
          </table:table-cell>
          <table:table-cell office:value-type="float" office:value="0.92929153234499995" table:style-name="ce1">
            <text:p>0.929291532</text:p>
          </table:table-cell>
          <table:table-cell office:value-type="float" office:value="1.00209696186" table:style-name="ce1">
            <text:p>1.002096962</text:p>
          </table:table-cell>
          <table:table-cell office:value-type="float" office:value="0.96866732592399996" table:style-name="ce1">
            <text:p>0.968667326</text:p>
          </table:table-cell>
          <table:table-cell office:value-type="float" office:value="-3.7880722118800003E-2" table:style-name="ce1">
            <text:p>-0.037880722</text:p>
          </table:table-cell>
          <table:table-cell office:value-type="float" office:value="1" table:style-name="ce1">
            <text:p>1</text:p>
          </table:table-cell>
          <table:table-cell office:value-type="float" office:value="1.9953196161000002E-3" table:style-name="ce1">
            <text:p>0.00199532</text:p>
          </table:table-cell>
          <table:table-cell office:value-type="float" office:value="3" table:style-name="ce1">
            <text:p>3</text:p>
          </table:table-cell>
          <table:table-cell office:value-type="float" office:value="5.3035806953814199E-2" table:style-name="ce1">
            <text:p>0.053035807</text:p>
          </table:table-cell>
          <table:table-cell office:value-type="float" office:value="0.44802530721200001" table:style-name="ce1">
            <text:p>0.448025307</text:p>
          </table:table-cell>
          <table:table-cell office:value-type="float" office:value="1.2898635038002899E-3" table:style-name="ce1">
            <text:p>0.001289864</text:p>
          </table:table-cell>
          <table:table-cell office:value-type="float" office:value="3.6794523366899999E-2" table:style-name="ce1">
            <text:p>0.036794523</text:p>
          </table:table-cell>
          <table:table-cell office:value-type="float" office:value="3.9374325782099998E-2" table:style-name="ce1">
            <text:p>0.039374326</text:p>
          </table:table-cell>
          <table:table-cell office:value-type="float" office:value="0.96211728074699998" table:style-name="ce1">
            <text:p>0.962117281</text:p>
          </table:table-cell>
          <table:table-cell office:value-type="float" office:value="0" table:style-name="ce1">
            <text:p>0</text:p>
          </table:table-cell>
          <table:table-cell office:value-type="float" office:value="0.96211728074699998" table:style-name="ce1">
            <text:p>0.962117281</text:p>
          </table:table-cell>
          <table:table-cell office:value-type="float" office:value="0.96211728074699998" table:style-name="ce1">
            <text:p>0.962117281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1" table:style-name="ce1">
            <text:p>1</text:p>
          </table:table-cell>
          <table:table-cell office:value-type="float" office:value="231750" table:style-name="ce1">
            <text:p>231750</text:p>
          </table:table-cell>
          <table:table-cell office:value-type="float" office:value="9125" table:style-name="ce1">
            <text:p>9125</text:p>
          </table:table-cell>
          <table:table-cell office:value-type="float" office:value="0" table:style-name="ce1">
            <text:p>0</text:p>
          </table:table-cell>
          <table:table-cell office:value-type="float" office:value="9125" table:style-name="ce1">
            <text:p>9125</text:p>
          </table:table-cell>
          <table:table-cell office:value-type="float" office:value="240875" table:style-name="ce1">
            <text:p>240875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105864037399998" table:style-name="ce1">
            <text:p>0.48105864</text:p>
          </table:table-cell>
          <table:table-cell office:value-type="float" office:value="0.92929153234499995" table:style-name="ce1">
            <text:p>0.929291532</text:p>
          </table:table-cell>
          <table:table-cell office:value-type="float" office:value="1.00209696186" table:style-name="ce1">
            <text:p>1.002096962</text:p>
          </table:table-cell>
          <table:table-cell office:value-type="float" office:value="0.96866732592399996" table:style-name="ce1">
            <text:p>0.968667326</text:p>
          </table:table-cell>
          <table:table-cell office:value-type="float" office:value="-3.7880722118800003E-2" table:style-name="ce1">
            <text:p>-0.037880722</text:p>
          </table:table-cell>
          <table:table-cell office:value-type="float" office:value="1" table:style-name="ce1">
            <text:p>1</text:p>
          </table:table-cell>
          <table:table-cell office:value-type="float" office:value="1.9953196161000002E-3" table:style-name="ce1">
            <text:p>0.00199532</text:p>
          </table:table-cell>
          <table:table-cell office:value-type="float" office:value="5" table:style-name="ce1">
            <text:p>5</text:p>
          </table:table-cell>
          <table:table-cell office:value-type="float" office:value="1.48273972602739" table:style-name="ce1">
            <text:p>1.482739726</text:p>
          </table:table-cell>
          <table:table-cell office:value-type="float" office:value="0.44802530721200001" table:style-name="ce1">
            <text:p>0.448025307</text:p>
          </table:table-cell>
          <table:table-cell office:value-type="float" office:value="0.12812139144215101" table:style-name="ce1">
            <text:p>0.128121391</text:p>
          </table:table-cell>
          <table:table-cell office:value-type="float" office:value="3.6794523366899999E-2" table:style-name="ce1">
            <text:p>0.036794523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.96211728074699998" table:style-name="ce1">
            <text:p>0.9621172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3.7882719252700002E-2" table:style-name="ce1">
            <text:p>0.037882719</text:p>
          </table:table-cell>
          <table:table-cell office:value-type="float" office:value="0" table:style-name="ce1">
            <text:p>0</text:p>
          </table:table-cell>
          <table:table-cell office:value-type="float" office:value="9125" table:style-name="ce1">
            <text:p>9125</text:p>
          </table:table-cell>
          <table:table-cell office:value-type="float" office:value="231750" table:style-name="ce1">
            <text:p>231750</text:p>
          </table:table-cell>
          <table:table-cell office:value-type="float" office:value="9125" table:style-name="ce1">
            <text:p>9125</text:p>
          </table:table-cell>
          <table:table-cell office:value-type="float" office:value="9125" table:style-name="ce1">
            <text:p>9125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p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312527122100003" table:style-name="ce1">
            <text:p>0.993125271</text:p>
          </table:table-cell>
          <table:table-cell office:value-type="float" office:value="0.98634442084399998" table:style-name="ce1">
            <text:p>0.986344421</text:p>
          </table:table-cell>
          <table:table-cell office:value-type="float" office:value="0.90373101272800005" table:style-name="ce1">
            <text:p>0.903731013</text:p>
          </table:table-cell>
          <table:table-cell office:value-type="float" office:value="0.98717777332800005" table:style-name="ce1">
            <text:p>0.987177773</text:p>
          </table:table-cell>
          <table:table-cell office:value-type="float" office:value="0.97702093394599998" table:style-name="ce1">
            <text:p>0.977020934</text:p>
          </table:table-cell>
          <table:table-cell office:value-type="float" office:value="0.62331696042399998" table:style-name="ce1">
            <text:p>0.62331696</text:p>
          </table:table-cell>
          <table:table-cell office:value-type="float" office:value="0.81299429161400005" table:style-name="ce1">
            <text:p>0.812994292</text:p>
          </table:table-cell>
          <table:table-cell office:value-type="float" office:value="0.99972800076400004" table:style-name="ce1">
            <text:p>0.999728001</text:p>
          </table:table-cell>
          <table:table-cell office:value-type="float" office:value="0.14514815170699999" table:style-name="ce1">
            <text:p>0.145148152</text:p>
          </table:table-cell>
          <table:table-cell office:value-type="float" office:value="1" table:style-name="ce1">
            <text:p>1</text:p>
          </table:table-cell>
          <table:table-cell office:value-type="float" office:value="6.8746553044151601E-3" table:style-name="ce1">
            <text:p>0.006874655</text:p>
          </table:table-cell>
          <table:table-cell office:value-type="float" office:value="0.164188530517" table:style-name="ce1">
            <text:p>0.164188531</text:p>
          </table:table-cell>
          <table:table-cell office:value-type="float" office:value="1.8782886813011E-4" table:style-name="ce1">
            <text:p>0.000187829</text:p>
          </table:table-cell>
          <table:table-cell office:value-type="float" office:value="2.5166029354900001E-2" table:style-name="ce1">
            <text:p>0.025166029</text:p>
          </table:table-cell>
          <table:table-cell office:value-type="float" office:value="6.9223178370399997E-3" table:style-name="ce1">
            <text:p>0.006922318</text:p>
          </table:table-cell>
          <table:table-cell office:value-type="float" office:value="0.99339547403100004" table:style-name="ce1">
            <text:p>0.993395474</text:p>
          </table:table-cell>
          <table:table-cell office:value-type="float" office:value="0.81406655142600004" table:style-name="ce1">
            <text:p>0.814066551</text:p>
          </table:table-cell>
          <table:table-cell office:value-type="float" office:value="0.99285521536099997" table:style-name="ce1">
            <text:p>0.992855215</text:p>
          </table:table-cell>
          <table:table-cell office:value-type="float" office:value="0.99312527122100003" table:style-name="ce1">
            <text:p>0.993125271</text:p>
          </table:table-cell>
          <table:table-cell office:value-type="float" office:value="0.98675599999999997" table:style-name="ce1">
            <text:p>0.986756</text:p>
          </table:table-cell>
          <table:table-cell office:value-type="float" office:value="0.18593344857399999" table:style-name="ce1">
            <text:p>0.185933449</text:p>
          </table:table-cell>
          <table:table-cell office:value-type="float" office:value="239154" table:style-name="ce1">
            <text:p>239154</text:p>
          </table:table-cell>
          <table:table-cell office:value-type="float" office:value="1721" table:style-name="ce1">
            <text:p>1721</text:p>
          </table:table-cell>
          <table:table-cell office:value-type="float" office:value="7535" table:style-name="ce1">
            <text:p>7535</text:p>
          </table:table-cell>
          <table:table-cell office:value-type="float" office:value="1590" table:style-name="ce1">
            <text:p>1590</text:p>
          </table:table-cell>
          <table:table-cell office:value-type="float" office:value="240744" table:style-name="ce1">
            <text:p>240744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1986834231000005" table:style-name="ce1">
            <text:p>0.819868342</text:p>
          </table:table-cell>
          <table:table-cell office:value-type="float" office:value="0.69472616632899997" table:style-name="ce1">
            <text:p>0.694726166</text:p>
          </table:table-cell>
          <table:table-cell office:value-type="float" office:value="0.90373101272800005" table:style-name="ce1">
            <text:p>0.903731013</text:p>
          </table:table-cell>
          <table:table-cell office:value-type="float" office:value="0.98717777332800005" table:style-name="ce1">
            <text:p>0.987177773</text:p>
          </table:table-cell>
          <table:table-cell office:value-type="float" office:value="0.97702093394599998" table:style-name="ce1">
            <text:p>0.977020934</text:p>
          </table:table-cell>
          <table:table-cell office:value-type="float" office:value="0.62331696042399998" table:style-name="ce1">
            <text:p>0.62331696</text:p>
          </table:table-cell>
          <table:table-cell office:value-type="float" office:value="0.81299429161400005" table:style-name="ce1">
            <text:p>0.812994292</text:p>
          </table:table-cell>
          <table:table-cell office:value-type="float" office:value="0.99287307545799997" table:style-name="ce1">
            <text:p>0.992873075</text:p>
          </table:table-cell>
          <table:table-cell office:value-type="float" office:value="0.14514815170699999" table:style-name="ce1">
            <text:p>0.145148152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80380892268837" table:style-name="ce1">
            <text:p>0.180380892</text:p>
          </table:table-cell>
          <table:table-cell office:value-type="float" office:value="0.164188530517" table:style-name="ce1">
            <text:p>0.164188531</text:p>
          </table:table-cell>
          <table:table-cell office:value-type="float" office:value="1.8053296052117002E-2" table:style-name="ce1">
            <text:p>0.018053296</text:p>
          </table:table-cell>
          <table:table-cell office:value-type="float" office:value="2.5166029354900001E-2" table:style-name="ce1">
            <text:p>0.025166029</text:p>
          </table:table-cell>
          <table:table-cell office:value-type="float" office:value="0.219708029197" table:style-name="ce1">
            <text:p>0.219708029</text:p>
          </table:table-cell>
          <table:table-cell office:value-type="float" office:value="0.81406655142600004" table:style-name="ce1">
            <text:p>0.814066551</text:p>
          </table:table-cell>
          <table:table-cell office:value-type="float" office:value="0.99339547403100004" table:style-name="ce1">
            <text:p>0.993395474</text:p>
          </table:table-cell>
          <table:table-cell office:value-type="float" office:value="0.82575342465799995" table:style-name="ce1">
            <text:p>0.825753425</text:p>
          </table:table-cell>
          <table:table-cell office:value-type="float" office:value="0.81986834231000005" table:style-name="ce1">
            <text:p>0.819868342</text:p>
          </table:table-cell>
          <table:table-cell office:value-type="float" office:value="0.98675599999999997" table:style-name="ce1">
            <text:p>0.986756</text:p>
          </table:table-cell>
          <table:table-cell office:value-type="float" office:value="6.6045259694900004E-3" table:style-name="ce1">
            <text:p>0.006604526</text:p>
          </table:table-cell>
          <table:table-cell office:value-type="float" office:value="7535" table:style-name="ce1">
            <text:p>7535</text:p>
          </table:table-cell>
          <table:table-cell office:value-type="float" office:value="1590" table:style-name="ce1">
            <text:p>1590</text:p>
          </table:table-cell>
          <table:table-cell office:value-type="float" office:value="239154" table:style-name="ce1">
            <text:p>239154</text:p>
          </table:table-cell>
          <table:table-cell office:value-type="float" office:value="1721" table:style-name="ce1">
            <text:p>1721</text:p>
          </table:table-cell>
          <table:table-cell office:value-type="float" office:value="9256" table:style-name="ce1">
            <text:p>9256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p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150095749199996" table:style-name="ce1">
            <text:p>0.991500957</text:p>
          </table:table-cell>
          <table:table-cell office:value-type="float" office:value="0.98314516494399995" table:style-name="ce1">
            <text:p>0.983145165</text:p>
          </table:table-cell>
          <table:table-cell office:value-type="float" office:value="0.87977142245700002" table:style-name="ce1">
            <text:p>0.879771422</text:p>
          </table:table-cell>
          <table:table-cell office:value-type="float" office:value="0.98416196053899996" table:style-name="ce1">
            <text:p>0.984161961</text:p>
          </table:table-cell>
          <table:table-cell office:value-type="float" office:value="0.96987020600600005" table:style-name="ce1">
            <text:p>0.969870206</text:p>
          </table:table-cell>
          <table:table-cell office:value-type="float" office:value="0.52776693898399996" table:style-name="ce1">
            <text:p>0.527766939</text:p>
          </table:table-cell>
          <table:table-cell office:value-type="float" office:value="0.77071834442499998" table:style-name="ce1">
            <text:p>0.770718344</text:p>
          </table:table-cell>
          <table:table-cell office:value-type="float" office:value="0.99941013487999997" table:style-name="ce1">
            <text:p>0.999410135</text:p>
          </table:table-cell>
          <table:table-cell office:value-type="float" office:value="0.13244651061599999" table:style-name="ce1">
            <text:p>0.132446511</text:p>
          </table:table-cell>
          <table:table-cell office:value-type="float" office:value="1" table:style-name="ce1">
            <text:p>1</text:p>
          </table:table-cell>
          <table:table-cell office:value-type="float" office:value="8.4986975238584804E-3" table:style-name="ce1">
            <text:p>0.008498698</text:p>
          </table:table-cell>
          <table:table-cell office:value-type="float" office:value="0.19246126653000001" table:style-name="ce1">
            <text:p>0.192461267</text:p>
          </table:table-cell>
          <table:table-cell office:value-type="float" office:value="5.8977873674226797E-6" table:style-name="ce2">
            <text:p>5.90E-06</text:p>
          </table:table-cell>
          <table:table-cell office:value-type="float" office:value="3.0640509107199999E-2" table:style-name="ce1">
            <text:p>0.030640509</text:p>
          </table:table-cell>
          <table:table-cell office:value-type="float" office:value="8.5718954111500007E-3" table:style-name="ce1">
            <text:p>0.008571895</text:p>
          </table:table-cell>
          <table:table-cell office:value-type="float" office:value="0.99208615451100002" table:style-name="ce1">
            <text:p>0.992086155</text:p>
          </table:table-cell>
          <table:table-cell office:value-type="float" office:value="0.76745669040300002" table:style-name="ce1">
            <text:p>0.76745669</text:p>
          </table:table-cell>
          <table:table-cell office:value-type="float" office:value="0.99091645044099996" table:style-name="ce1">
            <text:p>0.99091645</text:p>
          </table:table-cell>
          <table:table-cell office:value-type="float" office:value="0.99150095749199996" table:style-name="ce1">
            <text:p>0.991500957</text:p>
          </table:table-cell>
          <table:table-cell office:value-type="float" office:value="0.98363199999999995" table:style-name="ce1">
            <text:p>0.983632</text:p>
          </table:table-cell>
          <table:table-cell office:value-type="float" office:value="0.23254330959700001" table:style-name="ce1">
            <text:p>0.23254331</text:p>
          </table:table-cell>
          <table:table-cell office:value-type="float" office:value="238687" table:style-name="ce1">
            <text:p>238687</text:p>
          </table:table-cell>
          <table:table-cell office:value-type="float" office:value="2188" table:style-name="ce1">
            <text:p>2188</text:p>
          </table:table-cell>
          <table:table-cell office:value-type="float" office:value="7221" table:style-name="ce1">
            <text:p>7221</text:p>
          </table:table-cell>
          <table:table-cell office:value-type="float" office:value="1904" table:style-name="ce1">
            <text:p>1904</text:p>
          </table:table-cell>
          <table:table-cell office:value-type="float" office:value="240591" table:style-name="ce1">
            <text:p>240591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7921657494300001" table:style-name="ce1">
            <text:p>0.779216575</text:p>
          </table:table-cell>
          <table:table-cell office:value-type="float" office:value="0.63829223017799996" table:style-name="ce1">
            <text:p>0.63829223</text:p>
          </table:table-cell>
          <table:table-cell office:value-type="float" office:value="0.87977142245700002" table:style-name="ce1">
            <text:p>0.879771422</text:p>
          </table:table-cell>
          <table:table-cell office:value-type="float" office:value="0.98416196053899996" table:style-name="ce1">
            <text:p>0.984161961</text:p>
          </table:table-cell>
          <table:table-cell office:value-type="float" office:value="0.96987020600600005" table:style-name="ce1">
            <text:p>0.969870206</text:p>
          </table:table-cell>
          <table:table-cell office:value-type="float" office:value="0.52776693898399996" table:style-name="ce1">
            <text:p>0.527766939</text:p>
          </table:table-cell>
          <table:table-cell office:value-type="float" office:value="0.77071834442499998" table:style-name="ce1">
            <text:p>0.770718344</text:p>
          </table:table-cell>
          <table:table-cell office:value-type="float" office:value="0.98467681018700004" table:style-name="ce1">
            <text:p>0.98467681</text:p>
          </table:table-cell>
          <table:table-cell office:value-type="float" office:value="0.13244651061599999" table:style-name="ce1">
            <text:p>0.132446511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22139283813218499" table:style-name="ce1">
            <text:p>0.221392838</text:p>
          </table:table-cell>
          <table:table-cell office:value-type="float" office:value="0.19246126653000001" table:style-name="ce1">
            <text:p>0.192461267</text:p>
          </table:table-cell>
          <table:table-cell office:value-type="float" office:value="0" table:style-name="ce1">
            <text:p>0</text:p>
          </table:table-cell>
          <table:table-cell office:value-type="float" office:value="3.0640509107199999E-2" table:style-name="ce1">
            <text:p>0.030640509</text:p>
          </table:table-cell>
          <table:table-cell office:value-type="float" office:value="0.28334025758199999" table:style-name="ce1">
            <text:p>0.283340258</text:p>
          </table:table-cell>
          <table:table-cell office:value-type="float" office:value="0.76745669040300002" table:style-name="ce1">
            <text:p>0.76745669</text:p>
          </table:table-cell>
          <table:table-cell office:value-type="float" office:value="0.99208615451100002" table:style-name="ce1">
            <text:p>0.992086155</text:p>
          </table:table-cell>
          <table:table-cell office:value-type="float" office:value="0.79134246575300005" table:style-name="ce1">
            <text:p>0.791342466</text:p>
          </table:table-cell>
          <table:table-cell office:value-type="float" office:value="0.77921657494300001" table:style-name="ce1">
            <text:p>0.779216575</text:p>
          </table:table-cell>
          <table:table-cell office:value-type="float" office:value="0.98363199999999995" table:style-name="ce1">
            <text:p>0.983632</text:p>
          </table:table-cell>
          <table:table-cell office:value-type="float" office:value="7.9138454888199993E-3" table:style-name="ce1">
            <text:p>0.007913845</text:p>
          </table:table-cell>
          <table:table-cell office:value-type="float" office:value="7221" table:style-name="ce1">
            <text:p>7221</text:p>
          </table:table-cell>
          <table:table-cell office:value-type="float" office:value="1904" table:style-name="ce1">
            <text:p>1904</text:p>
          </table:table-cell>
          <table:table-cell office:value-type="float" office:value="238687" table:style-name="ce1">
            <text:p>238687</text:p>
          </table:table-cell>
          <table:table-cell office:value-type="float" office:value="2188" table:style-name="ce1">
            <text:p>2188</text:p>
          </table:table-cell>
          <table:table-cell office:value-type="float" office:value="9409" table:style-name="ce1">
            <text:p>9409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p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708015707499996" table:style-name="ce1">
            <text:p>0.987080157</text:p>
          </table:table-cell>
          <table:table-cell office:value-type="float" office:value="0.97448990062800001" table:style-name="ce1">
            <text:p>0.974489901</text:p>
          </table:table-cell>
          <table:table-cell office:value-type="float" office:value="0.81825959724899999" table:style-name="ce1">
            <text:p>0.818259597</text:p>
          </table:table-cell>
          <table:table-cell office:value-type="float" office:value="0.97427327309400003" table:style-name="ce1">
            <text:p>0.974273273</text:p>
          </table:table-cell>
          <table:table-cell office:value-type="float" office:value="0.95463342502699999" table:style-name="ce1">
            <text:p>0.954633425</text:p>
          </table:table-cell>
          <table:table-cell office:value-type="float" office:value="0.25724360955199999" table:style-name="ce1">
            <text:p>0.25724361</text:p>
          </table:table-cell>
          <table:table-cell office:value-type="float" office:value="0.659234054688" table:style-name="ce1">
            <text:p>0.659234055</text:p>
          </table:table-cell>
          <table:table-cell office:value-type="float" office:value="0.99853027691899998" table:style-name="ce1">
            <text:p>0.998530277</text:p>
          </table:table-cell>
          <table:table-cell office:value-type="float" office:value="0.102388230971" table:style-name="ce1">
            <text:p>0.102388231</text:p>
          </table:table-cell>
          <table:table-cell office:value-type="float" office:value="3" table:style-name="ce1">
            <text:p>3</text:p>
          </table:table-cell>
          <table:table-cell office:value-type="float" office:value="1.54404397461475E-2" table:style-name="ce1">
            <text:p>0.01544044</text:p>
          </table:table-cell>
          <table:table-cell office:value-type="float" office:value="0.26043407660200002" table:style-name="ce1">
            <text:p>0.260434077</text:p>
          </table:table-cell>
          <table:table-cell office:value-type="float" office:value="2.1170292306539799E-4" table:style-name="ce1">
            <text:p>0.000211703</text:p>
          </table:table-cell>
          <table:table-cell office:value-type="float" office:value="4.4720400328600002E-2" table:style-name="ce1">
            <text:p>0.0447204</text:p>
          </table:table-cell>
          <table:table-cell office:value-type="float" office:value="1.3088950104E-2" table:style-name="ce1">
            <text:p>0.01308895</text:p>
          </table:table-cell>
          <table:table-cell office:value-type="float" office:value="0.98853302688099998" table:style-name="ce1">
            <text:p>0.988533027</text:p>
          </table:table-cell>
          <table:table-cell office:value-type="float" office:value="0.64798616761600003" table:style-name="ce1">
            <text:p>0.647986168</text:p>
          </table:table-cell>
          <table:table-cell office:value-type="float" office:value="0.98563155163500005" table:style-name="ce1">
            <text:p>0.985631552</text:p>
          </table:table-cell>
          <table:table-cell office:value-type="float" office:value="0.98708015707499996" table:style-name="ce1">
            <text:p>0.987080157</text:p>
          </table:table-cell>
          <table:table-cell office:value-type="float" office:value="0.97514000000000001" table:style-name="ce1">
            <text:p>0.97514</text:p>
          </table:table-cell>
          <table:table-cell office:value-type="float" office:value="0.35201383238400002" table:style-name="ce1">
            <text:p>0.352013832</text:p>
          </table:table-cell>
          <table:table-cell office:value-type="float" office:value="237414" table:style-name="ce1">
            <text:p>237414</text:p>
          </table:table-cell>
          <table:table-cell office:value-type="float" office:value="3461" table:style-name="ce1">
            <text:p>3461</text:p>
          </table:table-cell>
          <table:table-cell office:value-type="float" office:value="6371" table:style-name="ce1">
            <text:p>6371</text:p>
          </table:table-cell>
          <table:table-cell office:value-type="float" office:value="2754" table:style-name="ce1">
            <text:p>2754</text:p>
          </table:table-cell>
          <table:table-cell office:value-type="float" office:value="240168" table:style-name="ce1">
            <text:p>240168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7215276678799996" table:style-name="ce1">
            <text:p>0.672152767</text:p>
          </table:table-cell>
          <table:table-cell office:value-type="float" office:value="0.50619736214800004" table:style-name="ce1">
            <text:p>0.506197362</text:p>
          </table:table-cell>
          <table:table-cell office:value-type="float" office:value="0.81825959724899999" table:style-name="ce1">
            <text:p>0.818259597</text:p>
          </table:table-cell>
          <table:table-cell office:value-type="float" office:value="0.97427327309400003" table:style-name="ce1">
            <text:p>0.974273273</text:p>
          </table:table-cell>
          <table:table-cell office:value-type="float" office:value="0.95463342502699999" table:style-name="ce1">
            <text:p>0.954633425</text:p>
          </table:table-cell>
          <table:table-cell office:value-type="float" office:value="0.25724360955199999" table:style-name="ce1">
            <text:p>0.25724361</text:p>
          </table:table-cell>
          <table:table-cell office:value-type="float" office:value="0.659234054688" table:style-name="ce1">
            <text:p>0.659234055</text:p>
          </table:table-cell>
          <table:table-cell office:value-type="float" office:value="0.96270506936800004" table:style-name="ce1">
            <text:p>0.962705069</text:p>
          </table:table-cell>
          <table:table-cell office:value-type="float" office:value="0.102388230971" table:style-name="ce1">
            <text:p>0.102388231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40866992285417603" table:style-name="ce1">
            <text:p>0.408669923</text:p>
          </table:table-cell>
          <table:table-cell office:value-type="float" office:value="0.26043407660200002" table:style-name="ce1">
            <text:p>0.260434077</text:p>
          </table:table-cell>
          <table:table-cell office:value-type="float" office:value="1.7760517706022199E-2" table:style-name="ce1">
            <text:p>0.017760518</text:p>
          </table:table-cell>
          <table:table-cell office:value-type="float" office:value="4.4720400328600002E-2" table:style-name="ce1">
            <text:p>0.0447204</text:p>
          </table:table-cell>
          <table:table-cell office:value-type="float" office:value="0.48775702401499998" table:style-name="ce1">
            <text:p>0.487757024</text:p>
          </table:table-cell>
          <table:table-cell office:value-type="float" office:value="0.64798616761600003" table:style-name="ce1">
            <text:p>0.647986168</text:p>
          </table:table-cell>
          <table:table-cell office:value-type="float" office:value="0.98853302688099998" table:style-name="ce1">
            <text:p>0.988533027</text:p>
          </table:table-cell>
          <table:table-cell office:value-type="float" office:value="0.69819178082199995" table:style-name="ce1">
            <text:p>0.698191781</text:p>
          </table:table-cell>
          <table:table-cell office:value-type="float" office:value="0.67215276678799996" table:style-name="ce1">
            <text:p>0.672152767</text:p>
          </table:table-cell>
          <table:table-cell office:value-type="float" office:value="0.97514000000000001" table:style-name="ce1">
            <text:p>0.97514</text:p>
          </table:table-cell>
          <table:table-cell office:value-type="float" office:value="1.1466973118799999E-2" table:style-name="ce1">
            <text:p>0.011466973</text:p>
          </table:table-cell>
          <table:table-cell office:value-type="float" office:value="6371" table:style-name="ce1">
            <text:p>6371</text:p>
          </table:table-cell>
          <table:table-cell office:value-type="float" office:value="2754" table:style-name="ce1">
            <text:p>2754</text:p>
          </table:table-cell>
          <table:table-cell office:value-type="float" office:value="237414" table:style-name="ce1">
            <text:p>237414</text:p>
          </table:table-cell>
          <table:table-cell office:value-type="float" office:value="3461" table:style-name="ce1">
            <text:p>3461</text:p>
          </table:table-cell>
          <table:table-cell office:value-type="float" office:value="9832" table:style-name="ce1">
            <text:p>9832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p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425524305400003" table:style-name="ce1">
            <text:p>0.984255243</text:p>
          </table:table-cell>
          <table:table-cell office:value-type="float" office:value="0.96899859568400004" table:style-name="ce1">
            <text:p>0.968998596</text:p>
          </table:table-cell>
          <table:table-cell office:value-type="float" office:value="0.78198471465399999" table:style-name="ce1">
            <text:p>0.781984715</text:p>
          </table:table-cell>
          <table:table-cell office:value-type="float" office:value="0.96867057616499996" table:style-name="ce1">
            <text:p>0.968670576</text:p>
          </table:table-cell>
          <table:table-cell office:value-type="float" office:value="0.94503562885500003" table:style-name="ce1">
            <text:p>0.945035629</text:p>
          </table:table-cell>
          <table:table-cell office:value-type="float" office:value="8.8503876272400001E-2" table:style-name="ce1">
            <text:p>0.088503876</text:p>
          </table:table-cell>
          <table:table-cell office:value-type="float" office:value="0.58735960370999996" table:style-name="ce1">
            <text:p>0.587359604</text:p>
          </table:table-cell>
          <table:table-cell office:value-type="float" office:value="0.99827830708499998" table:style-name="ce1">
            <text:p>0.998278307</text:p>
          </table:table-cell>
          <table:table-cell office:value-type="float" office:value="8.4576939749000005E-2" table:style-name="ce1">
            <text:p>0.08457694</text:p>
          </table:table-cell>
          <table:table-cell office:value-type="float" office:value="3" table:style-name="ce1">
            <text:p>3</text:p>
          </table:table-cell>
          <table:table-cell office:value-type="float" office:value="2.0198409432312998E-2" table:style-name="ce1">
            <text:p>0.020198409</text:p>
          </table:table-cell>
          <table:table-cell office:value-type="float" office:value="0.29828364491699999" table:style-name="ce1">
            <text:p>0.298283645</text:p>
          </table:table-cell>
          <table:table-cell office:value-type="float" office:value="9.4082652256642497E-6" table:style-name="ce2">
            <text:p>9.41E-06</text:p>
          </table:table-cell>
          <table:table-cell office:value-type="float" office:value="5.3297210901299998E-2" table:style-name="ce1">
            <text:p>0.053297211</text:p>
          </table:table-cell>
          <table:table-cell office:value-type="float" office:value="1.59966198373E-2" table:style-name="ce1">
            <text:p>0.01599662</text:p>
          </table:table-cell>
          <table:table-cell office:value-type="float" office:value="0.98595275092000001" table:style-name="ce1">
            <text:p>0.985952751</text:p>
          </table:table-cell>
          <table:table-cell office:value-type="float" office:value="0.57801667838799997" table:style-name="ce1">
            <text:p>0.578016678</text:p>
          </table:table-cell>
          <table:table-cell office:value-type="float" office:value="0.98256357031700003" table:style-name="ce1">
            <text:p>0.98256357</text:p>
          </table:table-cell>
          <table:table-cell office:value-type="float" office:value="0.98425524305400003" table:style-name="ce1">
            <text:p>0.984255243</text:p>
          </table:table-cell>
          <table:table-cell office:value-type="float" office:value="0.96971200000000002" table:style-name="ce1">
            <text:p>0.969712</text:p>
          </table:table-cell>
          <table:table-cell office:value-type="float" office:value="0.42198332161199997" table:style-name="ce1">
            <text:p>0.421983322</text:p>
          </table:table-cell>
          <table:table-cell office:value-type="float" office:value="236675" table:style-name="ce1">
            <text:p>236675</text:p>
          </table:table-cell>
          <table:table-cell office:value-type="float" office:value="4200" table:style-name="ce1">
            <text:p>4200</text:p>
          </table:table-cell>
          <table:table-cell office:value-type="float" office:value="5753" table:style-name="ce1">
            <text:p>5753</text:p>
          </table:table-cell>
          <table:table-cell office:value-type="float" office:value="3372" table:style-name="ce1">
            <text:p>3372</text:p>
          </table:table-cell>
          <table:table-cell office:value-type="float" office:value="240047" table:style-name="ce1">
            <text:p>240047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0310305063400005" table:style-name="ce1">
            <text:p>0.603103051</text:p>
          </table:table-cell>
          <table:table-cell office:value-type="float" office:value="0.43174484052500001" table:style-name="ce1">
            <text:p>0.431744841</text:p>
          </table:table-cell>
          <table:table-cell office:value-type="float" office:value="0.78198471465399999" table:style-name="ce1">
            <text:p>0.781984715</text:p>
          </table:table-cell>
          <table:table-cell office:value-type="float" office:value="0.96867057616499996" table:style-name="ce1">
            <text:p>0.968670576</text:p>
          </table:table-cell>
          <table:table-cell office:value-type="float" office:value="0.94503562885500003" table:style-name="ce1">
            <text:p>0.945035629</text:p>
          </table:table-cell>
          <table:table-cell office:value-type="float" office:value="8.8503876272400001E-2" table:style-name="ce1">
            <text:p>0.088503876</text:p>
          </table:table-cell>
          <table:table-cell office:value-type="float" office:value="0.58735960370999996" table:style-name="ce1">
            <text:p>0.587359604</text:p>
          </table:table-cell>
          <table:table-cell office:value-type="float" office:value="0.95659922423699995" table:style-name="ce1">
            <text:p>0.956599224</text:p>
          </table:table-cell>
          <table:table-cell office:value-type="float" office:value="8.4576939749000005E-2" table:style-name="ce1">
            <text:p>0.08457694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53622344370192199" table:style-name="ce1">
            <text:p>0.536223444</text:p>
          </table:table-cell>
          <table:table-cell office:value-type="float" office:value="0.29828364491699999" table:style-name="ce1">
            <text:p>0.298283645</text:p>
          </table:table-cell>
          <table:table-cell office:value-type="float" office:value="6.93727375576017E-4" table:style-name="ce1">
            <text:p>0.000693727</text:p>
          </table:table-cell>
          <table:table-cell office:value-type="float" office:value="5.3297210901299998E-2" table:style-name="ce1">
            <text:p>0.053297211</text:p>
          </table:table-cell>
          <table:table-cell office:value-type="float" office:value="0.65809143055800001" table:style-name="ce1">
            <text:p>0.658091431</text:p>
          </table:table-cell>
          <table:table-cell office:value-type="float" office:value="0.57801667838799997" table:style-name="ce1">
            <text:p>0.578016678</text:p>
          </table:table-cell>
          <table:table-cell office:value-type="float" office:value="0.98595275092000001" table:style-name="ce1">
            <text:p>0.985952751</text:p>
          </table:table-cell>
          <table:table-cell office:value-type="float" office:value="0.630465753425" table:style-name="ce1">
            <text:p>0.630465753</text:p>
          </table:table-cell>
          <table:table-cell office:value-type="float" office:value="0.60310305063400005" table:style-name="ce1">
            <text:p>0.603103051</text:p>
          </table:table-cell>
          <table:table-cell office:value-type="float" office:value="0.96971200000000002" table:style-name="ce1">
            <text:p>0.969712</text:p>
          </table:table-cell>
          <table:table-cell office:value-type="float" office:value="1.40472490804E-2" table:style-name="ce1">
            <text:p>0.014047249</text:p>
          </table:table-cell>
          <table:table-cell office:value-type="float" office:value="5753" table:style-name="ce1">
            <text:p>5753</text:p>
          </table:table-cell>
          <table:table-cell office:value-type="float" office:value="3372" table:style-name="ce1">
            <text:p>3372</text:p>
          </table:table-cell>
          <table:table-cell office:value-type="float" office:value="236675" table:style-name="ce1">
            <text:p>236675</text:p>
          </table:table-cell>
          <table:table-cell office:value-type="float" office:value="4200" table:style-name="ce1">
            <text:p>4200</text:p>
          </table:table-cell>
          <table:table-cell office:value-type="float" office:value="9953" table:style-name="ce1">
            <text:p>9953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p5</text:p>
          </table:table-cell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able:cell-range-source table:name="results4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160739281700005" table:style-name="ce1">
            <text:p>0.981607393</text:p>
          </table:table-cell>
          <table:table-cell office:value-type="float" office:value="0.96387914238000005" table:style-name="ce1">
            <text:p>0.963879142</text:p>
          </table:table-cell>
          <table:table-cell office:value-type="float" office:value="0.74877589792300003" table:style-name="ce1">
            <text:p>0.748775898</text:p>
          </table:table-cell>
          <table:table-cell office:value-type="float" office:value="0.96343014222500001" table:style-name="ce1">
            <text:p>0.963430142</text:p>
          </table:table-cell>
          <table:table-cell office:value-type="float" office:value="1.0004778354199999" table:style-name="ce1">
            <text:p>1.000477835</text:p>
          </table:table-cell>
          <table:table-cell office:value-type="float" office:value="0.63041745947700001" table:style-name="ce1">
            <text:p>0.630417459</text:p>
          </table:table-cell>
          <table:table-cell office:value-type="float" office:value="0.52125172514999996" table:style-name="ce1">
            <text:p>0.521251725</text:p>
          </table:table-cell>
          <table:table-cell office:value-type="float" office:value="0.99800537031699998" table:style-name="ce1">
            <text:p>0.99800537</text:p>
          </table:table-cell>
          <table:table-cell office:value-type="float" office:value="6.9670079854700001E-2" table:style-name="ce1">
            <text:p>0.06967008</text:p>
          </table:table-cell>
          <table:table-cell office:value-type="float" office:value="3" table:style-name="ce1">
            <text:p>3</text:p>
          </table:table-cell>
          <table:table-cell office:value-type="float" office:value="2.5318628515309801E-2" table:style-name="ce1">
            <text:p>0.025318629</text:p>
          </table:table-cell>
          <table:table-cell office:value-type="float" office:value="0.33049843490000003" table:style-name="ce1">
            <text:p>0.330498435</text:p>
          </table:table-cell>
          <table:table-cell office:value-type="float" office:value="2.2217595384249299E-4" table:style-name="ce1">
            <text:p>0.000222176</text:p>
          </table:table-cell>
          <table:table-cell office:value-type="float" office:value="-7.7894091624299997E-3" table:style-name="ce1">
            <text:p>-0.007789409</text:p>
          </table:table-cell>
          <table:table-cell office:value-type="float" office:value="1.8737233762999999E-2" table:style-name="ce1">
            <text:p>0.018737234</text:p>
          </table:table-cell>
          <table:table-cell office:value-type="float" office:value="0.98356924923699995" table:style-name="ce1">
            <text:p>0.983569249</text:p>
          </table:table-cell>
          <table:table-cell office:value-type="float" office:value="0.51398254660800002" table:style-name="ce1">
            <text:p>0.513982547</text:p>
          </table:table-cell>
          <table:table-cell office:value-type="float" office:value="0.97965334717200003" table:style-name="ce1">
            <text:p>0.979653347</text:p>
          </table:table-cell>
          <table:table-cell office:value-type="float" office:value="0.98160739281700005" table:style-name="ce1">
            <text:p>0.981607393</text:p>
          </table:table-cell>
          <table:table-cell office:value-type="float" office:value="0.96462800000000004" table:style-name="ce1">
            <text:p>0.964628</text:p>
          </table:table-cell>
          <table:table-cell office:value-type="float" office:value="0.48601745339199998" table:style-name="ce1">
            <text:p>0.486017453</text:p>
          </table:table-cell>
          <table:table-cell office:value-type="float" office:value="235974" table:style-name="ce1">
            <text:p>235974</text:p>
          </table:table-cell>
          <table:table-cell office:value-type="float" office:value="4901" table:style-name="ce1">
            <text:p>4901</text:p>
          </table:table-cell>
          <table:table-cell office:value-type="float" office:value="5183" table:style-name="ce1">
            <text:p>5183</text:p>
          </table:table-cell>
          <table:table-cell office:value-type="float" office:value="3942" table:style-name="ce1">
            <text:p>3942</text:p>
          </table:table-cell>
          <table:table-cell office:value-type="float" office:value="239916" table:style-name="ce1">
            <text:p>239916</text:p>
          </table:table-cell>
          <table:table-cell office:value-type="float" office:value="240875" table:style-name="ce1">
            <text:p>24087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3964287573500003" table:style-name="ce1">
            <text:p>0.539642876</text:p>
          </table:table-cell>
          <table:table-cell office:value-type="float" office:value="0.36952801939300001" table:style-name="ce1">
            <text:p>0.369528019</text:p>
          </table:table-cell>
          <table:table-cell office:value-type="float" office:value="0.74877589792300003" table:style-name="ce1">
            <text:p>0.748775898</text:p>
          </table:table-cell>
          <table:table-cell office:value-type="float" office:value="0.96343014222500001" table:style-name="ce1">
            <text:p>0.963430142</text:p>
          </table:table-cell>
          <table:table-cell office:value-type="float" office:value="1.0004778354199999" table:style-name="ce1">
            <text:p>1.000477835</text:p>
          </table:table-cell>
          <table:table-cell office:value-type="float" office:value="0.63041745947700001" table:style-name="ce1">
            <text:p>0.630417459</text:p>
          </table:table-cell>
          <table:table-cell office:value-type="float" office:value="0.52125172514999996" table:style-name="ce1">
            <text:p>0.521251725</text:p>
          </table:table-cell>
          <table:table-cell office:value-type="float" office:value="0.95007548544999998" table:style-name="ce1">
            <text:p>0.950075485</text:p>
          </table:table-cell>
          <table:table-cell office:value-type="float" office:value="6.9670079854700001E-2" table:style-name="ce1">
            <text:p>0.06967008</text:p>
          </table:table-cell>
          <table:table-cell office:value-type="float" office:value="5.6568542494923797" table:style-name="ce1">
            <text:p>5.656854249</text:p>
          </table:table-cell>
          <table:table-cell office:value-type="float" office:value="0.68001990169415005" table:style-name="ce1">
            <text:p>0.680019902</text:p>
          </table:table-cell>
          <table:table-cell office:value-type="float" office:value="0.33049843490000003" table:style-name="ce1">
            <text:p>0.330498435</text:p>
          </table:table-cell>
          <table:table-cell office:value-type="float" office:value="1.7651284229767701E-2" table:style-name="ce1">
            <text:p>0.017651284</text:p>
          </table:table-cell>
          <table:table-cell office:value-type="float" office:value="-7.7894091624299997E-3" table:style-name="ce1">
            <text:p>-0.007789409</text:p>
          </table:table-cell>
          <table:table-cell office:value-type="float" office:value="0.85307736832000003" table:style-name="ce1">
            <text:p>0.853077368</text:p>
          </table:table-cell>
          <table:table-cell office:value-type="float" office:value="0.51398254660800002" table:style-name="ce1">
            <text:p>0.513982547</text:p>
          </table:table-cell>
          <table:table-cell office:value-type="float" office:value="0.98356924923699995" table:style-name="ce1">
            <text:p>0.983569249</text:p>
          </table:table-cell>
          <table:table-cell office:value-type="float" office:value="0.56799999999999995" table:style-name="ce1">
            <text:p>0.568</text:p>
          </table:table-cell>
          <table:table-cell office:value-type="float" office:value="0.53964287573500003" table:style-name="ce1">
            <text:p>0.539642876</text:p>
          </table:table-cell>
          <table:table-cell office:value-type="float" office:value="0.96462800000000004" table:style-name="ce1">
            <text:p>0.964628</text:p>
          </table:table-cell>
          <table:table-cell office:value-type="float" office:value="1.6430750762800001E-2" table:style-name="ce1">
            <text:p>0.016430751</text:p>
          </table:table-cell>
          <table:table-cell office:value-type="float" office:value="5183" table:style-name="ce1">
            <text:p>5183</text:p>
          </table:table-cell>
          <table:table-cell office:value-type="float" office:value="3942" table:style-name="ce1">
            <text:p>3942</text:p>
          </table:table-cell>
          <table:table-cell office:value-type="float" office:value="235974" table:style-name="ce1">
            <text:p>235974</text:p>
          </table:table-cell>
          <table:table-cell office:value-type="float" office:value="4901" table:style-name="ce1">
            <text:p>4901</text:p>
          </table:table-cell>
          <table:table-cell office:value-type="float" office:value="10084" table:style-name="ce1">
            <text:p>10084</text:p>
          </table:table-cell>
          <table:table-cell office:value-type="float" office:value="9125" table:style-name="ce1">
            <text:p>9125</text:p>
          </table:table-cell>
          <table:table-cell table:number-columns-repeated="16354"/>
        </table:table-row>
        <table:table-row table:number-rows-repeated="1048365" table:style-name="ro1">
          <table:table-cell table:number-columns-repeated="16384"/>
        </table:table-row>
        <table:named-expressions>
          <table:named-range table:name="results" table:cell-range-address="Tabelle1.$B$3:Tabelle1.$AD$5" table:base-cell-address="Tabelle1.$A$1"/>
          <table:named-range table:name="results_1" table:cell-range-address="Tabelle1.$B$7:Tabelle1.$AD$9" table:base-cell-address="Tabelle1.$A$1"/>
          <table:named-range table:name="results_10" table:cell-range-address="Tabelle1.$B$45:Tabelle1.$AD$47" table:base-cell-address="Tabelle1.$A$1"/>
          <table:named-range table:name="results_11" table:cell-range-address="Tabelle1.$B$49:Tabelle1.$AD$51" table:base-cell-address="Tabelle1.$A$1"/>
          <table:named-range table:name="results_12" table:cell-range-address="Tabelle1.$B$53:Tabelle1.$AD$55" table:base-cell-address="Tabelle1.$A$1"/>
          <table:named-range table:name="results_13" table:cell-range-address="Tabelle1.$B$57:Tabelle1.$AD$59" table:base-cell-address="Tabelle1.$A$1"/>
          <table:named-range table:name="results_14" table:cell-range-address="Tabelle1.$B$61:Tabelle1.$AD$63" table:base-cell-address="Tabelle1.$A$1"/>
          <table:named-range table:name="results_15" table:cell-range-address="Tabelle1.$B$66:Tabelle1.$AD$68" table:base-cell-address="Tabelle1.$A$1"/>
          <table:named-range table:name="results_16" table:cell-range-address="Tabelle1.$B$70:Tabelle1.$AD$72" table:base-cell-address="Tabelle1.$A$1"/>
          <table:named-range table:name="results_17" table:cell-range-address="Tabelle1.$B$74:Tabelle1.$AD$76" table:base-cell-address="Tabelle1.$A$1"/>
          <table:named-range table:name="results_18" table:cell-range-address="Tabelle1.$B$78:Tabelle1.$AD$80" table:base-cell-address="Tabelle1.$A$1"/>
          <table:named-range table:name="results_19" table:cell-range-address="Tabelle1.$B$82:Tabelle1.$AD$84" table:base-cell-address="Tabelle1.$A$1"/>
          <table:named-range table:name="results_2" table:cell-range-address="Tabelle1.$B$11:Tabelle1.$AD$13" table:base-cell-address="Tabelle1.$A$1"/>
          <table:named-range table:name="results_20" table:cell-range-address="Tabelle1.$B$87:Tabelle1.$AD$89" table:base-cell-address="Tabelle1.$A$1"/>
          <table:named-range table:name="results_21" table:cell-range-address="Tabelle1.$B$91:Tabelle1.$AD$93" table:base-cell-address="Tabelle1.$A$1"/>
          <table:named-range table:name="results_22" table:cell-range-address="Tabelle1.$B$95:Tabelle1.$AD$97" table:base-cell-address="Tabelle1.$A$1"/>
          <table:named-range table:name="results_23" table:cell-range-address="Tabelle1.$B$99:Tabelle1.$AD$101" table:base-cell-address="Tabelle1.$A$1"/>
          <table:named-range table:name="results_24" table:cell-range-address="Tabelle1.$B$103:Tabelle1.$AD$105" table:base-cell-address="Tabelle1.$A$1"/>
          <table:named-range table:name="results_25" table:cell-range-address="Tabelle1.$B$109:Tabelle1.$AD$111" table:base-cell-address="Tabelle1.$A$1"/>
          <table:named-range table:name="results_26" table:cell-range-address="Tabelle1.$B$113:Tabelle1.$AD$115" table:base-cell-address="Tabelle1.$A$1"/>
          <table:named-range table:name="results_27" table:cell-range-address="Tabelle1.$B$117:Tabelle1.$AD$119" table:base-cell-address="Tabelle1.$A$1"/>
          <table:named-range table:name="results_28" table:cell-range-address="Tabelle1.$B$121:Tabelle1.$AD$123" table:base-cell-address="Tabelle1.$A$1"/>
          <table:named-range table:name="results_29" table:cell-range-address="Tabelle1.$B$125:Tabelle1.$AD$127" table:base-cell-address="Tabelle1.$A$1"/>
          <table:named-range table:name="results_3" table:cell-range-address="Tabelle1.$B$15:Tabelle1.$AD$17" table:base-cell-address="Tabelle1.$A$1"/>
          <table:named-range table:name="results_30" table:cell-range-address="Tabelle1.$B$130:Tabelle1.$AD$132" table:base-cell-address="Tabelle1.$A$1"/>
          <table:named-range table:name="results_31" table:cell-range-address="Tabelle1.$B$134:Tabelle1.$AD$136" table:base-cell-address="Tabelle1.$A$1"/>
          <table:named-range table:name="results_32" table:cell-range-address="Tabelle1.$B$138:Tabelle1.$AD$140" table:base-cell-address="Tabelle1.$A$1"/>
          <table:named-range table:name="results_33" table:cell-range-address="Tabelle1.$B$142:Tabelle1.$AD$144" table:base-cell-address="Tabelle1.$A$1"/>
          <table:named-range table:name="results_34" table:cell-range-address="Tabelle1.$B$146:Tabelle1.$AD$148" table:base-cell-address="Tabelle1.$A$1"/>
          <table:named-range table:name="results_35" table:cell-range-address="Tabelle1.$B$151:Tabelle1.$AD$153" table:base-cell-address="Tabelle1.$A$1"/>
          <table:named-range table:name="results_36" table:cell-range-address="Tabelle1.$B$155:Tabelle1.$AD$157" table:base-cell-address="Tabelle1.$A$1"/>
          <table:named-range table:name="results_37" table:cell-range-address="Tabelle1.$B$159:Tabelle1.$AD$161" table:base-cell-address="Tabelle1.$A$1"/>
          <table:named-range table:name="results_38" table:cell-range-address="Tabelle1.$B$163:Tabelle1.$AD$165" table:base-cell-address="Tabelle1.$A$1"/>
          <table:named-range table:name="results_39" table:cell-range-address="Tabelle1.$B$167:Tabelle1.$AD$169" table:base-cell-address="Tabelle1.$A$1"/>
          <table:named-range table:name="results_4" table:cell-range-address="Tabelle1.$B$19:Tabelle1.$AD$21" table:base-cell-address="Tabelle1.$A$1"/>
          <table:named-range table:name="results_40" table:cell-range-address="Tabelle1.$B$172:Tabelle1.$AD$174" table:base-cell-address="Tabelle1.$A$1"/>
          <table:named-range table:name="results_41" table:cell-range-address="Tabelle1.$B$176:Tabelle1.$AD$178" table:base-cell-address="Tabelle1.$A$1"/>
          <table:named-range table:name="results_42" table:cell-range-address="Tabelle1.$B$180:Tabelle1.$AD$182" table:base-cell-address="Tabelle1.$A$1"/>
          <table:named-range table:name="results_43" table:cell-range-address="Tabelle1.$B$184:Tabelle1.$AD$186" table:base-cell-address="Tabelle1.$A$1"/>
          <table:named-range table:name="results_44" table:cell-range-address="Tabelle1.$B$188:Tabelle1.$AD$190" table:base-cell-address="Tabelle1.$A$1"/>
          <table:named-range table:name="results_45" table:cell-range-address="Tabelle1.$B$193:Tabelle1.$AD$195" table:base-cell-address="Tabelle1.$A$1"/>
          <table:named-range table:name="results_46" table:cell-range-address="Tabelle1.$B$197:Tabelle1.$AD$199" table:base-cell-address="Tabelle1.$A$1"/>
          <table:named-range table:name="results_47" table:cell-range-address="Tabelle1.$B$201:Tabelle1.$AD$203" table:base-cell-address="Tabelle1.$A$1"/>
          <table:named-range table:name="results_48" table:cell-range-address="Tabelle1.$B$205:Tabelle1.$AD$207" table:base-cell-address="Tabelle1.$A$1"/>
          <table:named-range table:name="results_49" table:cell-range-address="Tabelle1.$B$209:Tabelle1.$AD$211" table:base-cell-address="Tabelle1.$A$1"/>
          <table:named-range table:name="results_5" table:cell-range-address="Tabelle1.$B$24:Tabelle1.$AD$26" table:base-cell-address="Tabelle1.$A$1"/>
          <table:named-range table:name="results_6" table:cell-range-address="Tabelle1.$B$28:Tabelle1.$AD$30" table:base-cell-address="Tabelle1.$A$1"/>
          <table:named-range table:name="results_7" table:cell-range-address="Tabelle1.$B$32:Tabelle1.$AD$34" table:base-cell-address="Tabelle1.$A$1"/>
          <table:named-range table:name="results_8" table:cell-range-address="Tabelle1.$B$36:Tabelle1.$AD$38" table:base-cell-address="Tabelle1.$A$1"/>
          <table:named-range table:name="results_9" table:cell-range-address="Tabelle1.$B$40:Tabelle1.$AD$42" table:base-cell-address="Tabe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Simu</meta:initial-creator>
    <dc:creator>Simu</dc:creator>
    <meta:creation-date>2018-01-03T16:59:35Z</meta:creation-date>
    <dc:date>2018-01-03T17:30:01Z</dc:date>
  </office:meta>
</office:document-meta>
</file>